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701cm"/>
    </style:style>
    <style:style style:family="table-column" style:name="co2">
      <style:table-column-properties fo:break-before="auto" style:column-width="0.89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067cm"/>
    </style:style>
    <style:style style:family="table-column" style:name="co5">
      <style:table-column-properties fo:break-before="auto" style:column-width="2.11cm"/>
    </style:style>
    <style:style style:family="table-column" style:name="co6">
      <style:table-column-properties fo:break-before="auto" style:column-width="2.24cm"/>
    </style:style>
    <style:style style:family="table-column" style:name="co7">
      <style:table-column-properties fo:break-before="auto" style:column-width="1.48cm"/>
    </style:style>
    <style:style style:family="table-column" style:name="co8">
      <style:table-column-properties fo:break-before="auto" style:column-width="0.76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91cm"/>
    </style:style>
    <style:style style:family="table-row" style:name="ro4">
      <style:table-row-properties fo:break-before="auto" style:use-optimal-row-height="false" style:row-height="0.931cm"/>
    </style:style>
    <style:style style:family="table-row" style:name="ro5">
      <style:table-row-properties fo:break-before="auto" style:use-optimal-row-height="false" style:row-height="0.487cm"/>
    </style:style>
    <style:style style:family="table-row" style:name="ro6">
      <style:table-row-properties fo:break-before="auto" style:use-optimal-row-height="false" style:row-height="0.466cm"/>
    </style:style>
    <style:style style:family="table" style:name="ta1" style:master-page-name="PageStyle_5f_Tabel_20_1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ce6" table:number-columns-repeated="2"/>
        <table:table-column table:style-name="co3" table:default-cell-style-name="Default" table:number-columns-repeated="3"/>
        <table:table-column table:style-name="co4" table:default-cell-style-name="ce6" table:number-columns-repeated="2"/>
        <table:table-column table:style-name="co3" table:default-cell-style-name="Default" table:number-columns-repeated="4"/>
        <table:table-column table:style-name="co4" table:default-cell-style-name="ce6" table:number-columns-repeated="2"/>
        <table:table-column table:style-name="co3" table:default-cell-style-name="Default" table:number-columns-repeated="5"/>
        <table:table-column table:style-name="co5" table:default-cell-style-name="ce6"/>
        <table:table-column table:style-name="co4" table:default-cell-style-name="ce6"/>
        <table:table-column table:style-name="co3" table:default-cell-style-name="Default" table:number-columns-repeated="6"/>
        <table:table-column table:style-name="co4" table:default-cell-style-name="ce6" table:number-columns-repeated="2"/>
        <table:table-column table:style-name="co3" table:default-cell-style-name="Default" table:number-columns-repeated="7"/>
        <table:table-column table:style-name="co6" table:default-cell-style-name="ce6" table:number-columns-repeated="2"/>
        <table:table-column table:style-name="co3" table:default-cell-style-name="Default" table:number-columns-repeated="8"/>
        <table:table-column table:style-name="co6" table:default-cell-style-name="ce6" table:number-columns-repeated="2"/>
        <table:table-column table:style-name="co3" table:default-cell-style-name="Default" table:number-columns-repeated="9"/>
        <table:table-column table:style-name="co6" table:default-cell-style-name="ce6" table:number-columns-repeated="2"/>
        <table:table-column table:style-name="co3" table:default-cell-style-name="Default" table:number-columns-repeated="9"/>
        <table:table-column table:style-name="co6" table:default-cell-style-name="ce6" table:number-columns-repeated="2"/>
        <table:table-column table:style-name="co3" table:default-cell-style-name="Default"/>
        <table:table-column table:style-name="co7" table:default-cell-style-name="ce6"/>
        <table:table-column table:style-name="co8" table:default-cell-style-name="ce6" table:number-columns-repeated="2"/>
        <table:table-column table:style-name="co3" table:default-cell-style-name="Default" table:number-columns-repeated="948"/>
        <table:table-row table:style-name="ro1">
          <table:table-cell ns41:value-type="string" table:style-name="TL Title" office:value-type="string">
            <text:p>Tabel 1 - Bewoonde woningen verdeeld naar vertrekken in verband met slaapruimten, bedsteden en bewoners.</text:p>
          </table:table-cell>
          <table:table-cell table:style-name="ce10" table:number-columns-repeated="71"/>
          <table:table-cell table:style-name="ce34" table:number-columns-repeated="4"/>
          <table:table-cell table:style-name="ce50"/>
          <table:table-cell table:number-columns-repeated="947"/>
        </table:table-row>
        <table:table-row table:style-name="ro1">
          <table:table-cell table:style-name="ce2" table:number-columns-repeated="72"/>
          <table:table-cell table:number-columns-repeated="952"/>
        </table:table-row>
        <table:table-row table:style-name="ro2">
          <table:table-cell ns41:value-type="string" table:number-rows-spanned="5" table:style-name="TL RowProperty" table:number-columns-spanned="1" office:value-type="string">
            <text:p>Gemeentelijke indeling.</text:p>
          </table:table-cell>
          <table:table-cell table:style-name="ce11"/>
          <table:table-cell ns41:value-type="string" table:number-rows-spanned="1" table:style-name="TL ColHeader" table:number-columns-spanned="59" office:value-type="string">
            <text:p>AANTAL BEWOONDE WONINGEN MET</text:p>
          </table:table-cell>
          <table:covered-table-cell table:style-name="TL ColHeader" table:number-columns-repeated="58"/>
          <table:table-cell ns41:value-type="string" table:number-rows-spanned="2" table:style-name="TL ColHeader" table:number-columns-spanned="11" office:value-type="string">
            <text:p>ALLE WONINGEN TE ZAMEN</text:p>
          </table:table-cell>
          <table:covered-table-cell table:style-name="TL ColHeader" table:number-columns-repeated="9"/>
          <table:covered-table-cell table:style-name="ce27"/>
          <table:table-cell ns41:value-type="string" table:number-rows-spanned="5" table:style-name="ce35" table:number-columns-spanned="1" office:value-type="string">
            <text:p>Telling</text:p>
          </table:table-cell>
          <table:table-cell ns41:value-type="string" table:number-rows-spanned="5" table:style-name="ce41" table:number-columns-spanned="1" office:value-type="string">
            <text:p>Tabel</text:p>
          </table:table-cell>
          <table:table-cell ns41:value-type="string" table:number-rows-spanned="5" table:style-name="ce41" table:number-columns-spanned="1" office:value-type="string">
            <text:p>Pagina links</text:p>
          </table:table-cell>
          <table:table-cell ns41:value-type="string" table:number-rows-spanned="5" table:style-name="ce41" table:number-columns-spanned="1" office:value-type="string">
            <text:p>Pagina rechts</text:p>
          </table:table-cell>
          <table:table-cell ns41:value-type="string" table:number-rows-spanned="5" table:style-name="ce51" table:number-columns-spanned="1" office:value-type="string">
            <text:p>Image nr</text:p>
          </table:table-cell>
          <table:table-cell table:number-columns-repeated="947"/>
        </table:table-row>
        <table:table-row table:style-name="ro2">
          <table:covered-table-cell table:style-name="ce4"/>
          <table:table-cell table:style-name="ce11"/>
          <table:table-cell ns41:value-type="string" table:number-rows-spanned="1" table:style-name="TL ColHeader" table:number-columns-spanned="3" office:value-type="string">
            <text:p>1 vertrek.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2 vertrekken.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6" office:value-type="string">
            <text:p>3 vertrekken.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7" office:value-type="string">
            <text:p>4 vertrekken</text:p>
          </table:table-cell>
          <table:covered-table-cell table:style-name="TL ColHeader" table:number-columns-repeated="6"/>
          <table:table-cell ns41:value-type="string" table:number-rows-spanned="1" table:style-name="TL ColHeader" table:number-columns-spanned="8" office:value-type="string">
            <text:p>5 vertrekken</text:p>
          </table:table-cell>
          <table:covered-table-cell table:style-name="TL ColHeader" table:number-columns-repeated="7"/>
          <table:table-cell ns41:value-type="string" table:number-rows-spanned="1" table:style-name="TL ColHeader" table:number-columns-spanned="9" office:value-type="string">
            <text:p>6 vertrekken</text:p>
          </table:table-cell>
          <table:covered-table-cell table:style-name="TL ColHeader" table:number-columns-repeated="8"/>
          <table:table-cell ns41:value-type="string" table:number-rows-spanned="1" table:style-name="TL ColHeader" table:number-columns-spanned="10" office:value-type="string">
            <text:p>7 vertrekken</text:p>
          </table:table-cell>
          <table:covered-table-cell table:style-name="TL ColHeader" table:number-columns-repeated="9"/>
          <table:table-cell ns41:value-type="string" table:number-rows-spanned="1" table:style-name="TL ColHeader" table:number-columns-spanned="11" office:value-type="string">
            <text:p>8 of meer vertrekken</text:p>
          </table:table-cell>
          <table:covered-table-cell table:style-name="TL ColHeader" table:number-columns-repeated="10"/>
          <table:covered-table-cell table:style-name="TL ColHeader" table:number-columns-repeated="10"/>
          <table:covered-table-cell table:style-name="ce29"/>
          <table:covered-table-cell table:style-name="ce36"/>
          <table:covered-table-cell table:style-name="ce42" table:number-columns-repeated="3"/>
          <table:covered-table-cell table:style-name="ce52"/>
          <table:table-cell table:number-columns-repeated="947"/>
        </table:table-row>
        <table:table-row table:style-name="ro3">
          <table:covered-table-cell table:style-name="ce4"/>
          <table:table-cell table:style-name="ce11"/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3" table:style-name="TL ColHeader" table:number-columns-spanned="1" office:value-type="string">
            <text:p>waaronder met bedsteden.</text:p>
          </table:table-cell>
          <table:table-cell ns41:value-type="string" table:number-rows-spanned="3" table:style-name="TL ColHeader" table:number-columns-spanned="1" office:value-type="string">
            <text:p>Aantal bewoners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1" table:style-name="TL ColHeader" table:number-columns-spanned="3" office:value-type="string">
            <text:p>waaronder met</text:p>
          </table:table-cell>
          <table:covered-table-cell table:style-name="TL ColHeader" table:number-columns-repeated="2"/>
          <table:table-cell ns41:value-type="string" table:number-rows-spanned="3" table:style-name="TL ColHeader" table:number-columns-spanned="1" office:value-type="string">
            <text:p>Aantal bewoners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1" table:style-name="TL ColHeader" table:number-columns-spanned="4" office:value-type="string">
            <text:p>waaronder met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1" office:value-type="string">
            <text:p>Aantal bewoners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1" table:style-name="TL ColHeader" table:number-columns-spanned="5" office:value-type="string">
            <text:p>waaronder met</text:p>
          </table:table-cell>
          <table:covered-table-cell table:style-name="TL ColHeader" table:number-columns-repeated="4"/>
          <table:table-cell ns41:value-type="string" table:number-rows-spanned="3" table:style-name="TL ColHeader" table:number-columns-spanned="1" office:value-type="string">
            <text:p>Aantal bewoners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1" table:style-name="TL ColHeader" table:number-columns-spanned="6" office:value-type="string">
            <text:p>waaronder met</text:p>
          </table:table-cell>
          <table:covered-table-cell table:style-name="TL ColHeader" table:number-columns-repeated="5"/>
          <table:table-cell ns41:value-type="string" table:number-rows-spanned="3" table:style-name="TL ColHeader" table:number-columns-spanned="1" office:value-type="string">
            <text:p>Aantal bewoners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1" table:style-name="TL ColHeader" table:number-columns-spanned="7" office:value-type="string">
            <text:p>waaronder met</text:p>
          </table:table-cell>
          <table:covered-table-cell table:style-name="TL ColHeader" table:number-columns-repeated="6"/>
          <table:table-cell ns41:value-type="string" table:number-rows-spanned="3" table:style-name="TL ColHeader" table:number-columns-spanned="1" office:value-type="string">
            <text:p>Aantal bewoners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1" table:style-name="TL ColHeader" table:number-columns-spanned="8" office:value-type="string">
            <text:p>waaronder met</text:p>
          </table:table-cell>
          <table:covered-table-cell table:style-name="TL ColHeader" table:number-columns-repeated="7"/>
          <table:table-cell ns41:value-type="string" table:number-rows-spanned="3" table:style-name="TL ColHeader" table:number-columns-spanned="1" office:value-type="string">
            <text:p>Aantal bewoners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1" table:style-name="TL ColHeader" table:number-columns-spanned="9" office:value-type="string">
            <text:p>waaronder met</text:p>
          </table:table-cell>
          <table:covered-table-cell table:style-name="TL ColHeader" table:number-columns-repeated="8"/>
          <table:table-cell ns41:value-type="string" table:number-rows-spanned="3" table:style-name="TL ColHeader" table:number-columns-spanned="1" office:value-type="string">
            <text:p>Aantal bewoners.</text:p>
          </table:table-cell>
          <table:table-cell ns41:value-type="string" table:number-rows-spanned="3" table:style-name="TL ColHeader" table:number-columns-spanned="1" office:value-type="string">
            <text:p>Totaal generaal.</text:p>
          </table:table-cell>
          <table:table-cell ns41:value-type="string" table:number-rows-spanned="1" table:style-name="TL ColHeader" table:number-columns-spanned="9" office:value-type="string">
            <text:p>waaronder met</text:p>
          </table:table-cell>
          <table:covered-table-cell table:style-name="TL ColHeader" table:number-columns-repeated="8"/>
          <table:table-cell ns41:value-type="string" table:number-rows-spanned="3" table:style-name="TL ColHeader" table:number-columns-spanned="1" office:value-type="string">
            <text:p>Totaal aantal bewoners.</text:p>
          </table:table-cell>
          <table:covered-table-cell table:style-name="ce36"/>
          <table:covered-table-cell table:style-name="ce42" table:number-columns-repeated="3"/>
          <table:covered-table-cell table:style-name="ce52"/>
          <table:table-cell table:number-columns-repeated="947"/>
        </table:table-row>
        <table:table-row table:style-name="ro4">
          <table:covered-table-cell table:style-name="ce4"/>
          <table:table-cell table:style-name="ce11"/>
          <table:covered-table-cell table:style-name="ce15"/>
          <table:covered-table-cell table:style-name="TL ColHeader" table:number-columns-repeated="3"/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string" table:number-rows-spanned="2" table:style-name="TL ColHeader" table:number-columns-spanned="1" office:value-type="string">
            <text:p>bedsteden.</text:p>
          </table:table-cell>
          <table:covered-table-cell table:style-name="TL ColHeader" table:number-columns-repeated="2"/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string" table:number-rows-spanned="2" table:style-name="TL ColHeader" table:number-columns-spanned="1" office:value-type="string">
            <text:p>bedsteden.</text:p>
          </table:table-cell>
          <table:covered-table-cell table:style-name="TL ColHeader" table:number-columns-repeated="2"/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string" table:number-rows-spanned="2" table:style-name="TL ColHeader" table:number-columns-spanned="1" office:value-type="string">
            <text:p>bedsteden.</text:p>
          </table:table-cell>
          <table:covered-table-cell table:style-name="TL ColHeader" table:number-columns-repeated="2"/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string" table:number-rows-spanned="2" table:style-name="TL ColHeader" table:number-columns-spanned="1" office:value-type="string">
            <text:p>bedsteden.</text:p>
          </table:table-cell>
          <table:covered-table-cell table:style-name="TL ColHeader" table:number-columns-repeated="2"/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string" table:number-rows-spanned="2" table:style-name="TL ColHeader" table:number-columns-spanned="1" office:value-type="string">
            <text:p>bedsteden.</text:p>
          </table:table-cell>
          <table:covered-table-cell table:style-name="TL ColHeader" table:number-columns-repeated="2"/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string" table:number-rows-spanned="2" table:style-name="TL ColHeader" table:number-columns-spanned="1" office:value-type="string">
            <text:p>bedsteden.</text:p>
          </table:table-cell>
          <table:covered-table-cell table:style-name="TL ColHeader" table:number-columns-repeated="2"/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string" table:style-name="TL ColHeader" office:value-type="string">
            <text:p>8 of meer</text:p>
          </table:table-cell>
          <table:table-cell ns41:value-type="string" table:number-rows-spanned="2" table:style-name="TL ColHeader" table:number-columns-spanned="1" office:value-type="string">
            <text:p>bedsteden.</text:p>
          </table:table-cell>
          <table:covered-table-cell table:style-name="TL ColHeader" table:number-columns-repeated="2"/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string" table:style-name="TL ColHeader" office:value-type="string">
            <text:p>8 of meer</text:p>
          </table:table-cell>
          <table:table-cell ns41:value-type="string" table:number-rows-spanned="2" table:style-name="TL ColHeader" table:number-columns-spanned="1" office:value-type="string">
            <text:p>bedsteden.</text:p>
          </table:table-cell>
          <table:covered-table-cell table:style-name="ce29"/>
          <table:covered-table-cell table:style-name="ce36"/>
          <table:covered-table-cell table:style-name="ce42" table:number-columns-repeated="3"/>
          <table:covered-table-cell table:style-name="ce52"/>
          <table:table-cell table:number-columns-repeated="947"/>
        </table:table-row>
        <table:table-row table:style-name="ro5">
          <table:covered-table-cell table:style-name="ce5"/>
          <table:table-cell table:style-name="ce11"/>
          <table:covered-table-cell table:style-name="ce14"/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slaapruimten.</text:p>
          </table:table-cell>
          <table:covered-table-cell table:style-name="ce26"/>
          <table:covered-table-cell table:style-name="TL ColHeader" table:number-columns-repeated="3"/>
          <table:table-cell ns41:value-type="string" table:number-rows-spanned="1" table:style-name="TL ColHeader" table:number-columns-spanned="3" office:value-type="string">
            <text:p>slaapruimten.</text:p>
          </table:table-cell>
          <table:covered-table-cell table:style-name="TL ColHeader" table:number-columns-repeated="2"/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slaapruimten.</text:p>
          </table:table-cell>
          <table:covered-table-cell table:style-name="TL ColHeader" table:number-columns-repeated="3"/>
          <table:covered-table-cell table:style-name="TL ColHeader" table:number-columns-repeated="3"/>
          <table:table-cell ns41:value-type="string" table:number-rows-spanned="1" table:style-name="TL ColHeader" table:number-columns-spanned="5" office:value-type="string">
            <text:p>slaapruimten.</text:p>
          </table:table-cell>
          <table:covered-table-cell table:style-name="TL ColHeader" table:number-columns-repeated="4"/>
          <table:covered-table-cell table:style-name="TL ColHeader" table:number-columns-repeated="3"/>
          <table:table-cell ns41:value-type="string" table:number-rows-spanned="1" table:style-name="TL ColHeader" table:number-columns-spanned="6" office:value-type="string">
            <text:p>slaapruimten.</text:p>
          </table:table-cell>
          <table:covered-table-cell table:style-name="TL ColHeader" table:number-columns-repeated="5"/>
          <table:covered-table-cell table:style-name="TL ColHeader" table:number-columns-repeated="3"/>
          <table:table-cell ns41:value-type="string" table:number-rows-spanned="1" table:style-name="TL ColHeader" table:number-columns-spanned="7" office:value-type="string">
            <text:p>slaapruimten.</text:p>
          </table:table-cell>
          <table:covered-table-cell table:style-name="TL ColHeader" table:number-columns-repeated="6"/>
          <table:covered-table-cell table:style-name="TL ColHeader" table:number-columns-repeated="3"/>
          <table:table-cell ns41:value-type="string" table:number-rows-spanned="1" table:style-name="TL ColHeader" table:number-columns-spanned="8" office:value-type="string">
            <text:p>slaapruimten.</text:p>
          </table:table-cell>
          <table:covered-table-cell table:style-name="TL ColHeader" table:number-columns-repeated="7"/>
          <table:covered-table-cell table:style-name="TL ColHeader" table:number-columns-repeated="3"/>
          <table:table-cell ns41:value-type="string" table:number-rows-spanned="1" table:style-name="TL ColHeader" table:number-columns-spanned="8" office:value-type="string">
            <text:p>slaapruimten.</text:p>
          </table:table-cell>
          <table:covered-table-cell table:style-name="TL ColHeader" table:number-columns-repeated="7"/>
          <table:covered-table-cell table:style-name="ce21"/>
          <table:covered-table-cell table:style-name="ce30"/>
          <table:covered-table-cell table:style-name="ce37"/>
          <table:covered-table-cell table:style-name="ce43" table:number-columns-repeated="3"/>
          <table:covered-table-cell table:style-name="ce53"/>
          <table:table-cell table:number-columns-repeated="947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2429" office:value-type="float">
            <text:p>2429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028" office:value-type="float">
            <text:p>302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705" office:value-type="float">
            <text:p>170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2298" office:value-type="float">
            <text:p>2298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00" office:value-type="float">
            <text:p>1300</text:p>
          </table:table-cell>
          <table:table-cell ns41:value-type="float" table:style-name="TL Data" office:value="11429" office:value-type="float">
            <text:p>11429</text:p>
          </table:table-cell>
          <table:table-cell ns41:value-type="string" table:style-name="ce38" office:value-type="string">
            <text:p>WT_1930</text:p>
          </table:table-cell>
          <table:table-cell ns41:value-type="string" table:style-name="ce44" office:value-type="string">
            <text:p>04_01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4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506" office:value-type="float">
            <text:p>1506</text:p>
          </table:table-cell>
          <table:table-cell ns41:value-type="float" table:style-name="TL Data" office:value="1852" office:value-type="float">
            <text:p>1852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7523" office:value-type="float">
            <text:p>7523</text:p>
          </table:table-cell>
          <table:table-cell ns41:value-type="float" table:style-name="TL Data" office:value="2448" office:value-type="float">
            <text:p>2448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786" office:value-type="float">
            <text:p>1786</text:p>
          </table:table-cell>
          <table:table-cell ns41:value-type="float" table:style-name="TL Data" office:value="12046" office:value-type="float">
            <text:p>12046</text:p>
          </table:table-cell>
          <table:table-cell ns41:value-type="float" table:style-name="TL Data" office:value="2527" office:value-type="float">
            <text:p>2527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13262" office:value-type="float">
            <text:p>13262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8451" office:value-type="float">
            <text:p>8451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275" office:value-type="float">
            <text:p>5275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807" office:value-type="float">
            <text:p>2807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626" office:value-type="float">
            <text:p>3626</text:p>
          </table:table-cell>
          <table:table-cell ns41:value-type="float" table:style-name="TL Data" office:value="10870" office:value-type="float">
            <text:p>10870</text:p>
          </table:table-cell>
          <table:table-cell ns41:value-type="float" table:style-name="TL Data" office:value="3496" office:value-type="float">
            <text:p>3496</text:p>
          </table:table-cell>
          <table:table-cell ns41:value-type="float" table:style-name="TL Data" office:value="4207" office:value-type="float">
            <text:p>4207</text:p>
          </table:table-cell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518" office:value-type="float">
            <text:p>6518</text:p>
          </table:table-cell>
          <table:table-cell ns41:value-type="float" table:style-name="TL Data" office:value="54496" office:value-type="float">
            <text:p>5449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5896" office:value-type="float">
            <text:p>5896</text:p>
          </table:table-cell>
          <table:table-cell ns41:value-type="float" table:style-name="TL Data" office:value="7048" office:value-type="float">
            <text:p>7048</text:p>
          </table:table-cell>
          <table:table-cell ns41:value-type="float" table:style-name="TL Data" office:value="4741" office:value-type="float">
            <text:p>4741</text:p>
          </table:table-cell>
          <table:table-cell ns41:value-type="float" table:style-name="TL Data" office:value="2307" office:value-type="float">
            <text:p>2307</text:p>
          </table:table-cell>
          <table:table-cell ns41:value-type="float" table:style-name="TL Data" office:value="5747" office:value-type="float">
            <text:p>5747</text:p>
          </table:table-cell>
          <table:table-cell ns41:value-type="float" table:style-name="TL Data" office:value="28676" office:value-type="float">
            <text:p>28676</text:p>
          </table:table-cell>
          <table:table-cell ns41:value-type="float" table:style-name="TL Data" office:value="8809" office:value-type="float">
            <text:p>8809</text:p>
          </table:table-cell>
          <table:table-cell ns41:value-type="float" table:style-name="TL Data" office:value="3532" office:value-type="float">
            <text:p>3532</text:p>
          </table:table-cell>
          <table:table-cell ns41:value-type="float" table:style-name="TL Data" office:value="4372" office:value-type="float">
            <text:p>4372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6413" office:value-type="float">
            <text:p>6413</text:p>
          </table:table-cell>
          <table:table-cell ns41:value-type="float" table:style-name="TL Data" office:value="41945" office:value-type="float">
            <text:p>41945</text:p>
          </table:table-cell>
          <table:table-cell ns41:value-type="float" table:style-name="TL Data" office:value="8848" office:value-type="float">
            <text:p>8848</text:p>
          </table:table-cell>
          <table:table-cell ns41:value-type="float" table:style-name="TL Data" office:value="1919" office:value-type="float">
            <text:p>1919</text:p>
          </table:table-cell>
          <table:table-cell ns41:value-type="float" table:style-name="TL Data" office:value="4634" office:value-type="float">
            <text:p>4634</text:p>
          </table:table-cell>
          <table:table-cell ns41:value-type="float" table:style-name="TL Data" office:value="2039" office:value-type="float">
            <text:p>2039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5275" office:value-type="float">
            <text:p>5275</text:p>
          </table:table-cell>
          <table:table-cell ns41:value-type="float" table:style-name="TL Data" office:value="46489" office:value-type="float">
            <text:p>46489</text:p>
          </table:table-cell>
          <table:table-cell ns41:value-type="float" table:style-name="TL Data" office:value="5733" office:value-type="float">
            <text:p>573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395" office:value-type="float">
            <text:p>2395</text:p>
          </table:table-cell>
          <table:table-cell ns41:value-type="float" table:style-name="TL Data" office:value="2362" office:value-type="float">
            <text:p>236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31823" office:value-type="float">
            <text:p>31823</text:p>
          </table:table-cell>
          <table:table-cell ns41:value-type="float" table:style-name="TL Data" office:value="4087" office:value-type="float">
            <text:p>4087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22694" office:value-type="float">
            <text:p>22694</text:p>
          </table:table-cell>
          <table:table-cell ns41:value-type="float" table:style-name="TL Data" office:value="2028" office:value-type="float">
            <text:p>202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1482" office:value-type="float">
            <text:p>11482</text:p>
          </table:table-cell>
          <table:table-cell ns41:value-type="float" table:style-name="TL Data" office:value="2250" office:value-type="float">
            <text:p>225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2521" office:value-type="float">
            <text:p>12521</text:p>
          </table:table-cell>
          <table:table-cell ns41:value-type="float" table:style-name="TL Data" office:value="40680" office:value-type="float">
            <text:p>40680</text:p>
          </table:table-cell>
          <table:table-cell ns41:value-type="float" table:style-name="TL Data" office:value="12901" office:value-type="float">
            <text:p>12901</text:p>
          </table:table-cell>
          <table:table-cell ns41:value-type="float" table:style-name="TL Data" office:value="14996" office:value-type="float">
            <text:p>14996</text:p>
          </table:table-cell>
          <table:table-cell ns41:value-type="float" table:style-name="TL Data" office:value="8785" office:value-type="float">
            <text:p>8785</text:p>
          </table:table-cell>
          <table:table-cell ns41:value-type="float" table:style-name="TL Data" office:value="2884" office:value-type="float">
            <text:p>2884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079" office:value-type="float">
            <text:p>23079</text:p>
          </table:table-cell>
          <table:table-cell ns41:value-type="float" table:style-name="TL Data" office:value="201526" office:value-type="float">
            <text:p>20152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1391" office:value-type="float">
            <text:p>1391</text:p>
          </table:table-cell>
          <table:table-cell ns41:value-type="float" table:style-name="TL Data" office:value="5437" office:value-type="float">
            <text:p>5437</text:p>
          </table:table-cell>
          <table:table-cell ns41:value-type="float" table:style-name="TL Data" office:value="7057" office:value-type="float">
            <text:p>7057</text:p>
          </table:table-cell>
          <table:table-cell ns41:value-type="float" table:style-name="TL Data" office:value="4759" office:value-type="float">
            <text:p>4759</text:p>
          </table:table-cell>
          <table:table-cell ns41:value-type="float" table:style-name="TL Data" office:value="2298" office:value-type="float">
            <text:p>2298</text:p>
          </table:table-cell>
          <table:table-cell ns41:value-type="float" table:style-name="TL Data" office:value="5899" office:value-type="float">
            <text:p>5899</text:p>
          </table:table-cell>
          <table:table-cell ns41:value-type="float" table:style-name="TL Data" office:value="29335" office:value-type="float">
            <text:p>29335</text:p>
          </table:table-cell>
          <table:table-cell ns41:value-type="float" table:style-name="TL Data" office:value="7338" office:value-type="float">
            <text:p>7338</text:p>
          </table:table-cell>
          <table:table-cell ns41:value-type="float" table:style-name="TL Data" office:value="2902" office:value-type="float">
            <text:p>2902</text:p>
          </table:table-cell>
          <table:table-cell ns41:value-type="float" table:style-name="TL Data" office:value="3585" office:value-type="float">
            <text:p>3585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5163" office:value-type="float">
            <text:p>5163</text:p>
          </table:table-cell>
          <table:table-cell ns41:value-type="float" table:style-name="TL Data" office:value="35172" office:value-type="float">
            <text:p>35172</text:p>
          </table:table-cell>
          <table:table-cell ns41:value-type="float" table:style-name="TL Data" office:value="6763" office:value-type="float">
            <text:p>6763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3519" office:value-type="float">
            <text:p>3519</text:p>
          </table:table-cell>
          <table:table-cell ns41:value-type="float" table:style-name="TL Data" office:value="1593" office:value-type="float">
            <text:p>159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945" office:value-type="float">
            <text:p>3945</text:p>
          </table:table-cell>
          <table:table-cell ns41:value-type="float" table:style-name="TL Data" office:value="34604" office:value-type="float">
            <text:p>34604</text:p>
          </table:table-cell>
          <table:table-cell ns41:value-type="float" table:style-name="TL Data" office:value="5249" office:value-type="float">
            <text:p>5249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2228" office:value-type="float">
            <text:p>2228</text:p>
          </table:table-cell>
          <table:table-cell ns41:value-type="float" table:style-name="TL Data" office:value="2087" office:value-type="float">
            <text:p>208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28056" office:value-type="float">
            <text:p>28056</text:p>
          </table:table-cell>
          <table:table-cell ns41:value-type="float" table:style-name="TL Data" office:value="4404" office:value-type="float">
            <text:p>440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2533" office:value-type="float">
            <text:p>2533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23465" office:value-type="float">
            <text:p>23465</text:p>
          </table:table-cell>
          <table:table-cell ns41:value-type="float" table:style-name="TL Data" office:value="1914" office:value-type="float">
            <text:p>191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0785" office:value-type="float">
            <text:p>10785</text:p>
          </table:table-cell>
          <table:table-cell ns41:value-type="float" table:style-name="TL Data" office:value="2249" office:value-type="float">
            <text:p>224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2822" office:value-type="float">
            <text:p>12822</text:p>
          </table:table-cell>
          <table:table-cell ns41:value-type="float" table:style-name="TL Data" office:value="36643" office:value-type="float">
            <text:p>36643</text:p>
          </table:table-cell>
          <table:table-cell ns41:value-type="float" table:style-name="TL Data" office:value="11603" office:value-type="float">
            <text:p>11603</text:p>
          </table:table-cell>
          <table:table-cell ns41:value-type="float" table:style-name="TL Data" office:value="12931" office:value-type="float">
            <text:p>12931</text:p>
          </table:table-cell>
          <table:table-cell ns41:value-type="float" table:style-name="TL Data" office:value="8194" office:value-type="float">
            <text:p>8194</text:p>
          </table:table-cell>
          <table:table-cell ns41:value-type="float" table:style-name="TL Data" office:value="2694" office:value-type="float">
            <text:p>2694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032" office:value-type="float">
            <text:p>20032</text:p>
          </table:table-cell>
          <table:table-cell ns41:value-type="float" table:style-name="TL Data" office:value="179676" office:value-type="float">
            <text:p>17967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2648" office:value-type="float">
            <text:p>2648</text:p>
          </table:table-cell>
          <table:table-cell ns41:value-type="float" table:style-name="TL Data" office:value="1625" office:value-type="float">
            <text:p>1625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1981" office:value-type="float">
            <text:p>1981</text:p>
          </table:table-cell>
          <table:table-cell ns41:value-type="float" table:style-name="TL Data" office:value="10714" office:value-type="float">
            <text:p>10714</text:p>
          </table:table-cell>
          <table:table-cell ns41:value-type="float" table:style-name="TL Data" office:value="3429" office:value-type="float">
            <text:p>3429</text:p>
          </table:table-cell>
          <table:table-cell ns41:value-type="float" table:style-name="TL Data" office:value="1433" office:value-type="float">
            <text:p>1433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2232" office:value-type="float">
            <text:p>2232</text:p>
          </table:table-cell>
          <table:table-cell ns41:value-type="float" table:style-name="TL Data" office:value="16253" office:value-type="float">
            <text:p>16253</text:p>
          </table:table-cell>
          <table:table-cell ns41:value-type="float" table:style-name="TL Data" office:value="3488" office:value-type="float">
            <text:p>3488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1757" office:value-type="float">
            <text:p>1757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17573" office:value-type="float">
            <text:p>17573</text:p>
          </table:table-cell>
          <table:table-cell ns41:value-type="float" table:style-name="TL Data" office:value="2833" office:value-type="float">
            <text:p>283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14678" office:value-type="float">
            <text:p>14678</text:p>
          </table:table-cell>
          <table:table-cell ns41:value-type="float" table:style-name="TL Data" office:value="2568" office:value-type="float">
            <text:p>256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3384" office:value-type="float">
            <text:p>13384</text:p>
          </table:table-cell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7536" office:value-type="float">
            <text:p>7536</text:p>
          </table:table-cell>
          <table:table-cell ns41:value-type="float" table:style-name="TL Data" office:value="1656" office:value-type="float">
            <text:p>16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9026" office:value-type="float">
            <text:p>9026</text:p>
          </table:table-cell>
          <table:table-cell ns41:value-type="float" table:style-name="TL Data" office:value="18723" office:value-type="float">
            <text:p>18723</text:p>
          </table:table-cell>
          <table:table-cell ns41:value-type="float" table:style-name="TL Data" office:value="5181" office:value-type="float">
            <text:p>5181</text:p>
          </table:table-cell>
          <table:table-cell ns41:value-type="float" table:style-name="TL Data" office:value="6822" office:value-type="float">
            <text:p>6822</text:p>
          </table:table-cell>
          <table:table-cell ns41:value-type="float" table:style-name="TL Data" office:value="4496" office:value-type="float">
            <text:p>4496</text:p>
          </table:table-cell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561" office:value-type="float">
            <text:p>8561</text:p>
          </table:table-cell>
          <table:table-cell ns41:value-type="float" table:style-name="TL Data" office:value="90810" office:value-type="float">
            <text:p>9081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Bergen op Zoom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008" office:value-type="float">
            <text:p>2008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535" office:value-type="float">
            <text:p>3535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176" office:value-type="float">
            <text:p>3176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623" office:value-type="float">
            <text:p>3623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932" office:value-type="float">
            <text:p>293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41" office:value-type="float">
            <text:p>2341</text:p>
          </table:table-cell>
          <table:table-cell ns41:value-type="float" table:style-name="TL Data" office:value="4536" office:value-type="float">
            <text:p>4536</text:p>
          </table:table-cell>
          <table:table-cell ns41:value-type="float" table:style-name="TL Data" office:value="1416" office:value-type="float">
            <text:p>1416</text:p>
          </table:table-cell>
          <table:table-cell ns41:value-type="float" table:style-name="TL Data" office:value="1678" office:value-type="float">
            <text:p>1678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19545" office:value-type="float">
            <text:p>1954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4275" office:value-type="float">
            <text:p>4275</text:p>
          </table:table-cell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5486" office:value-type="float">
            <text:p>5486</text:p>
          </table:table-cell>
          <table:table-cell ns41:value-type="float" table:style-name="TL Data" office:value="1602" office:value-type="float">
            <text:p>1602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6653" office:value-type="float">
            <text:p>6653</text:p>
          </table:table-cell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6592" office:value-type="float">
            <text:p>6592</text:p>
          </table:table-cell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6603" office:value-type="float">
            <text:p>6603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178" office:value-type="float">
            <text:p>4178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805" office:value-type="float">
            <text:p>7805</text:p>
          </table:table-cell>
          <table:table-cell ns41:value-type="float" table:style-name="TL Data" office:value="10024" office:value-type="float">
            <text:p>10024</text:p>
          </table:table-cell>
          <table:table-cell ns41:value-type="float" table:style-name="TL Data" office:value="2738" office:value-type="float">
            <text:p>2738</text:p>
          </table:table-cell>
          <table:table-cell ns41:value-type="float" table:style-name="TL Data" office:value="3309" office:value-type="float">
            <text:p>3309</text:p>
          </table:table-cell>
          <table:table-cell ns41:value-type="float" table:style-name="TL Data" office:value="2387" office:value-type="float">
            <text:p>2387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82" office:value-type="float">
            <text:p>2982</text:p>
          </table:table-cell>
          <table:table-cell ns41:value-type="float" table:style-name="TL Data" office:value="42362" office:value-type="float">
            <text:p>4236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445" office:value-type="float">
            <text:p>2445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2672" office:value-type="float">
            <text:p>2672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072" office:value-type="float">
            <text:p>3072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007" office:value-type="float">
            <text:p>4007</text:p>
          </table:table-cell>
          <table:table-cell ns41:value-type="float" table:style-name="TL Data" office:value="1214" office:value-type="float">
            <text:p>121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477" office:value-type="float">
            <text:p>6477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02" office:value-type="float">
            <text:p>3102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77" office:value-type="float">
            <text:p>2977</text:p>
          </table:table-cell>
          <table:table-cell ns41:value-type="float" table:style-name="TL Data" office:value="5061" office:value-type="float">
            <text:p>5061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1672" office:value-type="float">
            <text:p>1672</text:p>
          </table:table-cell>
          <table:table-cell ns41:value-type="float" table:style-name="TL Data" office:value="1654" office:value-type="float">
            <text:p>1654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24851" office:value-type="float">
            <text:p>2485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's Hertogenbosch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3945" office:value-type="float">
            <text:p>3945</text:p>
          </table:table-cell>
          <table:table-cell ns41:value-type="float" table:style-name="TL Data" office:value="1388" office:value-type="float">
            <text:p>1388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5526" office:value-type="float">
            <text:p>5526</text:p>
          </table:table-cell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5340" office:value-type="float">
            <text:p>5340</text:p>
          </table:table-cell>
          <table:table-cell ns41:value-type="float" table:style-name="TL Data" office:value="1663" office:value-type="float">
            <text:p>166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8261" office:value-type="float">
            <text:p>8261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119" office:value-type="float">
            <text:p>6119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449" office:value-type="float">
            <text:p>3449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540" office:value-type="float">
            <text:p>5540</text:p>
          </table:table-cell>
          <table:table-cell ns41:value-type="float" table:style-name="TL Data" office:value="8796" office:value-type="float">
            <text:p>8796</text:p>
          </table:table-cell>
          <table:table-cell ns41:value-type="float" table:style-name="TL Data" office:value="2647" office:value-type="float">
            <text:p>2647</text:p>
          </table:table-cell>
          <table:table-cell ns41:value-type="float" table:style-name="TL Data" office:value="2821" office:value-type="float">
            <text:p>2821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36" office:value-type="float">
            <text:p>2136</text:p>
          </table:table-cell>
          <table:table-cell ns41:value-type="float" table:style-name="TL Data" office:value="38872" office:value-type="float">
            <text:p>3887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Roosendaal en Nispen</text:p>
          </table:table-cell>
          <table:table-cell/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2966" office:value-type="float">
            <text:p>2966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4265" office:value-type="float">
            <text:p>4265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3511" office:value-type="float">
            <text:p>3511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550" office:value-type="float">
            <text:p>255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4787" office:value-type="float">
            <text:p>4787</text:p>
          </table:table-cell>
          <table:table-cell ns41:value-type="float" table:style-name="TL Data" office:value="1586" office:value-type="float">
            <text:p>1586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52" office:value-type="float">
            <text:p>2552</text:p>
          </table:table-cell>
          <table:table-cell ns41:value-type="float" table:style-name="TL Data" office:value="20921" office:value-type="float">
            <text:p>2092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2792" office:value-type="float">
            <text:p>2792</text:p>
          </table:table-cell>
          <table:table-cell ns41:value-type="float" table:style-name="TL Data" office:value="4615" office:value-type="float">
            <text:p>4615</text:p>
          </table:table-cell>
          <table:table-cell ns41:value-type="float" table:style-name="TL Data" office:value="3187" office:value-type="float">
            <text:p>3187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3056" office:value-type="float">
            <text:p>3056</text:p>
          </table:table-cell>
          <table:table-cell ns41:value-type="float" table:style-name="TL Data" office:value="15639" office:value-type="float">
            <text:p>15639</text:p>
          </table:table-cell>
          <table:table-cell ns41:value-type="float" table:style-name="TL Data" office:value="5214" office:value-type="float">
            <text:p>5214</text:p>
          </table:table-cell>
          <table:table-cell ns41:value-type="float" table:style-name="TL Data" office:value="2501" office:value-type="float">
            <text:p>2501</text:p>
          </table:table-cell>
          <table:table-cell ns41:value-type="float" table:style-name="TL Data" office:value="2312" office:value-type="float">
            <text:p>2312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157" office:value-type="float">
            <text:p>3157</text:p>
          </table:table-cell>
          <table:table-cell ns41:value-type="float" table:style-name="TL Data" office:value="21484" office:value-type="float">
            <text:p>21484</text:p>
          </table:table-cell>
          <table:table-cell ns41:value-type="float" table:style-name="TL Data" office:value="5021" office:value-type="float">
            <text:p>5021</text:p>
          </table:table-cell>
          <table:table-cell ns41:value-type="float" table:style-name="TL Data" office:value="1318" office:value-type="float">
            <text:p>1318</text:p>
          </table:table-cell>
          <table:table-cell ns41:value-type="float" table:style-name="TL Data" office:value="2867" office:value-type="float">
            <text:p>2867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993" office:value-type="float">
            <text:p>1993</text:p>
          </table:table-cell>
          <table:table-cell ns41:value-type="float" table:style-name="TL Data" office:value="21752" office:value-type="float">
            <text:p>21752</text:p>
          </table:table-cell>
          <table:table-cell ns41:value-type="float" table:style-name="TL Data" office:value="5555" office:value-type="float">
            <text:p>5555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2698" office:value-type="float">
            <text:p>2698</text:p>
          </table:table-cell>
          <table:table-cell ns41:value-type="float" table:style-name="TL Data" office:value="2093" office:value-type="float">
            <text:p>209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25740" office:value-type="float">
            <text:p>25740</text:p>
          </table:table-cell>
          <table:table-cell ns41:value-type="float" table:style-name="TL Data" office:value="4980" office:value-type="float">
            <text:p>498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2908" office:value-type="float">
            <text:p>2908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4681" office:value-type="float">
            <text:p>24681</text:p>
          </table:table-cell>
          <table:table-cell ns41:value-type="float" table:style-name="TL Data" office:value="2773" office:value-type="float">
            <text:p>277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3934" office:value-type="float">
            <text:p>13934</text:p>
          </table:table-cell>
          <table:table-cell ns41:value-type="float" table:style-name="TL Data" office:value="3823" office:value-type="float">
            <text:p>382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0529" office:value-type="float">
            <text:p>20529</text:p>
          </table:table-cell>
          <table:table-cell ns41:value-type="float" table:style-name="TL Data" office:value="33204" office:value-type="float">
            <text:p>33204</text:p>
          </table:table-cell>
          <table:table-cell ns41:value-type="float" table:style-name="TL Data" office:value="9304" office:value-type="float">
            <text:p>9304</text:p>
          </table:table-cell>
          <table:table-cell ns41:value-type="float" table:style-name="TL Data" office:value="11238" office:value-type="float">
            <text:p>11238</text:p>
          </table:table-cell>
          <table:table-cell ns41:value-type="float" table:style-name="TL Data" office:value="8129" office:value-type="float">
            <text:p>8129</text:p>
          </table:table-cell>
          <table:table-cell ns41:value-type="float" table:style-name="TL Data" office:value="2925" office:value-type="float">
            <text:p>2925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640" office:value-type="float">
            <text:p>10640</text:p>
          </table:table-cell>
          <table:table-cell ns41:value-type="float" table:style-name="TL Data" office:value="146551" office:value-type="float">
            <text:p>14655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546" office:value-type="float">
            <text:p>1546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260" office:value-type="float">
            <text:p>4260</text:p>
          </table:table-cell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628" office:value-type="float">
            <text:p>7628</text:p>
          </table:table-cell>
          <table:table-cell ns41:value-type="float" table:style-name="TL Data" office:value="2710" office:value-type="float">
            <text:p>271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2714" office:value-type="float">
            <text:p>12714</text:p>
          </table:table-cell>
          <table:table-cell ns41:value-type="float" table:style-name="TL Data" office:value="5177" office:value-type="float">
            <text:p>517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3260" office:value-type="float">
            <text:p>3260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5953" office:value-type="float">
            <text:p>25953</text:p>
          </table:table-cell>
          <table:table-cell ns41:value-type="float" table:style-name="TL Data" office:value="3101" office:value-type="float">
            <text:p>310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1533" office:value-type="float">
            <text:p>1533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7604" office:value-type="float">
            <text:p>17604</text:p>
          </table:table-cell>
          <table:table-cell ns41:value-type="float" table:style-name="TL Data" office:value="3835" office:value-type="float">
            <text:p>38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2227" office:value-type="float">
            <text:p>22227</text:p>
          </table:table-cell>
          <table:table-cell ns41:value-type="float" table:style-name="TL Data" office:value="18573" office:value-type="float">
            <text:p>18573</text:p>
          </table:table-cell>
          <table:table-cell ns41:value-type="float" table:style-name="TL Data" office:value="2014" office:value-type="float">
            <text:p>2014</text:p>
          </table:table-cell>
          <table:table-cell ns41:value-type="float" table:style-name="TL Data" office:value="3574" office:value-type="float">
            <text:p>3574</text:p>
          </table:table-cell>
          <table:table-cell ns41:value-type="float" table:style-name="TL Data" office:value="6634" office:value-type="float">
            <text:p>6634</text:p>
          </table:table-cell>
          <table:table-cell ns41:value-type="float" table:style-name="TL Data" office:value="3477" office:value-type="float">
            <text:p>3477</text:p>
          </table:table-cell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92393" office:value-type="float">
            <text:p>9239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2025" office:value-type="float">
            <text:p>2025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7696" office:value-type="float">
            <text:p>7696</text:p>
          </table:table-cell>
          <table:table-cell ns41:value-type="float" table:style-name="TL Data" office:value="3675" office:value-type="float">
            <text:p>3675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2061" office:value-type="float">
            <text:p>206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99" office:value-type="float">
            <text:p>1699</text:p>
          </table:table-cell>
          <table:table-cell ns41:value-type="float" table:style-name="TL Data" office:value="15953" office:value-type="float">
            <text:p>15953</text:p>
          </table:table-cell>
          <table:table-cell ns41:value-type="float" table:style-name="TL Data" office:value="3392" office:value-type="float">
            <text:p>339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977" office:value-type="float">
            <text:p>1977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15446" office:value-type="float">
            <text:p>15446</text:p>
          </table:table-cell>
          <table:table-cell ns41:value-type="float" table:style-name="TL Data" office:value="4243" office:value-type="float">
            <text:p>424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2682" office:value-type="float">
            <text:p>268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1055" office:value-type="float">
            <text:p>21055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947" office:value-type="float">
            <text:p>5947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374" office:value-type="float">
            <text:p>7374</text:p>
          </table:table-cell>
          <table:table-cell ns41:value-type="float" table:style-name="TL Data" office:value="16660" office:value-type="float">
            <text:p>16660</text:p>
          </table:table-cell>
          <table:table-cell ns41:value-type="float" table:style-name="TL Data" office:value="4085" office:value-type="float">
            <text:p>4085</text:p>
          </table:table-cell>
          <table:table-cell ns41:value-type="float" table:style-name="TL Data" office:value="6010" office:value-type="float">
            <text:p>6010</text:p>
          </table:table-cell>
          <table:table-cell ns41:value-type="float" table:style-name="TL Data" office:value="4807" office:value-type="float">
            <text:p>4807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688" office:value-type="float">
            <text:p>4688</text:p>
          </table:table-cell>
          <table:table-cell ns41:value-type="float" table:style-name="TL Data" office:value="75884" office:value-type="float">
            <text:p>7588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meenten met 50001-100000 inwoners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3741" office:value-type="float">
            <text:p>3741</text:p>
          </table:table-cell>
          <table:table-cell ns41:value-type="float" table:style-name="TL Data" office:value="3192" office:value-type="float">
            <text:p>3192</text:p>
          </table:table-cell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460" office:value-type="float">
            <text:p>1460</text:p>
          </table:table-cell>
          <table:table-cell ns41:value-type="float" table:style-name="TL Data" office:value="11956" office:value-type="float">
            <text:p>11956</text:p>
          </table:table-cell>
          <table:table-cell ns41:value-type="float" table:style-name="TL Data" office:value="5430" office:value-type="float">
            <text:p>5430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3091" office:value-type="float">
            <text:p>3091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887" office:value-type="float">
            <text:p>1887</text:p>
          </table:table-cell>
          <table:table-cell ns41:value-type="float" table:style-name="TL Data" office:value="23581" office:value-type="float">
            <text:p>23581</text:p>
          </table:table-cell>
          <table:table-cell ns41:value-type="float" table:style-name="TL Data" office:value="6102" office:value-type="float">
            <text:p>6102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2761" office:value-type="float">
            <text:p>2761</text:p>
          </table:table-cell>
          <table:table-cell ns41:value-type="float" table:style-name="TL Data" office:value="2509" office:value-type="float">
            <text:p>250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28160" office:value-type="float">
            <text:p>28160</text:p>
          </table:table-cell>
          <table:table-cell ns41:value-type="float" table:style-name="TL Data" office:value="9420" office:value-type="float">
            <text:p>9420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590" office:value-type="float">
            <text:p>1590</text:p>
          </table:table-cell>
          <table:table-cell ns41:value-type="float" table:style-name="TL Data" office:value="5942" office:value-type="float">
            <text:p>5942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7008" office:value-type="float">
            <text:p>47008</text:p>
          </table:table-cell>
          <table:table-cell ns41:value-type="float" table:style-name="TL Data" office:value="4250" office:value-type="float">
            <text:p>425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1884" office:value-type="float">
            <text:p>1884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3551" office:value-type="float">
            <text:p>23551</text:p>
          </table:table-cell>
          <table:table-cell ns41:value-type="float" table:style-name="TL Data" office:value="5137" office:value-type="float">
            <text:p>513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9601" office:value-type="float">
            <text:p>29601</text:p>
          </table:table-cell>
          <table:table-cell ns41:value-type="float" table:style-name="TL Data" office:value="35233" office:value-type="float">
            <text:p>35233</text:p>
          </table:table-cell>
          <table:table-cell ns41:value-type="float" table:style-name="TL Data" office:value="6099" office:value-type="float">
            <text:p>6099</text:p>
          </table:table-cell>
          <table:table-cell ns41:value-type="float" table:style-name="TL Data" office:value="9584" office:value-type="float">
            <text:p>9584</text:p>
          </table:table-cell>
          <table:table-cell ns41:value-type="float" table:style-name="TL Data" office:value="11441" office:value-type="float">
            <text:p>11441</text:p>
          </table:table-cell>
          <table:table-cell ns41:value-type="float" table:style-name="TL Data" office:value="4657" office:value-type="float">
            <text:p>4657</text:p>
          </table:table-cell>
          <table:table-cell ns41:value-type="float" table:style-name="TL Data" office:value="1794" office:value-type="float">
            <text:p>1794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788" office:value-type="float">
            <text:p>5788</text:p>
          </table:table-cell>
          <table:table-cell ns41:value-type="float" table:style-name="TL Data" office:value="168277" office:value-type="float">
            <text:p>16827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Noordbrabant</text:p>
          </table:table-cell>
          <table:table-cell/>
          <table:table-cell ns41:value-type="float" table:style-name="TL Data" office:value="6330" office:value-type="float">
            <text:p>6330</text:p>
          </table:table-cell>
          <table:table-cell ns41:value-type="float" table:style-name="TL Data" office:value="4415" office:value-type="float">
            <text:p>4415</text:p>
          </table:table-cell>
          <table:table-cell ns41:value-type="float" table:style-name="TL Data" office:value="18195" office:value-type="float">
            <text:p>18195</text:p>
          </table:table-cell>
          <table:table-cell ns41:value-type="float" table:style-name="TL Data" office:value="24875" office:value-type="float">
            <text:p>24875</text:p>
          </table:table-cell>
          <table:table-cell ns41:value-type="float" table:style-name="TL Data" office:value="16779" office:value-type="float">
            <text:p>16779</text:p>
          </table:table-cell>
          <table:table-cell ns41:value-type="float" table:style-name="TL Data" office:value="8096" office:value-type="float">
            <text:p>8096</text:p>
          </table:table-cell>
          <table:table-cell ns41:value-type="float" table:style-name="TL Data" office:value="18861" office:value-type="float">
            <text:p>18861</text:p>
          </table:table-cell>
          <table:table-cell ns41:value-type="float" table:style-name="TL Data" office:value="96811" office:value-type="float">
            <text:p>96811</text:p>
          </table:table-cell>
          <table:table-cell ns41:value-type="float" table:style-name="TL Data" office:value="30939" office:value-type="float">
            <text:p>30939</text:p>
          </table:table-cell>
          <table:table-cell ns41:value-type="float" table:style-name="TL Data" office:value="13322" office:value-type="float">
            <text:p>13322</text:p>
          </table:table-cell>
          <table:table-cell ns41:value-type="float" table:style-name="TL Data" office:value="14490" office:value-type="float">
            <text:p>14490</text:p>
          </table:table-cell>
          <table:table-cell ns41:value-type="float" table:style-name="TL Data" office:value="3127" office:value-type="float">
            <text:p>3127</text:p>
          </table:table-cell>
          <table:table-cell ns41:value-type="float" table:style-name="TL Data" office:value="20598" office:value-type="float">
            <text:p>20598</text:p>
          </table:table-cell>
          <table:table-cell ns41:value-type="float" table:style-name="TL Data" office:value="141285" office:value-type="float">
            <text:p>141285</text:p>
          </table:table-cell>
          <table:table-cell ns41:value-type="float" table:style-name="TL Data" office:value="32650" office:value-type="float">
            <text:p>32650</text:p>
          </table:table-cell>
          <table:table-cell ns41:value-type="float" table:style-name="TL Data" office:value="7821" office:value-type="float">
            <text:p>7821</text:p>
          </table:table-cell>
          <table:table-cell ns41:value-type="float" table:style-name="TL Data" office:value="17520" office:value-type="float">
            <text:p>17520</text:p>
          </table:table-cell>
          <table:table-cell ns41:value-type="float" table:style-name="TL Data" office:value="6455" office:value-type="float">
            <text:p>6455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6997" office:value-type="float">
            <text:p>16997</text:p>
          </table:table-cell>
          <table:table-cell ns41:value-type="float" table:style-name="TL Data" office:value="160289" office:value-type="float">
            <text:p>160289</text:p>
          </table:table-cell>
          <table:table-cell ns41:value-type="float" table:style-name="TL Data" office:value="27308" office:value-type="float">
            <text:p>27308</text:p>
          </table:table-cell>
          <table:table-cell ns41:value-type="float" table:style-name="TL Data" office:value="2730" office:value-type="float">
            <text:p>2730</text:p>
          </table:table-cell>
          <table:table-cell ns41:value-type="float" table:style-name="TL Data" office:value="12219" office:value-type="float">
            <text:p>12219</text:p>
          </table:table-cell>
          <table:table-cell ns41:value-type="float" table:style-name="TL Data" office:value="10683" office:value-type="float">
            <text:p>10683</text:p>
          </table:table-cell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8509" office:value-type="float">
            <text:p>8509</text:p>
          </table:table-cell>
          <table:table-cell ns41:value-type="float" table:style-name="TL Data" office:value="138613" office:value-type="float">
            <text:p>138613</text:p>
          </table:table-cell>
          <table:table-cell ns41:value-type="float" table:style-name="TL Data" office:value="26593" office:value-type="float">
            <text:p>26593</text:p>
          </table:table-cell>
          <table:table-cell ns41:value-type="float" table:style-name="TL Data" office:value="1689" office:value-type="float">
            <text:p>1689</text:p>
          </table:table-cell>
          <table:table-cell ns41:value-type="float" table:style-name="TL Data" office:value="5540" office:value-type="float">
            <text:p>5540</text:p>
          </table:table-cell>
          <table:table-cell ns41:value-type="float" table:style-name="TL Data" office:value="15630" office:value-type="float">
            <text:p>15630</text:p>
          </table:table-cell>
          <table:table-cell ns41:value-type="float" table:style-name="TL Data" office:value="3380" office:value-type="float">
            <text:p>338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730" office:value-type="float">
            <text:p>3730</text:p>
          </table:table-cell>
          <table:table-cell ns41:value-type="float" table:style-name="TL Data" office:value="137795" office:value-type="float">
            <text:p>137795</text:p>
          </table:table-cell>
          <table:table-cell ns41:value-type="float" table:style-name="TL Data" office:value="13076" office:value-type="float">
            <text:p>13076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889" office:value-type="float">
            <text:p>1889</text:p>
          </table:table-cell>
          <table:table-cell ns41:value-type="float" table:style-name="TL Data" office:value="4861" office:value-type="float">
            <text:p>4861</text:p>
          </table:table-cell>
          <table:table-cell ns41:value-type="float" table:style-name="TL Data" office:value="4993" office:value-type="float">
            <text:p>4993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33" office:value-type="float">
            <text:p>1533</text:p>
          </table:table-cell>
          <table:table-cell ns41:value-type="float" table:style-name="TL Data" office:value="70821" office:value-type="float">
            <text:p>70821</text:p>
          </table:table-cell>
          <table:table-cell ns41:value-type="float" table:style-name="TL Data" office:value="15880" office:value-type="float">
            <text:p>1588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2948" office:value-type="float">
            <text:p>2948</text:p>
          </table:table-cell>
          <table:table-cell ns41:value-type="float" table:style-name="TL Data" office:value="4809" office:value-type="float">
            <text:p>4809</text:p>
          </table:table-cell>
          <table:table-cell ns41:value-type="float" table:style-name="TL Data" office:value="3818" office:value-type="float">
            <text:p>3818</text:p>
          </table:table-cell>
          <table:table-cell ns41:value-type="float" table:style-name="TL Data" office:value="1993" office:value-type="float">
            <text:p>1993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88956" office:value-type="float">
            <text:p>88956</text:p>
          </table:table-cell>
          <table:table-cell ns41:value-type="float" table:style-name="TL Data" office:value="177651" office:value-type="float">
            <text:p>177651</text:p>
          </table:table-cell>
          <table:table-cell ns41:value-type="float" table:style-name="TL Data" office:value="49285" office:value-type="float">
            <text:p>49285</text:p>
          </table:table-cell>
          <table:table-cell ns41:value-type="float" table:style-name="TL Data" office:value="60672" office:value-type="float">
            <text:p>60672</text:p>
          </table:table-cell>
          <table:table-cell ns41:value-type="float" table:style-name="TL Data" office:value="43704" office:value-type="float">
            <text:p>43704</text:p>
          </table:table-cell>
          <table:table-cell ns41:value-type="float" table:style-name="TL Data" office:value="15548" office:value-type="float">
            <text:p>15548</text:p>
          </table:table-cell>
          <table:table-cell ns41:value-type="float" table:style-name="TL Data" office:value="5090" office:value-type="float">
            <text:p>5090</text:p>
          </table:table-cell>
          <table:table-cell ns41:value-type="float" table:style-name="TL Data" office:value="2142" office:value-type="float">
            <text:p>2142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75918" office:value-type="float">
            <text:p>75918</text:p>
          </table:table-cell>
          <table:table-cell ns41:value-type="float" table:style-name="TL Data" office:value="852765" office:value-type="float">
            <text:p>85276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74" office:value-type="float">
            <text:p>57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761" office:value-type="float">
            <text:p>276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6625" office:value-type="float">
            <text:p>6625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8626" office:value-type="float">
            <text:p>8626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7003" office:value-type="float">
            <text:p>7003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147" office:value-type="float">
            <text:p>4147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200" office:value-type="float">
            <text:p>220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502" office:value-type="float">
            <text:p>1502</text:p>
          </table:table-cell>
          <table:table-cell ns41:value-type="float" table:style-name="TL Data" office:value="7342" office:value-type="float">
            <text:p>7342</text:p>
          </table:table-cell>
          <table:table-cell ns41:value-type="float" table:style-name="TL Data" office:value="3147" office:value-type="float">
            <text:p>3147</text:p>
          </table:table-cell>
          <table:table-cell ns41:value-type="float" table:style-name="TL Data" office:value="2634" office:value-type="float">
            <text:p>2634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64" office:value-type="float">
            <text:p>4064</text:p>
          </table:table-cell>
          <table:table-cell ns41:value-type="float" table:style-name="TL Data" office:value="32697" office:value-type="float">
            <text:p>3269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 2001-5000 inwoners</text:p>
          </table:table-cell>
          <table:table-cell/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4597" office:value-type="float">
            <text:p>4597</text:p>
          </table:table-cell>
          <table:table-cell ns41:value-type="float" table:style-name="TL Data" office:value="4572" office:value-type="float">
            <text:p>4572</text:p>
          </table:table-cell>
          <table:table-cell ns41:value-type="float" table:style-name="TL Data" office:value="3179" office:value-type="float">
            <text:p>3179</text:p>
          </table:table-cell>
          <table:table-cell ns41:value-type="float" table:style-name="TL Data" office:value="1393" office:value-type="float">
            <text:p>1393</text:p>
          </table:table-cell>
          <table:table-cell ns41:value-type="float" table:style-name="TL Data" office:value="3192" office:value-type="float">
            <text:p>3192</text:p>
          </table:table-cell>
          <table:table-cell ns41:value-type="float" table:style-name="TL Data" office:value="17864" office:value-type="float">
            <text:p>17864</text:p>
          </table:table-cell>
          <table:table-cell ns41:value-type="float" table:style-name="TL Data" office:value="5793" office:value-type="float">
            <text:p>5793</text:p>
          </table:table-cell>
          <table:table-cell ns41:value-type="float" table:style-name="TL Data" office:value="2785" office:value-type="float">
            <text:p>2785</text:p>
          </table:table-cell>
          <table:table-cell ns41:value-type="float" table:style-name="TL Data" office:value="2690" office:value-type="float">
            <text:p>269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038" office:value-type="float">
            <text:p>3038</text:p>
          </table:table-cell>
          <table:table-cell ns41:value-type="float" table:style-name="TL Data" office:value="26127" office:value-type="float">
            <text:p>26127</text:p>
          </table:table-cell>
          <table:table-cell ns41:value-type="float" table:style-name="TL Data" office:value="5703" office:value-type="float">
            <text:p>5703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3987" office:value-type="float">
            <text:p>3987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713" office:value-type="float">
            <text:p>1713</text:p>
          </table:table-cell>
          <table:table-cell ns41:value-type="float" table:style-name="TL Data" office:value="28390" office:value-type="float">
            <text:p>28390</text:p>
          </table:table-cell>
          <table:table-cell ns41:value-type="float" table:style-name="TL Data" office:value="3939" office:value-type="float">
            <text:p>393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606" office:value-type="float">
            <text:p>1606</text:p>
          </table:table-cell>
          <table:table-cell ns41:value-type="float" table:style-name="TL Data" office:value="1991" office:value-type="float">
            <text:p>199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20656" office:value-type="float">
            <text:p>20656</text:p>
          </table:table-cell>
          <table:table-cell ns41:value-type="float" table:style-name="TL Data" office:value="2506" office:value-type="float">
            <text:p>250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3145" office:value-type="float">
            <text:p>13145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742" office:value-type="float">
            <text:p>6742</text:p>
          </table:table-cell>
          <table:table-cell ns41:value-type="float" table:style-name="TL Data" office:value="1609" office:value-type="float">
            <text:p>160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8562" office:value-type="float">
            <text:p>8562</text:p>
          </table:table-cell>
          <table:table-cell ns41:value-type="float" table:style-name="TL Data" office:value="26802" office:value-type="float">
            <text:p>26802</text:p>
          </table:table-cell>
          <table:table-cell ns41:value-type="float" table:style-name="TL Data" office:value="8501" office:value-type="float">
            <text:p>8501</text:p>
          </table:table-cell>
          <table:table-cell ns41:value-type="float" table:style-name="TL Data" office:value="10253" office:value-type="float">
            <text:p>10253</text:p>
          </table:table-cell>
          <table:table-cell ns41:value-type="float" table:style-name="TL Data" office:value="5293" office:value-type="float">
            <text:p>5293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536" office:value-type="float">
            <text:p>10536</text:p>
          </table:table-cell>
          <table:table-cell ns41:value-type="float" table:style-name="TL Data" office:value="126083" office:value-type="float">
            <text:p>12608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2197" office:value-type="float">
            <text:p>2197</text:p>
          </table:table-cell>
          <table:table-cell ns41:value-type="float" table:style-name="TL Data" office:value="1911" office:value-type="float">
            <text:p>1911</text:p>
          </table:table-cell>
          <table:table-cell ns41:value-type="float" table:style-name="TL Data" office:value="7233" office:value-type="float">
            <text:p>7233</text:p>
          </table:table-cell>
          <table:table-cell ns41:value-type="float" table:style-name="TL Data" office:value="5850" office:value-type="float">
            <text:p>5850</text:p>
          </table:table-cell>
          <table:table-cell ns41:value-type="float" table:style-name="TL Data" office:value="4074" office:value-type="float">
            <text:p>4074</text:p>
          </table:table-cell>
          <table:table-cell ns41:value-type="float" table:style-name="TL Data" office:value="1776" office:value-type="float">
            <text:p>1776</text:p>
          </table:table-cell>
          <table:table-cell ns41:value-type="float" table:style-name="TL Data" office:value="4191" office:value-type="float">
            <text:p>4191</text:p>
          </table:table-cell>
          <table:table-cell ns41:value-type="float" table:style-name="TL Data" office:value="23488" office:value-type="float">
            <text:p>23488</text:p>
          </table:table-cell>
          <table:table-cell ns41:value-type="float" table:style-name="TL Data" office:value="7258" office:value-type="float">
            <text:p>7258</text:p>
          </table:table-cell>
          <table:table-cell ns41:value-type="float" table:style-name="TL Data" office:value="3382" office:value-type="float">
            <text:p>3382</text:p>
          </table:table-cell>
          <table:table-cell ns41:value-type="float" table:style-name="TL Data" office:value="3361" office:value-type="float">
            <text:p>336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3723" office:value-type="float">
            <text:p>3723</text:p>
          </table:table-cell>
          <table:table-cell ns41:value-type="float" table:style-name="TL Data" office:value="32789" office:value-type="float">
            <text:p>32789</text:p>
          </table:table-cell>
          <table:table-cell ns41:value-type="float" table:style-name="TL Data" office:value="7972" office:value-type="float">
            <text:p>7972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5508" office:value-type="float">
            <text:p>5508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056" office:value-type="float">
            <text:p>2056</text:p>
          </table:table-cell>
          <table:table-cell ns41:value-type="float" table:style-name="TL Data" office:value="39415" office:value-type="float">
            <text:p>39415</text:p>
          </table:table-cell>
          <table:table-cell ns41:value-type="float" table:style-name="TL Data" office:value="6767" office:value-type="float">
            <text:p>676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464" office:value-type="float">
            <text:p>2464</text:p>
          </table:table-cell>
          <table:table-cell ns41:value-type="float" table:style-name="TL Data" office:value="3723" office:value-type="float">
            <text:p>372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35317" office:value-type="float">
            <text:p>35317</text:p>
          </table:table-cell>
          <table:table-cell ns41:value-type="float" table:style-name="TL Data" office:value="4057" office:value-type="float">
            <text:p>405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21655" office:value-type="float">
            <text:p>21655</text:p>
          </table:table-cell>
          <table:table-cell ns41:value-type="float" table:style-name="TL Data" office:value="2205" office:value-type="float">
            <text:p>220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2000" office:value-type="float">
            <text:p>12000</text:p>
          </table:table-cell>
          <table:table-cell ns41:value-type="float" table:style-name="TL Data" office:value="2624" office:value-type="float">
            <text:p>26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4349" office:value-type="float">
            <text:p>14349</text:p>
          </table:table-cell>
          <table:table-cell ns41:value-type="float" table:style-name="TL Data" office:value="38930" office:value-type="float">
            <text:p>38930</text:p>
          </table:table-cell>
          <table:table-cell ns41:value-type="float" table:style-name="TL Data" office:value="11323" office:value-type="float">
            <text:p>11323</text:p>
          </table:table-cell>
          <table:table-cell ns41:value-type="float" table:style-name="TL Data" office:value="14233" office:value-type="float">
            <text:p>14233</text:p>
          </table:table-cell>
          <table:table-cell ns41:value-type="float" table:style-name="TL Data" office:value="8962" office:value-type="float">
            <text:p>8962</text:p>
          </table:table-cell>
          <table:table-cell ns41:value-type="float" table:style-name="TL Data" office:value="2962" office:value-type="float">
            <text:p>2962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3691" office:value-type="float">
            <text:p>13691</text:p>
          </table:table-cell>
          <table:table-cell ns41:value-type="float" table:style-name="TL Data" office:value="186246" office:value-type="float">
            <text:p>18624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5109" office:value-type="float">
            <text:p>5109</text:p>
          </table:table-cell>
          <table:table-cell ns41:value-type="float" table:style-name="TL Data" office:value="5920" office:value-type="float">
            <text:p>5920</text:p>
          </table:table-cell>
          <table:table-cell ns41:value-type="float" table:style-name="TL Data" office:value="4140" office:value-type="float">
            <text:p>4140</text:p>
          </table:table-cell>
          <table:table-cell ns41:value-type="float" table:style-name="TL Data" office:value="1780" office:value-type="float">
            <text:p>1780</text:p>
          </table:table-cell>
          <table:table-cell ns41:value-type="float" table:style-name="TL Data" office:value="3575" office:value-type="float">
            <text:p>3575</text:p>
          </table:table-cell>
          <table:table-cell ns41:value-type="float" table:style-name="TL Data" office:value="21000" office:value-type="float">
            <text:p>21000</text:p>
          </table:table-cell>
          <table:table-cell ns41:value-type="float" table:style-name="TL Data" office:value="6539" office:value-type="float">
            <text:p>6539</text:p>
          </table:table-cell>
          <table:table-cell ns41:value-type="float" table:style-name="TL Data" office:value="3255" office:value-type="float">
            <text:p>3255</text:p>
          </table:table-cell>
          <table:table-cell ns41:value-type="float" table:style-name="TL Data" office:value="2816" office:value-type="float">
            <text:p>2816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3297" office:value-type="float">
            <text:p>3297</text:p>
          </table:table-cell>
          <table:table-cell ns41:value-type="float" table:style-name="TL Data" office:value="27832" office:value-type="float">
            <text:p>27832</text:p>
          </table:table-cell>
          <table:table-cell ns41:value-type="float" table:style-name="TL Data" office:value="7749" office:value-type="float">
            <text:p>7749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5437" office:value-type="float">
            <text:p>5437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34762" office:value-type="float">
            <text:p>34762</text:p>
          </table:table-cell>
          <table:table-cell ns41:value-type="float" table:style-name="TL Data" office:value="7531" office:value-type="float">
            <text:p>753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332" office:value-type="float">
            <text:p>3332</text:p>
          </table:table-cell>
          <table:table-cell ns41:value-type="float" table:style-name="TL Data" office:value="3500" office:value-type="float">
            <text:p>3500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35968" office:value-type="float">
            <text:p>35968</text:p>
          </table:table-cell>
          <table:table-cell ns41:value-type="float" table:style-name="TL Data" office:value="5832" office:value-type="float">
            <text:p>583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3545" office:value-type="float">
            <text:p>3545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27462" office:value-type="float">
            <text:p>27462</text:p>
          </table:table-cell>
          <table:table-cell ns41:value-type="float" table:style-name="TL Data" office:value="3269" office:value-type="float">
            <text:p>326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5673" office:value-type="float">
            <text:p>15673</text:p>
          </table:table-cell>
          <table:table-cell ns41:value-type="float" table:style-name="TL Data" office:value="4106" office:value-type="float">
            <text:p>410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0163" office:value-type="float">
            <text:p>20163</text:p>
          </table:table-cell>
          <table:table-cell ns41:value-type="float" table:style-name="TL Data" office:value="42706" office:value-type="float">
            <text:p>42706</text:p>
          </table:table-cell>
          <table:table-cell ns41:value-type="float" table:style-name="TL Data" office:value="11195" office:value-type="float">
            <text:p>11195</text:p>
          </table:table-cell>
          <table:table-cell ns41:value-type="float" table:style-name="TL Data" office:value="15263" office:value-type="float">
            <text:p>15263</text:p>
          </table:table-cell>
          <table:table-cell ns41:value-type="float" table:style-name="TL Data" office:value="10442" office:value-type="float">
            <text:p>10442</text:p>
          </table:table-cell>
          <table:table-cell ns41:value-type="float" table:style-name="TL Data" office:value="3844" office:value-type="float">
            <text:p>3844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006" office:value-type="float">
            <text:p>12006</text:p>
          </table:table-cell>
          <table:table-cell ns41:value-type="float" table:style-name="TL Data" office:value="187969" office:value-type="float">
            <text:p>18796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3168" office:value-type="float">
            <text:p>3168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643" office:value-type="float">
            <text:p>5643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6148" office:value-type="float">
            <text:p>6148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281" office:value-type="float">
            <text:p>5281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580" office:value-type="float">
            <text:p>4580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602" office:value-type="float">
            <text:p>2602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38" office:value-type="float">
            <text:p>2538</text:p>
          </table:table-cell>
          <table:table-cell ns41:value-type="float" table:style-name="TL Data" office:value="6997" office:value-type="float">
            <text:p>6997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2483" office:value-type="float">
            <text:p>2483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55" office:value-type="float">
            <text:p>1955</text:p>
          </table:table-cell>
          <table:table-cell ns41:value-type="float" table:style-name="TL Data" office:value="30465" office:value-type="float">
            <text:p>3046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909" office:value-type="float">
            <text:p>1909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750" office:value-type="float">
            <text:p>2750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683" office:value-type="float">
            <text:p>3683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625" office:value-type="float">
            <text:p>5625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843" office:value-type="float">
            <text:p>3843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102" office:value-type="float">
            <text:p>2102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06" office:value-type="float">
            <text:p>3706</text:p>
          </table:table-cell>
          <table:table-cell ns41:value-type="float" table:style-name="TL Data" office:value="6110" office:value-type="float">
            <text:p>6110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2046" office:value-type="float">
            <text:p>2046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24011" office:value-type="float">
            <text:p>2401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1605" office:value-type="float">
            <text:p>1605</text:p>
          </table:table-cell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5077" office:value-type="float">
            <text:p>5077</text:p>
          </table:table-cell>
          <table:table-cell ns41:value-type="float" table:style-name="TL Data" office:value="2073" office:value-type="float">
            <text:p>2073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8393" office:value-type="float">
            <text:p>8393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9831" office:value-type="float">
            <text:p>9831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0906" office:value-type="float">
            <text:p>10906</text:p>
          </table:table-cell>
          <table:table-cell ns41:value-type="float" table:style-name="TL Data" office:value="1873" office:value-type="float">
            <text:p>187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8423" office:value-type="float">
            <text:p>8423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704" office:value-type="float">
            <text:p>4704</text:p>
          </table:table-cell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office:value="46" table:style-name="TL Data" table:number-columns-repeated="2" office:value-type="float">
            <text:p>4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244" office:value-type="float">
            <text:p>6244</text:p>
          </table:table-cell>
          <table:table-cell ns41:value-type="float" table:style-name="TL Data" office:value="13107" office:value-type="float">
            <text:p>13107</text:p>
          </table:table-cell>
          <table:table-cell ns41:value-type="float" table:style-name="TL Data" office:value="3547" office:value-type="float">
            <text:p>3547</text:p>
          </table:table-cell>
          <table:table-cell ns41:value-type="float" table:style-name="TL Data" office:value="4529" office:value-type="float">
            <text:p>4529</text:p>
          </table:table-cell>
          <table:table-cell ns41:value-type="float" table:style-name="TL Data" office:value="3279" office:value-type="float">
            <text:p>3279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office:value="46" table:style-name="TL Data" table:number-columns-repeated="2" office:value-type="float">
            <text:p>46</text:p>
          </table:table-cell>
          <table:table-cell ns41:value-type="float" table:style-name="TL Data" office:value="3442" office:value-type="float">
            <text:p>3442</text:p>
          </table:table-cell>
          <table:table-cell ns41:value-type="float" table:style-name="TL Data" office:value="54476" office:value-type="float">
            <text:p>5447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4572" office:value-type="float">
            <text:p>4572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8425" office:value-type="float">
            <text:p>8425</text:p>
          </table:table-cell>
          <table:table-cell ns41:value-type="float" table:style-name="TL Data" office:value="2337" office:value-type="float">
            <text:p>2337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9666" office:value-type="float">
            <text:p>9666</text:p>
          </table:table-cell>
          <table:table-cell ns41:value-type="float" table:style-name="TL Data" office:value="2940" office:value-type="float">
            <text:p>294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2800" office:value-type="float">
            <text:p>12800</text:p>
          </table:table-cell>
          <table:table-cell ns41:value-type="float" table:style-name="TL Data" office:value="2278" office:value-type="float">
            <text:p>227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822" office:value-type="float">
            <text:p>9822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561" office:value-type="float">
            <text:p>5561</text:p>
          </table:table-cell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537" office:value-type="float">
            <text:p>6537</text:p>
          </table:table-cell>
          <table:table-cell ns41:value-type="float" table:style-name="TL Data" office:value="14129" office:value-type="float">
            <text:p>14129</text:p>
          </table:table-cell>
          <table:table-cell ns41:value-type="float" table:style-name="TL Data" office:value="3488" office:value-type="float">
            <text:p>3488</text:p>
          </table:table-cell>
          <table:table-cell ns41:value-type="float" table:style-name="TL Data" office:value="4995" office:value-type="float">
            <text:p>4995</text:p>
          </table:table-cell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11" office:value-type="float">
            <text:p>3211</text:p>
          </table:table-cell>
          <table:table-cell ns41:value-type="float" table:style-name="TL Data" office:value="58129" office:value-type="float">
            <text:p>5812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2183" office:value-type="float">
            <text:p>2183</text:p>
          </table:table-cell>
          <table:table-cell ns41:value-type="float" table:style-name="TL Data" office:value="1739" office:value-type="float">
            <text:p>1739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5471" office:value-type="float">
            <text:p>5471</text:p>
          </table:table-cell>
          <table:table-cell ns41:value-type="float" table:style-name="TL Data" office:value="2599" office:value-type="float">
            <text:p>2599</text:p>
          </table:table-cell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8838" office:value-type="float">
            <text:p>8838</text:p>
          </table:table-cell>
          <table:table-cell ns41:value-type="float" table:style-name="TL Data" office:value="3318" office:value-type="float">
            <text:p>3318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12353" office:value-type="float">
            <text:p>12353</text:p>
          </table:table-cell>
          <table:table-cell ns41:value-type="float" table:style-name="TL Data" office:value="3633" office:value-type="float">
            <text:p>363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5392" office:value-type="float">
            <text:p>15392</text:p>
          </table:table-cell>
          <table:table-cell ns41:value-type="float" table:style-name="TL Data" office:value="2903" office:value-type="float">
            <text:p>290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787" office:value-type="float">
            <text:p>12787</text:p>
          </table:table-cell>
          <table:table-cell ns41:value-type="float" table:style-name="TL Data" office:value="1905" office:value-type="float">
            <text:p>190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964" office:value-type="float">
            <text:p>7964</text:p>
          </table:table-cell>
          <table:table-cell ns41:value-type="float" table:style-name="TL Data" office:value="2598" office:value-type="float">
            <text:p>259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760" office:value-type="float">
            <text:p>11760</text:p>
          </table:table-cell>
          <table:table-cell ns41:value-type="float" table:style-name="TL Data" office:value="19867" office:value-type="float">
            <text:p>19867</text:p>
          </table:table-cell>
          <table:table-cell ns41:value-type="float" table:style-name="TL Data" office:value="5360" office:value-type="float">
            <text:p>5360</text:p>
          </table:table-cell>
          <table:table-cell ns41:value-type="float" table:style-name="TL Data" office:value="6699" office:value-type="float">
            <text:p>6699</text:p>
          </table:table-cell>
          <table:table-cell ns41:value-type="float" table:style-name="TL Data" office:value="5190" office:value-type="float">
            <text:p>5190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935" office:value-type="float">
            <text:p>2935</text:p>
          </table:table-cell>
          <table:table-cell ns41:value-type="float" table:style-name="TL Data" office:value="75578" office:value-type="float">
            <text:p>7557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346" office:value-type="float">
            <text:p>3346</text:p>
          </table:table-cell>
          <table:table-cell ns41:value-type="float" table:style-name="TL Data" office:value="1937" office:value-type="float">
            <text:p>1937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6673" office:value-type="float">
            <text:p>6673</text:p>
          </table:table-cell>
          <table:table-cell ns41:value-type="float" table:style-name="TL Data" office:value="2484" office:value-type="float">
            <text:p>2484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9875" office:value-type="float">
            <text:p>9875</text:p>
          </table:table-cell>
          <table:table-cell ns41:value-type="float" table:style-name="TL Data" office:value="3598" office:value-type="float">
            <text:p>359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852" office:value-type="float">
            <text:p>1852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5744" office:value-type="float">
            <text:p>15744</text:p>
          </table:table-cell>
          <table:table-cell ns41:value-type="float" table:style-name="TL Data" office:value="3757" office:value-type="float">
            <text:p>375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7362" office:value-type="float">
            <text:p>17362</text:p>
          </table:table-cell>
          <table:table-cell ns41:value-type="float" table:style-name="TL Data" office:value="2121" office:value-type="float">
            <text:p>212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850" office:value-type="float">
            <text:p>9850</text:p>
          </table:table-cell>
          <table:table-cell ns41:value-type="float" table:style-name="TL Data" office:value="2848" office:value-type="float">
            <text:p>284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4165" office:value-type="float">
            <text:p>14165</text:p>
          </table:table-cell>
          <table:table-cell ns41:value-type="float" table:style-name="TL Data" office:value="18330" office:value-type="float">
            <text:p>18330</text:p>
          </table:table-cell>
          <table:table-cell ns41:value-type="float" table:style-name="TL Data" office:value="3532" office:value-type="float">
            <text:p>3532</text:p>
          </table:table-cell>
          <table:table-cell ns41:value-type="float" table:style-name="TL Data" office:value="5821" office:value-type="float">
            <text:p>5821</text:p>
          </table:table-cell>
          <table:table-cell ns41:value-type="float" table:style-name="TL Data" office:value="5859" office:value-type="float">
            <text:p>5859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76" office:value-type="float">
            <text:p>2076</text:p>
          </table:table-cell>
          <table:table-cell ns41:value-type="float" table:style-name="TL Data" office:value="77588" office:value-type="float">
            <text:p>7758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meenten met 50001-100000 inwoners</text:p>
          </table:table-cell>
          <table:table-cell/>
          <table:table-cell ns41:value-type="float" table:style-name="TL Data" office:value="1375" office:value-type="float">
            <text:p>1375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332" office:value-type="float">
            <text:p>2332</text:p>
          </table:table-cell>
          <table:table-cell ns41:value-type="float" table:style-name="TL Data" office:value="4731" office:value-type="float">
            <text:p>4731</text:p>
          </table:table-cell>
          <table:table-cell ns41:value-type="float" table:style-name="TL Data" office:value="3759" office:value-type="float">
            <text:p>3759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13389" office:value-type="float">
            <text:p>13389</text:p>
          </table:table-cell>
          <table:table-cell ns41:value-type="float" table:style-name="TL Data" office:value="6654" office:value-type="float">
            <text:p>6654</text:p>
          </table:table-cell>
          <table:table-cell ns41:value-type="float" table:style-name="TL Data" office:value="3812" office:value-type="float">
            <text:p>3812</text:p>
          </table:table-cell>
          <table:table-cell ns41:value-type="float" table:style-name="TL Data" office:value="2488" office:value-type="float">
            <text:p>248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23936" office:value-type="float">
            <text:p>23936</text:p>
          </table:table-cell>
          <table:table-cell ns41:value-type="float" table:style-name="TL Data" office:value="8139" office:value-type="float">
            <text:p>8139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5240" office:value-type="float">
            <text:p>5240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31894" office:value-type="float">
            <text:p>31894</text:p>
          </table:table-cell>
          <table:table-cell ns41:value-type="float" table:style-name="TL Data" office:value="10171" office:value-type="float">
            <text:p>10171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5189" office:value-type="float">
            <text:p>5189</text:p>
          </table:table-cell>
          <table:table-cell ns41:value-type="float" table:style-name="TL Data" office:value="3985" office:value-type="float">
            <text:p>398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43936" office:value-type="float">
            <text:p>43936</text:p>
          </table:table-cell>
          <table:table-cell ns41:value-type="float" table:style-name="TL Data" office:value="8938" office:value-type="float">
            <text:p>8938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123" office:value-type="float">
            <text:p>2123</text:p>
          </table:table-cell>
          <table:table-cell ns41:value-type="float" table:style-name="TL Data" office:value="5550" office:value-type="float">
            <text:p>5550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39971" office:value-type="float">
            <text:p>39971</text:p>
          </table:table-cell>
          <table:table-cell ns41:value-type="float" table:style-name="TL Data" office:value="5353" office:value-type="float">
            <text:p>535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2438" office:value-type="float">
            <text:p>2438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3375" office:value-type="float">
            <text:p>23375</text:p>
          </table:table-cell>
          <table:table-cell ns41:value-type="float" table:style-name="TL Data" office:value="6965" office:value-type="float">
            <text:p>696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2265" office:value-type="float">
            <text:p>2265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2462" office:value-type="float">
            <text:p>32462</text:p>
          </table:table-cell>
          <table:table-cell ns41:value-type="float" table:style-name="TL Data" office:value="52326" office:value-type="float">
            <text:p>52326</text:p>
          </table:table-cell>
          <table:table-cell ns41:value-type="float" table:style-name="TL Data" office:value="12380" office:value-type="float">
            <text:p>12380</text:p>
          </table:table-cell>
          <table:table-cell ns41:value-type="float" table:style-name="TL Data" office:value="17515" office:value-type="float">
            <text:p>17515</text:p>
          </table:table-cell>
          <table:table-cell ns41:value-type="float" table:style-name="TL Data" office:value="14886" office:value-type="float">
            <text:p>14886</text:p>
          </table:table-cell>
          <table:table-cell ns41:value-type="float" table:style-name="TL Data" office:value="4966" office:value-type="float">
            <text:p>4966</text:p>
          </table:table-cell>
          <table:table-cell ns41:value-type="float" table:style-name="TL Data" office:value="1663" office:value-type="float">
            <text:p>1663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8222" office:value-type="float">
            <text:p>8222</text:p>
          </table:table-cell>
          <table:table-cell ns41:value-type="float" table:style-name="TL Data" office:value="211295" office:value-type="float">
            <text:p>21129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lderland</text:p>
          </table:table-cell>
          <table:table-cell/>
          <table:table-cell ns41:value-type="float" table:style-name="TL Data" office:value="7626" office:value-type="float">
            <text:p>7626</text:p>
          </table:table-cell>
          <table:table-cell ns41:value-type="float" table:style-name="TL Data" office:value="5294" office:value-type="float">
            <text:p>5294</text:p>
          </table:table-cell>
          <table:table-cell ns41:value-type="float" table:style-name="TL Data" office:value="21636" office:value-type="float">
            <text:p>21636</text:p>
          </table:table-cell>
          <table:table-cell ns41:value-type="float" table:style-name="TL Data" office:value="24459" office:value-type="float">
            <text:p>24459</text:p>
          </table:table-cell>
          <table:table-cell ns41:value-type="float" table:style-name="TL Data" office:value="17785" office:value-type="float">
            <text:p>17785</text:p>
          </table:table-cell>
          <table:table-cell ns41:value-type="float" table:style-name="TL Data" office:value="6674" office:value-type="float">
            <text:p>6674</text:p>
          </table:table-cell>
          <table:table-cell ns41:value-type="float" table:style-name="TL Data" office:value="15263" office:value-type="float">
            <text:p>15263</text:p>
          </table:table-cell>
          <table:table-cell ns41:value-type="float" table:style-name="TL Data" office:value="87789" office:value-type="float">
            <text:p>87789</text:p>
          </table:table-cell>
          <table:table-cell ns41:value-type="float" table:style-name="TL Data" office:value="30409" office:value-type="float">
            <text:p>30409</text:p>
          </table:table-cell>
          <table:table-cell ns41:value-type="float" table:style-name="TL Data" office:value="15476" office:value-type="float">
            <text:p>15476</text:p>
          </table:table-cell>
          <table:table-cell ns41:value-type="float" table:style-name="TL Data" office:value="13076" office:value-type="float">
            <text:p>13076</text:p>
          </table:table-cell>
          <table:table-cell ns41:value-type="float" table:style-name="TL Data" office:value="1857" office:value-type="float">
            <text:p>1857</text:p>
          </table:table-cell>
          <table:table-cell ns41:value-type="float" table:style-name="TL Data" office:value="14796" office:value-type="float">
            <text:p>14796</text:p>
          </table:table-cell>
          <table:table-cell ns41:value-type="float" table:style-name="TL Data" office:value="128240" office:value-type="float">
            <text:p>128240</text:p>
          </table:table-cell>
          <table:table-cell ns41:value-type="float" table:style-name="TL Data" office:value="33429" office:value-type="float">
            <text:p>33429</text:p>
          </table:table-cell>
          <table:table-cell ns41:value-type="float" table:style-name="TL Data" office:value="5954" office:value-type="float">
            <text:p>5954</text:p>
          </table:table-cell>
          <table:table-cell ns41:value-type="float" table:style-name="TL Data" office:value="22670" office:value-type="float">
            <text:p>22670</text:p>
          </table:table-cell>
          <table:table-cell ns41:value-type="float" table:style-name="TL Data" office:value="4456" office:value-type="float">
            <text:p>445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8708" office:value-type="float">
            <text:p>8708</text:p>
          </table:table-cell>
          <table:table-cell ns41:value-type="float" table:style-name="TL Data" office:value="151991" office:value-type="float">
            <text:p>151991</text:p>
          </table:table-cell>
          <table:table-cell ns41:value-type="float" table:style-name="TL Data" office:value="31795" office:value-type="float">
            <text:p>31795</text:p>
          </table:table-cell>
          <table:table-cell ns41:value-type="float" table:style-name="TL Data" office:value="2122" office:value-type="float">
            <text:p>2122</text:p>
          </table:table-cell>
          <table:table-cell ns41:value-type="float" table:style-name="TL Data" office:value="14134" office:value-type="float">
            <text:p>14134</text:p>
          </table:table-cell>
          <table:table-cell ns41:value-type="float" table:style-name="TL Data" office:value="14644" office:value-type="float">
            <text:p>14644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410" office:value-type="float">
            <text:p>4410</text:p>
          </table:table-cell>
          <table:table-cell ns41:value-type="float" table:style-name="TL Data" office:value="151608" office:value-type="float">
            <text:p>151608</text:p>
          </table:table-cell>
          <table:table-cell ns41:value-type="float" table:style-name="TL Data" office:value="23747" office:value-type="float">
            <text:p>23747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4957" office:value-type="float">
            <text:p>4957</text:p>
          </table:table-cell>
          <table:table-cell ns41:value-type="float" table:style-name="TL Data" office:value="14388" office:value-type="float">
            <text:p>14388</text:p>
          </table:table-cell>
          <table:table-cell ns41:value-type="float" table:style-name="TL Data" office:value="3311" office:value-type="float">
            <text:p>331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18" office:value-type="float">
            <text:p>2018</text:p>
          </table:table-cell>
          <table:table-cell ns41:value-type="float" table:style-name="TL Data" office:value="113330" office:value-type="float">
            <text:p>113330</text:p>
          </table:table-cell>
          <table:table-cell ns41:value-type="float" table:style-name="TL Data" office:value="13444" office:value-type="float">
            <text:p>1344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5275" office:value-type="float">
            <text:p>5275</text:p>
          </table:table-cell>
          <table:table-cell ns41:value-type="float" table:style-name="TL Data" office:value="5106" office:value-type="float">
            <text:p>5106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63878" office:value-type="float">
            <text:p>63878</text:p>
          </table:table-cell>
          <table:table-cell ns41:value-type="float" table:style-name="TL Data" office:value="17100" office:value-type="float">
            <text:p>1710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3462" office:value-type="float">
            <text:p>3462</text:p>
          </table:table-cell>
          <table:table-cell ns41:value-type="float" table:style-name="TL Data" office:value="5555" office:value-type="float">
            <text:p>5555</text:p>
          </table:table-cell>
          <table:table-cell ns41:value-type="float" table:style-name="TL Data" office:value="4132" office:value-type="float">
            <text:p>4132</text:p>
          </table:table-cell>
          <table:table-cell ns41:value-type="float" table:style-name="TL Data" office:value="1632" office:value-type="float">
            <text:p>1632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83629" office:value-type="float">
            <text:p>83629</text:p>
          </table:table-cell>
          <table:table-cell ns41:value-type="float" table:style-name="TL Data" office:value="182009" office:value-type="float">
            <text:p>182009</text:p>
          </table:table-cell>
          <table:table-cell ns41:value-type="float" table:style-name="TL Data" office:value="50356" office:value-type="float">
            <text:p>50356</text:p>
          </table:table-cell>
          <table:table-cell ns41:value-type="float" table:style-name="TL Data" office:value="64663" office:value-type="float">
            <text:p>64663</text:p>
          </table:table-cell>
          <table:table-cell ns41:value-type="float" table:style-name="TL Data" office:value="44082" office:value-type="float">
            <text:p>44082</text:p>
          </table:table-cell>
          <table:table-cell ns41:value-type="float" table:style-name="TL Data" office:value="15168" office:value-type="float">
            <text:p>15168</text:p>
          </table:table-cell>
          <table:table-cell ns41:value-type="float" table:style-name="TL Data" office:value="4980" office:value-type="float">
            <text:p>4980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2208" office:value-type="float">
            <text:p>52208</text:p>
          </table:table-cell>
          <table:table-cell ns41:value-type="float" table:style-name="TL Data" office:value="802101" office:value-type="float">
            <text:p>80210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504" office:value-type="float">
            <text:p>250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5364" office:value-type="float">
            <text:p>5364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6153" office:value-type="float">
            <text:p>6153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4773" office:value-type="float">
            <text:p>4773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5602" office:value-type="float">
            <text:p>5602</text:p>
          </table:table-cell>
          <table:table-cell ns41:value-type="float" table:style-name="TL Data" office:value="2406" office:value-type="float">
            <text:p>2406</text:p>
          </table:table-cell>
          <table:table-cell ns41:value-type="float" table:style-name="TL Data" office:value="2086" office:value-type="float">
            <text:p>2086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27" office:value-type="float">
            <text:p>4227</text:p>
          </table:table-cell>
          <table:table-cell ns41:value-type="float" table:style-name="TL Data" office:value="23821" office:value-type="float">
            <text:p>2382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5239" office:value-type="float">
            <text:p>5239</text:p>
          </table:table-cell>
          <table:table-cell ns41:value-type="float" table:style-name="TL Data" office:value="3585" office:value-type="float">
            <text:p>3585</text:p>
          </table:table-cell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13861" office:value-type="float">
            <text:p>13861</text:p>
          </table:table-cell>
          <table:table-cell ns41:value-type="float" table:style-name="TL Data" office:value="3345" office:value-type="float">
            <text:p>3345</text:p>
          </table:table-cell>
          <table:table-cell ns41:value-type="float" table:style-name="TL Data" office:value="1486" office:value-type="float">
            <text:p>1486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688" office:value-type="float">
            <text:p>2688</text:p>
          </table:table-cell>
          <table:table-cell ns41:value-type="float" table:style-name="TL Data" office:value="14617" office:value-type="float">
            <text:p>14617</text:p>
          </table:table-cell>
          <table:table-cell ns41:value-type="float" table:style-name="TL Data" office:value="2240" office:value-type="float">
            <text:p>2240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10135" office:value-type="float">
            <text:p>10135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6747" office:value-type="float">
            <text:p>6747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274" office:value-type="float">
            <text:p>327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13759" office:value-type="float">
            <text:p>13759</text:p>
          </table:table-cell>
          <table:table-cell ns41:value-type="float" table:style-name="TL Data" office:value="6286" office:value-type="float">
            <text:p>6286</text:p>
          </table:table-cell>
          <table:table-cell ns41:value-type="float" table:style-name="TL Data" office:value="4878" office:value-type="float">
            <text:p>4878</text:p>
          </table:table-cell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0459" office:value-type="float">
            <text:p>10459</text:p>
          </table:table-cell>
          <table:table-cell ns41:value-type="float" table:style-name="TL Data" office:value="57383" office:value-type="float">
            <text:p>5738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3786" office:value-type="float">
            <text:p>3786</text:p>
          </table:table-cell>
          <table:table-cell ns41:value-type="float" table:style-name="TL Data" office:value="3459" office:value-type="float">
            <text:p>3459</text:p>
          </table:table-cell>
          <table:table-cell ns41:value-type="float" table:style-name="TL Data" office:value="11925" office:value-type="float">
            <text:p>11925</text:p>
          </table:table-cell>
          <table:table-cell ns41:value-type="float" table:style-name="TL Data" office:value="10094" office:value-type="float">
            <text:p>10094</text:p>
          </table:table-cell>
          <table:table-cell ns41:value-type="float" table:style-name="TL Data" office:value="7216" office:value-type="float">
            <text:p>7216</text:p>
          </table:table-cell>
          <table:table-cell ns41:value-type="float" table:style-name="TL Data" office:value="2878" office:value-type="float">
            <text:p>2878</text:p>
          </table:table-cell>
          <table:table-cell ns41:value-type="float" table:style-name="TL Data" office:value="8946" office:value-type="float">
            <text:p>8946</text:p>
          </table:table-cell>
          <table:table-cell ns41:value-type="float" table:style-name="TL Data" office:value="39324" office:value-type="float">
            <text:p>39324</text:p>
          </table:table-cell>
          <table:table-cell ns41:value-type="float" table:style-name="TL Data" office:value="10464" office:value-type="float">
            <text:p>10464</text:p>
          </table:table-cell>
          <table:table-cell ns41:value-type="float" table:style-name="TL Data" office:value="4408" office:value-type="float">
            <text:p>4408</text:p>
          </table:table-cell>
          <table:table-cell ns41:value-type="float" table:style-name="TL Data" office:value="5219" office:value-type="float">
            <text:p>5219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8122" office:value-type="float">
            <text:p>8122</text:p>
          </table:table-cell>
          <table:table-cell ns41:value-type="float" table:style-name="TL Data" office:value="47259" office:value-type="float">
            <text:p>47259</text:p>
          </table:table-cell>
          <table:table-cell ns41:value-type="float" table:style-name="TL Data" office:value="7921" office:value-type="float">
            <text:p>7921</text:p>
          </table:table-cell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4699" office:value-type="float">
            <text:p>4699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745" office:value-type="float">
            <text:p>4745</text:p>
          </table:table-cell>
          <table:table-cell ns41:value-type="float" table:style-name="TL Data" office:value="36944" office:value-type="float">
            <text:p>36944</text:p>
          </table:table-cell>
          <table:table-cell ns41:value-type="float" table:style-name="TL Data" office:value="6415" office:value-type="float">
            <text:p>6415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3117" office:value-type="float">
            <text:p>3117</text:p>
          </table:table-cell>
          <table:table-cell ns41:value-type="float" table:style-name="TL Data" office:value="2480" office:value-type="float">
            <text:p>2480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77" office:value-type="float">
            <text:p>2477</text:p>
          </table:table-cell>
          <table:table-cell ns41:value-type="float" table:style-name="TL Data" office:value="30580" office:value-type="float">
            <text:p>30580</text:p>
          </table:table-cell>
          <table:table-cell ns41:value-type="float" table:style-name="TL Data" office:value="4077" office:value-type="float">
            <text:p>407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20151" office:value-type="float">
            <text:p>20151</text:p>
          </table:table-cell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0553" office:value-type="float">
            <text:p>10553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8833" office:value-type="float">
            <text:p>8833</text:p>
          </table:table-cell>
          <table:table-cell ns41:value-type="float" table:style-name="TL Data" office:value="46606" office:value-type="float">
            <text:p>46606</text:p>
          </table:table-cell>
          <table:table-cell ns41:value-type="float" table:style-name="TL Data" office:value="17874" office:value-type="float">
            <text:p>17874</text:p>
          </table:table-cell>
          <table:table-cell ns41:value-type="float" table:style-name="TL Data" office:value="17378" office:value-type="float">
            <text:p>17378</text:p>
          </table:table-cell>
          <table:table-cell ns41:value-type="float" table:style-name="TL Data" office:value="8098" office:value-type="float">
            <text:p>8098</text:p>
          </table:table-cell>
          <table:table-cell ns41:value-type="float" table:style-name="TL Data" office:value="2518" office:value-type="float">
            <text:p>2518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076" office:value-type="float">
            <text:p>30076</text:p>
          </table:table-cell>
          <table:table-cell ns41:value-type="float" table:style-name="TL Data" office:value="205569" office:value-type="float">
            <text:p>20556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1557" office:value-type="float">
            <text:p>1557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4365" office:value-type="float">
            <text:p>4365</text:p>
          </table:table-cell>
          <table:table-cell ns41:value-type="float" table:style-name="TL Data" office:value="5119" office:value-type="float">
            <text:p>5119</text:p>
          </table:table-cell>
          <table:table-cell ns41:value-type="float" table:style-name="TL Data" office:value="3617" office:value-type="float">
            <text:p>3617</text:p>
          </table:table-cell>
          <table:table-cell ns41:value-type="float" table:style-name="TL Data" office:value="1502" office:value-type="float">
            <text:p>1502</text:p>
          </table:table-cell>
          <table:table-cell ns41:value-type="float" table:style-name="TL Data" office:value="4195" office:value-type="float">
            <text:p>4195</text:p>
          </table:table-cell>
          <table:table-cell ns41:value-type="float" table:style-name="TL Data" office:value="18827" office:value-type="float">
            <text:p>18827</text:p>
          </table:table-cell>
          <table:table-cell ns41:value-type="float" table:style-name="TL Data" office:value="6993" office:value-type="float">
            <text:p>6993</text:p>
          </table:table-cell>
          <table:table-cell ns41:value-type="float" table:style-name="TL Data" office:value="2954" office:value-type="float">
            <text:p>2954</text:p>
          </table:table-cell>
          <table:table-cell ns41:value-type="float" table:style-name="TL Data" office:value="3452" office:value-type="float">
            <text:p>3452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166" office:value-type="float">
            <text:p>5166</text:p>
          </table:table-cell>
          <table:table-cell ns41:value-type="float" table:style-name="TL Data" office:value="31197" office:value-type="float">
            <text:p>31197</text:p>
          </table:table-cell>
          <table:table-cell ns41:value-type="float" table:style-name="TL Data" office:value="6052" office:value-type="float">
            <text:p>6052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3631" office:value-type="float">
            <text:p>3631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236" office:value-type="float">
            <text:p>3236</text:p>
          </table:table-cell>
          <table:table-cell ns41:value-type="float" table:style-name="TL Data" office:value="28167" office:value-type="float">
            <text:p>28167</text:p>
          </table:table-cell>
          <table:table-cell ns41:value-type="float" table:style-name="TL Data" office:value="5985" office:value-type="float">
            <text:p>5985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224" office:value-type="float">
            <text:p>3224</text:p>
          </table:table-cell>
          <table:table-cell ns41:value-type="float" table:style-name="TL Data" office:value="2103" office:value-type="float">
            <text:p>2103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28156" office:value-type="float">
            <text:p>28156</text:p>
          </table:table-cell>
          <table:table-cell ns41:value-type="float" table:style-name="TL Data" office:value="3785" office:value-type="float">
            <text:p>378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2162" office:value-type="float">
            <text:p>2162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8580" office:value-type="float">
            <text:p>18580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0502" office:value-type="float">
            <text:p>10502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0918" office:value-type="float">
            <text:p>10918</text:p>
          </table:table-cell>
          <table:table-cell ns41:value-type="float" table:style-name="TL Data" office:value="33634" office:value-type="float">
            <text:p>33634</text:p>
          </table:table-cell>
          <table:table-cell ns41:value-type="float" table:style-name="TL Data" office:value="10128" office:value-type="float">
            <text:p>10128</text:p>
          </table:table-cell>
          <table:table-cell ns41:value-type="float" table:style-name="TL Data" office:value="13212" office:value-type="float">
            <text:p>13212</text:p>
          </table:table-cell>
          <table:table-cell ns41:value-type="float" table:style-name="TL Data" office:value="7120" office:value-type="float">
            <text:p>7120</text:p>
          </table:table-cell>
          <table:table-cell ns41:value-type="float" table:style-name="TL Data" office:value="2251" office:value-type="float">
            <text:p>2251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013" office:value-type="float">
            <text:p>17013</text:p>
          </table:table-cell>
          <table:table-cell ns41:value-type="float" table:style-name="TL Data" office:value="150712" office:value-type="float">
            <text:p>15071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3838" office:value-type="float">
            <text:p>3838</text:p>
          </table:table-cell>
          <table:table-cell ns41:value-type="float" table:style-name="TL Data" office:value="4828" office:value-type="float">
            <text:p>4828</text:p>
          </table:table-cell>
          <table:table-cell ns41:value-type="float" table:style-name="TL Data" office:value="3567" office:value-type="float">
            <text:p>3567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3506" office:value-type="float">
            <text:p>3506</text:p>
          </table:table-cell>
          <table:table-cell ns41:value-type="float" table:style-name="TL Data" office:value="16120" office:value-type="float">
            <text:p>16120</text:p>
          </table:table-cell>
          <table:table-cell ns41:value-type="float" table:style-name="TL Data" office:value="6809" office:value-type="float">
            <text:p>6809</text:p>
          </table:table-cell>
          <table:table-cell ns41:value-type="float" table:style-name="TL Data" office:value="3323" office:value-type="float">
            <text:p>3323</text:p>
          </table:table-cell>
          <table:table-cell ns41:value-type="float" table:style-name="TL Data" office:value="2944" office:value-type="float">
            <text:p>2944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515" office:value-type="float">
            <text:p>4515</text:p>
          </table:table-cell>
          <table:table-cell ns41:value-type="float" table:style-name="TL Data" office:value="28204" office:value-type="float">
            <text:p>28204</text:p>
          </table:table-cell>
          <table:table-cell ns41:value-type="float" table:style-name="TL Data" office:value="6933" office:value-type="float">
            <text:p>6933</text:p>
          </table:table-cell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4175" office:value-type="float">
            <text:p>4175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041" office:value-type="float">
            <text:p>3041</text:p>
          </table:table-cell>
          <table:table-cell ns41:value-type="float" table:style-name="TL Data" office:value="30080" office:value-type="float">
            <text:p>30080</text:p>
          </table:table-cell>
          <table:table-cell ns41:value-type="float" table:style-name="TL Data" office:value="9375" office:value-type="float">
            <text:p>9375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5067" office:value-type="float">
            <text:p>5067</text:p>
          </table:table-cell>
          <table:table-cell ns41:value-type="float" table:style-name="TL Data" office:value="2967" office:value-type="float">
            <text:p>296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95" office:value-type="float">
            <text:p>1795</text:p>
          </table:table-cell>
          <table:table-cell ns41:value-type="float" table:style-name="TL Data" office:value="40716" office:value-type="float">
            <text:p>40716</text:p>
          </table:table-cell>
          <table:table-cell ns41:value-type="float" table:style-name="TL Data" office:value="6159" office:value-type="float">
            <text:p>6159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749" office:value-type="float">
            <text:p>1749</text:p>
          </table:table-cell>
          <table:table-cell ns41:value-type="float" table:style-name="TL Data" office:value="3278" office:value-type="float">
            <text:p>3278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28967" office:value-type="float">
            <text:p>28967</text:p>
          </table:table-cell>
          <table:table-cell ns41:value-type="float" table:style-name="TL Data" office:value="3781" office:value-type="float">
            <text:p>378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6939" office:value-type="float">
            <text:p>16939</text:p>
          </table:table-cell>
          <table:table-cell ns41:value-type="float" table:style-name="TL Data" office:value="5331" office:value-type="float">
            <text:p>533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5964" office:value-type="float">
            <text:p>25964</text:p>
          </table:table-cell>
          <table:table-cell ns41:value-type="float" table:style-name="TL Data" office:value="44932" office:value-type="float">
            <text:p>44932</text:p>
          </table:table-cell>
          <table:table-cell ns41:value-type="float" table:style-name="TL Data" office:value="11926" office:value-type="float">
            <text:p>11926</text:p>
          </table:table-cell>
          <table:table-cell ns41:value-type="float" table:style-name="TL Data" office:value="16575" office:value-type="float">
            <text:p>16575</text:p>
          </table:table-cell>
          <table:table-cell ns41:value-type="float" table:style-name="TL Data" office:value="10598" office:value-type="float">
            <text:p>10598</text:p>
          </table:table-cell>
          <table:table-cell ns41:value-type="float" table:style-name="TL Data" office:value="3900" office:value-type="float">
            <text:p>3900</text:p>
          </table:table-cell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5433" office:value-type="float">
            <text:p>15433</text:p>
          </table:table-cell>
          <table:table-cell ns41:value-type="float" table:style-name="TL Data" office:value="190828" office:value-type="float">
            <text:p>19082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3393" office:value-type="float">
            <text:p>3393</text:p>
          </table:table-cell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165" office:value-type="float">
            <text:p>6165</text:p>
          </table:table-cell>
          <table:table-cell ns41:value-type="float" table:style-name="TL Data" office:value="1562" office:value-type="float">
            <text:p>156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6515" office:value-type="float">
            <text:p>6515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5482" office:value-type="float">
            <text:p>5482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682" office:value-type="float">
            <text:p>2682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851" office:value-type="float">
            <text:p>2851</text:p>
          </table:table-cell>
          <table:table-cell ns41:value-type="float" table:style-name="TL Data" office:value="7278" office:value-type="float">
            <text:p>7278</text:p>
          </table:table-cell>
          <table:table-cell ns41:value-type="float" table:style-name="TL Data" office:value="2091" office:value-type="float">
            <text:p>2091</text:p>
          </table:table-cell>
          <table:table-cell ns41:value-type="float" table:style-name="TL Data" office:value="2828" office:value-type="float">
            <text:p>2828</text:p>
          </table:table-cell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04" office:value-type="float">
            <text:p>2504</text:p>
          </table:table-cell>
          <table:table-cell ns41:value-type="float" table:style-name="TL Data" office:value="28644" office:value-type="float">
            <text:p>2864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2764" office:value-type="float">
            <text:p>2764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5711" office:value-type="float">
            <text:p>5711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5887" office:value-type="float">
            <text:p>5887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905" office:value-type="float">
            <text:p>4905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442" office:value-type="float">
            <text:p>4442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35" office:value-type="float">
            <text:p>1635</text:p>
          </table:table-cell>
          <table:table-cell ns41:value-type="float" table:style-name="TL Data" office:value="6440" office:value-type="float">
            <text:p>6440</text:p>
          </table:table-cell>
          <table:table-cell ns41:value-type="float" table:style-name="TL Data" office:value="2357" office:value-type="float">
            <text:p>2357</text:p>
          </table:table-cell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06" office:value-type="float">
            <text:p>3506</text:p>
          </table:table-cell>
          <table:table-cell ns41:value-type="float" table:style-name="TL Data" office:value="27666" office:value-type="float">
            <text:p>2766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4011" office:value-type="float">
            <text:p>4011</text:p>
          </table:table-cell>
          <table:table-cell ns41:value-type="float" table:style-name="TL Data" office:value="2405" office:value-type="float">
            <text:p>2405</text:p>
          </table:table-cell>
          <table:table-cell ns41:value-type="float" table:style-name="TL Data" office:value="1414" office:value-type="float">
            <text:p>1414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9104" office:value-type="float">
            <text:p>9104</text:p>
          </table:table-cell>
          <table:table-cell ns41:value-type="float" table:style-name="TL Data" office:value="2932" office:value-type="float">
            <text:p>2932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1611" office:value-type="float">
            <text:p>161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12052" office:value-type="float">
            <text:p>12052</text:p>
          </table:table-cell>
          <table:table-cell ns41:value-type="float" table:style-name="TL Data" office:value="2637" office:value-type="float">
            <text:p>2637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1420" office:value-type="float">
            <text:p>11420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9924" office:value-type="float">
            <text:p>9924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642" office:value-type="float">
            <text:p>4642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486" office:value-type="float">
            <text:p>4486</text:p>
          </table:table-cell>
          <table:table-cell ns41:value-type="float" table:style-name="TL Data" office:value="13718" office:value-type="float">
            <text:p>13718</text:p>
          </table:table-cell>
          <table:table-cell ns41:value-type="float" table:style-name="TL Data" office:value="4448" office:value-type="float">
            <text:p>4448</text:p>
          </table:table-cell>
          <table:table-cell ns41:value-type="float" table:style-name="TL Data" office:value="5287" office:value-type="float">
            <text:p>5287</text:p>
          </table:table-cell>
          <table:table-cell ns41:value-type="float" table:style-name="TL Data" office:value="2765" office:value-type="float">
            <text:p>2765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010" office:value-type="float">
            <text:p>6010</text:p>
          </table:table-cell>
          <table:table-cell ns41:value-type="float" table:style-name="TL Data" office:value="56310" office:value-type="float">
            <text:p>5631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1351" office:value-type="float">
            <text:p>135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651" office:value-type="float">
            <text:p>2651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5393" office:value-type="float">
            <text:p>5393</text:p>
          </table:table-cell>
          <table:table-cell ns41:value-type="float" table:style-name="TL Data" office:value="2375" office:value-type="float">
            <text:p>2375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305" office:value-type="float">
            <text:p>130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9468" office:value-type="float">
            <text:p>9468</text:p>
          </table:table-cell>
          <table:table-cell ns41:value-type="float" table:style-name="TL Data" office:value="3267" office:value-type="float">
            <text:p>3267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14162" office:value-type="float">
            <text:p>14162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8256" office:value-type="float">
            <text:p>8256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820" office:value-type="float">
            <text:p>3820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960" office:value-type="float">
            <text:p>4960</text:p>
          </table:table-cell>
          <table:table-cell ns41:value-type="float" table:style-name="TL Data" office:value="12581" office:value-type="float">
            <text:p>12581</text:p>
          </table:table-cell>
          <table:table-cell ns41:value-type="float" table:style-name="TL Data" office:value="4036" office:value-type="float">
            <text:p>4036</text:p>
          </table:table-cell>
          <table:table-cell ns41:value-type="float" table:style-name="TL Data" office:value="4354" office:value-type="float">
            <text:p>4354</text:p>
          </table:table-cell>
          <table:table-cell ns41:value-type="float" table:style-name="TL Data" office:value="3012" office:value-type="float">
            <text:p>3012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27" office:value-type="float">
            <text:p>3327</text:p>
          </table:table-cell>
          <table:table-cell ns41:value-type="float" table:style-name="TL Data" office:value="49208" office:value-type="float">
            <text:p>4920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3542" office:value-type="float">
            <text:p>3542</text:p>
          </table:table-cell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7805" office:value-type="float">
            <text:p>7805</text:p>
          </table:table-cell>
          <table:table-cell ns41:value-type="float" table:style-name="TL Data" office:value="3172" office:value-type="float">
            <text:p>3172</text:p>
          </table:table-cell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2251" office:value-type="float">
            <text:p>12251</text:p>
          </table:table-cell>
          <table:table-cell ns41:value-type="float" table:style-name="TL Data" office:value="3546" office:value-type="float">
            <text:p>3546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4754" office:value-type="float">
            <text:p>14754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7572" office:value-type="float">
            <text:p>7572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543" office:value-type="float">
            <text:p>3543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385" office:value-type="float">
            <text:p>4385</text:p>
          </table:table-cell>
          <table:table-cell ns41:value-type="float" table:style-name="TL Data" office:value="14228" office:value-type="float">
            <text:p>14228</text:p>
          </table:table-cell>
          <table:table-cell ns41:value-type="float" table:style-name="TL Data" office:value="4445" office:value-type="float">
            <text:p>4445</text:p>
          </table:table-cell>
          <table:table-cell ns41:value-type="float" table:style-name="TL Data" office:value="5756" office:value-type="float">
            <text:p>5756</text:p>
          </table:table-cell>
          <table:table-cell ns41:value-type="float" table:style-name="TL Data" office:value="2932" office:value-type="float">
            <text:p>2932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567" office:value-type="float">
            <text:p>4567</text:p>
          </table:table-cell>
          <table:table-cell ns41:value-type="float" table:style-name="TL Data" office:value="54502" office:value-type="float">
            <text:p>5450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557" office:value-type="float">
            <text:p>1557</text:p>
          </table:table-cell>
          <table:table-cell ns41:value-type="float" table:style-name="TL Data" office:value="3060" office:value-type="float">
            <text:p>3060</text:p>
          </table:table-cell>
          <table:table-cell ns41:value-type="float" table:style-name="TL Data" office:value="2690" office:value-type="float">
            <text:p>269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6898" office:value-type="float">
            <text:p>6898</text:p>
          </table:table-cell>
          <table:table-cell ns41:value-type="float" table:style-name="TL Data" office:value="3187" office:value-type="float">
            <text:p>3187</text:p>
          </table:table-cell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692" office:value-type="float">
            <text:p>1692</text:p>
          </table:table-cell>
          <table:table-cell ns41:value-type="float" table:style-name="TL Data" office:value="11219" office:value-type="float">
            <text:p>11219</text:p>
          </table:table-cell>
          <table:table-cell ns41:value-type="float" table:style-name="TL Data" office:value="3808" office:value-type="float">
            <text:p>3808</text:p>
          </table:table-cell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2067" office:value-type="float">
            <text:p>2067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15509" office:value-type="float">
            <text:p>15509</text:p>
          </table:table-cell>
          <table:table-cell ns41:value-type="float" table:style-name="TL Data" office:value="3143" office:value-type="float">
            <text:p>3143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713" office:value-type="float">
            <text:p>1713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13589" office:value-type="float">
            <text:p>13589</text:p>
          </table:table-cell>
          <table:table-cell ns41:value-type="float" table:style-name="TL Data" office:value="2197" office:value-type="float">
            <text:p>219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9841" office:value-type="float">
            <text:p>9841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435" office:value-type="float">
            <text:p>4435</text:p>
          </table:table-cell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241" office:value-type="float">
            <text:p>6241</text:p>
          </table:table-cell>
          <table:table-cell ns41:value-type="float" table:style-name="TL Data" office:value="18798" office:value-type="float">
            <text:p>18798</text:p>
          </table:table-cell>
          <table:table-cell ns41:value-type="float" table:style-name="TL Data" office:value="7624" office:value-type="float">
            <text:p>7624</text:p>
          </table:table-cell>
          <table:table-cell ns41:value-type="float" table:style-name="TL Data" office:value="6395" office:value-type="float">
            <text:p>6395</text:p>
          </table:table-cell>
          <table:table-cell ns41:value-type="float" table:style-name="TL Data" office:value="3284" office:value-type="float">
            <text:p>3284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844" office:value-type="float">
            <text:p>5844</text:p>
          </table:table-cell>
          <table:table-cell ns41:value-type="float" table:style-name="TL Data" office:value="69289" office:value-type="float">
            <text:p>6928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3933" office:value-type="float">
            <text:p>3933</text:p>
          </table:table-cell>
          <table:table-cell ns41:value-type="float" table:style-name="TL Data" office:value="2140" office:value-type="float">
            <text:p>2140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8367" office:value-type="float">
            <text:p>8367</text:p>
          </table:table-cell>
          <table:table-cell ns41:value-type="float" table:style-name="TL Data" office:value="2842" office:value-type="float">
            <text:p>2842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1290" office:value-type="float">
            <text:p>11290</text:p>
          </table:table-cell>
          <table:table-cell ns41:value-type="float" table:style-name="TL Data" office:value="2482" office:value-type="float">
            <text:p>248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0832" office:value-type="float">
            <text:p>10832</text:p>
          </table:table-cell>
          <table:table-cell ns41:value-type="float" table:style-name="TL Data" office:value="1732" office:value-type="float">
            <text:p>173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8304" office:value-type="float">
            <text:p>8304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654" office:value-type="float">
            <text:p>4654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681" office:value-type="float">
            <text:p>3681</text:p>
          </table:table-cell>
          <table:table-cell ns41:value-type="float" table:style-name="TL Data" office:value="12476" office:value-type="float">
            <text:p>12476</text:p>
          </table:table-cell>
          <table:table-cell ns41:value-type="float" table:style-name="TL Data" office:value="3926" office:value-type="float">
            <text:p>3926</text:p>
          </table:table-cell>
          <table:table-cell ns41:value-type="float" table:style-name="TL Data" office:value="5272" office:value-type="float">
            <text:p>5272</text:p>
          </table:table-cell>
          <table:table-cell ns41:value-type="float" table:style-name="TL Data" office:value="2373" office:value-type="float">
            <text:p>2373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0" office:value-type="float">
            <text:p>50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4351" office:value-type="float">
            <text:p>4351</text:p>
          </table:table-cell>
          <table:table-cell ns41:value-type="float" table:style-name="TL Data" office:value="52049" office:value-type="float">
            <text:p>5204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meenten met 50001-100000 inwoners</text:p>
          </table:table-cell>
          <table:table-cell/>
          <table:table-cell ns41:value-type="float" table:style-name="TL Data" office:value="2237" office:value-type="float">
            <text:p>2237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3693" office:value-type="float">
            <text:p>3693</text:p>
          </table:table-cell>
          <table:table-cell ns41:value-type="float" table:style-name="TL Data" office:value="7127" office:value-type="float">
            <text:p>7127</text:p>
          </table:table-cell>
          <table:table-cell ns41:value-type="float" table:style-name="TL Data" office:value="5996" office:value-type="float">
            <text:p>5996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3213" office:value-type="float">
            <text:p>3213</text:p>
          </table:table-cell>
          <table:table-cell ns41:value-type="float" table:style-name="TL Data" office:value="17024" office:value-type="float">
            <text:p>17024</text:p>
          </table:table-cell>
          <table:table-cell ns41:value-type="float" table:style-name="TL Data" office:value="9115" office:value-type="float">
            <text:p>9115</text:p>
          </table:table-cell>
          <table:table-cell ns41:value-type="float" table:style-name="TL Data" office:value="5223" office:value-type="float">
            <text:p>5223</text:p>
          </table:table-cell>
          <table:table-cell ns41:value-type="float" table:style-name="TL Data" office:value="3575" office:value-type="float">
            <text:p>357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5369" office:value-type="float">
            <text:p>5369</text:p>
          </table:table-cell>
          <table:table-cell ns41:value-type="float" table:style-name="TL Data" office:value="32784" office:value-type="float">
            <text:p>32784</text:p>
          </table:table-cell>
          <table:table-cell ns41:value-type="float" table:style-name="TL Data" office:value="12197" office:value-type="float">
            <text:p>12197</text:p>
          </table:table-cell>
          <table:table-cell ns41:value-type="float" table:style-name="TL Data" office:value="4310" office:value-type="float">
            <text:p>4310</text:p>
          </table:table-cell>
          <table:table-cell ns41:value-type="float" table:style-name="TL Data" office:value="6679" office:value-type="float">
            <text:p>6679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928" office:value-type="float">
            <text:p>4928</text:p>
          </table:table-cell>
          <table:table-cell ns41:value-type="float" table:style-name="TL Data" office:value="48518" office:value-type="float">
            <text:p>48518</text:p>
          </table:table-cell>
          <table:table-cell ns41:value-type="float" table:style-name="TL Data" office:value="12438" office:value-type="float">
            <text:p>12438</text:p>
          </table:table-cell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6762" office:value-type="float">
            <text:p>6762</text:p>
          </table:table-cell>
          <table:table-cell ns41:value-type="float" table:style-name="TL Data" office:value="3801" office:value-type="float">
            <text:p>380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24" office:value-type="float">
            <text:p>2424</text:p>
          </table:table-cell>
          <table:table-cell ns41:value-type="float" table:style-name="TL Data" office:value="53337" office:value-type="float">
            <text:p>53337</text:p>
          </table:table-cell>
          <table:table-cell ns41:value-type="float" table:style-name="TL Data" office:value="7390" office:value-type="float">
            <text:p>739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3739" office:value-type="float">
            <text:p>3739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33973" office:value-type="float">
            <text:p>33973</text:p>
          </table:table-cell>
          <table:table-cell ns41:value-type="float" table:style-name="TL Data" office:value="3630" office:value-type="float">
            <text:p>363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1658" office:value-type="float">
            <text:p>1658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6452" office:value-type="float">
            <text:p>16452</text:p>
          </table:table-cell>
          <table:table-cell ns41:value-type="float" table:style-name="TL Data" office:value="3949" office:value-type="float">
            <text:p>394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9267" office:value-type="float">
            <text:p>19267</text:p>
          </table:table-cell>
          <table:table-cell ns41:value-type="float" table:style-name="TL Data" office:value="58083" office:value-type="float">
            <text:p>58083</text:p>
          </table:table-cell>
          <table:table-cell ns41:value-type="float" table:style-name="TL Data" office:value="20031" office:value-type="float">
            <text:p>20031</text:p>
          </table:table-cell>
          <table:table-cell ns41:value-type="float" table:style-name="TL Data" office:value="21777" office:value-type="float">
            <text:p>21777</text:p>
          </table:table-cell>
          <table:table-cell ns41:value-type="float" table:style-name="TL Data" office:value="11601" office:value-type="float">
            <text:p>11601</text:p>
          </table:table-cell>
          <table:table-cell ns41:value-type="float" table:style-name="TL Data" office:value="3200" office:value-type="float">
            <text:p>3200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8089" office:value-type="float">
            <text:p>18089</text:p>
          </table:table-cell>
          <table:table-cell ns41:value-type="float" table:style-name="TL Data" office:value="225048" office:value-type="float">
            <text:p>22504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's Gravenhage</text:p>
          </table:table-cell>
          <table:table-cell/>
          <table:table-cell ns41:value-type="float" table:style-name="TL Data" office:value="14595" office:value-type="float">
            <text:p>14595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6521" office:value-type="float">
            <text:p>16521</text:p>
          </table:table-cell>
          <table:table-cell ns41:value-type="float" table:style-name="TL Data" office:value="10232" office:value-type="float">
            <text:p>10232</text:p>
          </table:table-cell>
          <table:table-cell ns41:value-type="float" table:style-name="TL Data" office:value="8851" office:value-type="float">
            <text:p>8851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1781" office:value-type="float">
            <text:p>1781</text:p>
          </table:table-cell>
          <table:table-cell ns41:value-type="float" table:style-name="TL Data" office:value="19913" office:value-type="float">
            <text:p>19913</text:p>
          </table:table-cell>
          <table:table-cell ns41:value-type="float" table:style-name="TL Data" office:value="12860" office:value-type="float">
            <text:p>12860</text:p>
          </table:table-cell>
          <table:table-cell ns41:value-type="float" table:style-name="TL Data" office:value="8109" office:value-type="float">
            <text:p>8109</text:p>
          </table:table-cell>
          <table:table-cell ns41:value-type="float" table:style-name="TL Data" office:value="4372" office:value-type="float">
            <text:p>437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2238" office:value-type="float">
            <text:p>2238</text:p>
          </table:table-cell>
          <table:table-cell ns41:value-type="float" table:style-name="TL Data" office:value="36159" office:value-type="float">
            <text:p>36159</text:p>
          </table:table-cell>
          <table:table-cell ns41:value-type="float" table:style-name="TL Data" office:value="22480" office:value-type="float">
            <text:p>22480</text:p>
          </table:table-cell>
          <table:table-cell ns41:value-type="float" table:style-name="TL Data" office:value="6783" office:value-type="float">
            <text:p>6783</text:p>
          </table:table-cell>
          <table:table-cell ns41:value-type="float" table:style-name="TL Data" office:value="13306" office:value-type="float">
            <text:p>13306</text:p>
          </table:table-cell>
          <table:table-cell ns41:value-type="float" table:style-name="TL Data" office:value="2255" office:value-type="float">
            <text:p>225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74382" office:value-type="float">
            <text:p>74382</text:p>
          </table:table-cell>
          <table:table-cell ns41:value-type="float" table:style-name="TL Data" office:value="33077" office:value-type="float">
            <text:p>33077</text:p>
          </table:table-cell>
          <table:table-cell ns41:value-type="float" table:style-name="TL Data" office:value="4908" office:value-type="float">
            <text:p>4908</text:p>
          </table:table-cell>
          <table:table-cell ns41:value-type="float" table:style-name="TL Data" office:value="17174" office:value-type="float">
            <text:p>17174</text:p>
          </table:table-cell>
          <table:table-cell ns41:value-type="float" table:style-name="TL Data" office:value="10434" office:value-type="float">
            <text:p>10434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126439" office:value-type="float">
            <text:p>126439</text:p>
          </table:table-cell>
          <table:table-cell ns41:value-type="float" table:style-name="TL Data" office:value="16193" office:value-type="float">
            <text:p>16193</text:p>
          </table:table-cell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5426" office:value-type="float">
            <text:p>5426</text:p>
          </table:table-cell>
          <table:table-cell ns41:value-type="float" table:style-name="TL Data" office:value="7622" office:value-type="float">
            <text:p>7622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68532" office:value-type="float">
            <text:p>68532</text:p>
          </table:table-cell>
          <table:table-cell ns41:value-type="float" table:style-name="TL Data" office:value="6892" office:value-type="float">
            <text:p>6892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2985" office:value-type="float">
            <text:p>2985</text:p>
          </table:table-cell>
          <table:table-cell ns41:value-type="float" table:style-name="TL Data" office:value="1754" office:value-type="float">
            <text:p>175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9425" office:value-type="float">
            <text:p>29425</text:p>
          </table:table-cell>
          <table:table-cell ns41:value-type="float" table:style-name="TL Data" office:value="13378" office:value-type="float">
            <text:p>1337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3434" office:value-type="float">
            <text:p>3434</text:p>
          </table:table-cell>
          <table:table-cell ns41:value-type="float" table:style-name="TL Data" office:value="4261" office:value-type="float">
            <text:p>4261</text:p>
          </table:table-cell>
          <table:table-cell ns41:value-type="float" table:style-name="TL Data" office:value="2569" office:value-type="float">
            <text:p>2569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8056" office:value-type="float">
            <text:p>58056</text:p>
          </table:table-cell>
          <table:table-cell ns41:value-type="float" table:style-name="TL Data" office:value="129707" office:value-type="float">
            <text:p>129707</text:p>
          </table:table-cell>
          <table:table-cell ns41:value-type="float" table:style-name="TL Data" office:value="44975" office:value-type="float">
            <text:p>44975</text:p>
          </table:table-cell>
          <table:table-cell ns41:value-type="float" table:style-name="TL Data" office:value="44476" office:value-type="float">
            <text:p>44476</text:p>
          </table:table-cell>
          <table:table-cell ns41:value-type="float" table:style-name="TL Data" office:value="27109" office:value-type="float">
            <text:p>27109</text:p>
          </table:table-cell>
          <table:table-cell ns41:value-type="float" table:style-name="TL Data" office:value="8498" office:value-type="float">
            <text:p>8498</text:p>
          </table:table-cell>
          <table:table-cell ns41:value-type="float" table:style-name="TL Data" office:value="2937" office:value-type="float">
            <text:p>2937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8297" office:value-type="float">
            <text:p>8297</text:p>
          </table:table-cell>
          <table:table-cell ns41:value-type="float" table:style-name="TL Data" office:value="429427" office:value-type="float">
            <text:p>42942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7840" office:value-type="float">
            <text:p>7840</text:p>
          </table:table-cell>
          <table:table-cell ns41:value-type="float" table:style-name="TL Data" office:value="2329" office:value-type="float">
            <text:p>2329</text:p>
          </table:table-cell>
          <table:table-cell ns41:value-type="float" table:style-name="TL Data" office:value="12617" office:value-type="float">
            <text:p>12617</text:p>
          </table:table-cell>
          <table:table-cell ns41:value-type="float" table:style-name="TL Data" office:value="18812" office:value-type="float">
            <text:p>18812</text:p>
          </table:table-cell>
          <table:table-cell ns41:value-type="float" table:style-name="TL Data" office:value="12429" office:value-type="float">
            <text:p>12429</text:p>
          </table:table-cell>
          <table:table-cell ns41:value-type="float" table:style-name="TL Data" office:value="6383" office:value-type="float">
            <text:p>6383</text:p>
          </table:table-cell>
          <table:table-cell ns41:value-type="float" table:style-name="TL Data" office:value="13227" office:value-type="float">
            <text:p>13227</text:p>
          </table:table-cell>
          <table:table-cell ns41:value-type="float" table:style-name="TL Data" office:value="60348" office:value-type="float">
            <text:p>60348</text:p>
          </table:table-cell>
          <table:table-cell ns41:value-type="float" table:style-name="TL Data" office:value="23159" office:value-type="float">
            <text:p>23159</text:p>
          </table:table-cell>
          <table:table-cell ns41:value-type="float" table:style-name="TL Data" office:value="12841" office:value-type="float">
            <text:p>12841</text:p>
          </table:table-cell>
          <table:table-cell ns41:value-type="float" table:style-name="TL Data" office:value="9087" office:value-type="float">
            <text:p>9087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13189" office:value-type="float">
            <text:p>13189</text:p>
          </table:table-cell>
          <table:table-cell ns41:value-type="float" table:style-name="TL Data" office:value="83062" office:value-type="float">
            <text:p>83062</text:p>
          </table:table-cell>
          <table:table-cell ns41:value-type="float" table:style-name="TL Data" office:value="31890" office:value-type="float">
            <text:p>31890</text:p>
          </table:table-cell>
          <table:table-cell ns41:value-type="float" table:style-name="TL Data" office:value="9842" office:value-type="float">
            <text:p>9842</text:p>
          </table:table-cell>
          <table:table-cell ns41:value-type="float" table:style-name="TL Data" office:value="18532" office:value-type="float">
            <text:p>18532</text:p>
          </table:table-cell>
          <table:table-cell ns41:value-type="float" table:style-name="TL Data" office:value="3178" office:value-type="float">
            <text:p>3178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2053" office:value-type="float">
            <text:p>12053</text:p>
          </table:table-cell>
          <table:table-cell ns41:value-type="float" table:style-name="TL Data" office:value="122282" office:value-type="float">
            <text:p>122282</text:p>
          </table:table-cell>
          <table:table-cell ns41:value-type="float" table:style-name="TL Data" office:value="34913" office:value-type="float">
            <text:p>34913</text:p>
          </table:table-cell>
          <table:table-cell ns41:value-type="float" table:style-name="TL Data" office:value="4638" office:value-type="float">
            <text:p>4638</text:p>
          </table:table-cell>
          <table:table-cell ns41:value-type="float" table:style-name="TL Data" office:value="19298" office:value-type="float">
            <text:p>19298</text:p>
          </table:table-cell>
          <table:table-cell ns41:value-type="float" table:style-name="TL Data" office:value="10225" office:value-type="float">
            <text:p>10225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680" office:value-type="float">
            <text:p>10680</text:p>
          </table:table-cell>
          <table:table-cell ns41:value-type="float" table:style-name="TL Data" office:value="147667" office:value-type="float">
            <text:p>147667</text:p>
          </table:table-cell>
          <table:table-cell ns41:value-type="float" table:style-name="TL Data" office:value="17009" office:value-type="float">
            <text:p>17009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6096" office:value-type="float">
            <text:p>6096</text:p>
          </table:table-cell>
          <table:table-cell ns41:value-type="float" table:style-name="TL Data" office:value="7781" office:value-type="float">
            <text:p>7781</text:p>
          </table:table-cell>
          <table:table-cell ns41:value-type="float" table:style-name="TL Data" office:value="1792" office:value-type="float">
            <text:p>179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88" office:value-type="float">
            <text:p>3488</text:p>
          </table:table-cell>
          <table:table-cell ns41:value-type="float" table:style-name="TL Data" office:value="77821" office:value-type="float">
            <text:p>77821</text:p>
          </table:table-cell>
          <table:table-cell ns41:value-type="float" table:style-name="TL Data" office:value="6778" office:value-type="float">
            <text:p>677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594" office:value-type="float">
            <text:p>1594</text:p>
          </table:table-cell>
          <table:table-cell ns41:value-type="float" table:style-name="TL Data" office:value="2968" office:value-type="float">
            <text:p>2968</text:p>
          </table:table-cell>
          <table:table-cell ns41:value-type="float" table:style-name="TL Data" office:value="1641" office:value-type="float">
            <text:p>164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31853" office:value-type="float">
            <text:p>31853</text:p>
          </table:table-cell>
          <table:table-cell ns41:value-type="float" table:style-name="TL Data" office:value="6886" office:value-type="float">
            <text:p>688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2082" office:value-type="float">
            <text:p>2082</text:p>
          </table:table-cell>
          <table:table-cell ns41:value-type="float" table:style-name="TL Data" office:value="2103" office:value-type="float">
            <text:p>2103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34227" office:value-type="float">
            <text:p>34227</text:p>
          </table:table-cell>
          <table:table-cell ns41:value-type="float" table:style-name="TL Data" office:value="147287" office:value-type="float">
            <text:p>147287</text:p>
          </table:table-cell>
          <table:table-cell ns41:value-type="float" table:style-name="TL Data" office:value="49184" office:value-type="float">
            <text:p>49184</text:p>
          </table:table-cell>
          <table:table-cell ns41:value-type="float" table:style-name="TL Data" office:value="61694" office:value-type="float">
            <text:p>61694</text:p>
          </table:table-cell>
          <table:table-cell ns41:value-type="float" table:style-name="TL Data" office:value="27465" office:value-type="float">
            <text:p>27465</text:p>
          </table:table-cell>
          <table:table-cell ns41:value-type="float" table:style-name="TL Data" office:value="6580" office:value-type="float">
            <text:p>6580</text:p>
          </table:table-cell>
          <table:table-cell ns41:value-type="float" table:style-name="TL Data" office:value="1502" office:value-type="float">
            <text:p>1502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6384" office:value-type="float">
            <text:p>56384</text:p>
          </table:table-cell>
          <table:table-cell ns41:value-type="float" table:style-name="TL Data" office:value="569877" office:value-type="float">
            <text:p>56987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meenten met 100001 en meer inwoners</text:p>
          </table:table-cell>
          <table:table-cell/>
          <table:table-cell ns41:value-type="float" table:style-name="TL Data" office:value="22435" office:value-type="float">
            <text:p>22435</text:p>
          </table:table-cell>
          <table:table-cell ns41:value-type="float" table:style-name="TL Data" office:value="2890" office:value-type="float">
            <text:p>2890</text:p>
          </table:table-cell>
          <table:table-cell ns41:value-type="float" table:style-name="TL Data" office:value="29138" office:value-type="float">
            <text:p>29138</text:p>
          </table:table-cell>
          <table:table-cell ns41:value-type="float" table:style-name="TL Data" office:value="29044" office:value-type="float">
            <text:p>29044</text:p>
          </table:table-cell>
          <table:table-cell ns41:value-type="float" table:style-name="TL Data" office:value="21280" office:value-type="float">
            <text:p>21280</text:p>
          </table:table-cell>
          <table:table-cell ns41:value-type="float" table:style-name="TL Data" office:value="7764" office:value-type="float">
            <text:p>7764</text:p>
          </table:table-cell>
          <table:table-cell ns41:value-type="float" table:style-name="TL Data" office:value="15008" office:value-type="float">
            <text:p>15008</text:p>
          </table:table-cell>
          <table:table-cell ns41:value-type="float" table:style-name="TL Data" office:value="80261" office:value-type="float">
            <text:p>80261</text:p>
          </table:table-cell>
          <table:table-cell ns41:value-type="float" table:style-name="TL Data" office:value="36019" office:value-type="float">
            <text:p>36019</text:p>
          </table:table-cell>
          <table:table-cell ns41:value-type="float" table:style-name="TL Data" office:value="20950" office:value-type="float">
            <text:p>20950</text:p>
          </table:table-cell>
          <table:table-cell ns41:value-type="float" table:style-name="TL Data" office:value="13459" office:value-type="float">
            <text:p>13459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15427" office:value-type="float">
            <text:p>15427</text:p>
          </table:table-cell>
          <table:table-cell ns41:value-type="float" table:style-name="TL Data" office:value="119221" office:value-type="float">
            <text:p>119221</text:p>
          </table:table-cell>
          <table:table-cell ns41:value-type="float" table:style-name="TL Data" office:value="54370" office:value-type="float">
            <text:p>54370</text:p>
          </table:table-cell>
          <table:table-cell ns41:value-type="float" table:style-name="TL Data" office:value="16625" office:value-type="float">
            <text:p>16625</text:p>
          </table:table-cell>
          <table:table-cell ns41:value-type="float" table:style-name="TL Data" office:value="31838" office:value-type="float">
            <text:p>31838</text:p>
          </table:table-cell>
          <table:table-cell ns41:value-type="float" table:style-name="TL Data" office:value="5433" office:value-type="float">
            <text:p>5433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3809" office:value-type="float">
            <text:p>13809</text:p>
          </table:table-cell>
          <table:table-cell ns41:value-type="float" table:style-name="TL Data" office:value="196664" office:value-type="float">
            <text:p>196664</text:p>
          </table:table-cell>
          <table:table-cell ns41:value-type="float" table:style-name="TL Data" office:value="67990" office:value-type="float">
            <text:p>67990</text:p>
          </table:table-cell>
          <table:table-cell ns41:value-type="float" table:style-name="TL Data" office:value="9546" office:value-type="float">
            <text:p>9546</text:p>
          </table:table-cell>
          <table:table-cell ns41:value-type="float" table:style-name="TL Data" office:value="36472" office:value-type="float">
            <text:p>36472</text:p>
          </table:table-cell>
          <table:table-cell ns41:value-type="float" table:style-name="TL Data" office:value="20659" office:value-type="float">
            <text:p>20659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788" office:value-type="float">
            <text:p>11788</text:p>
          </table:table-cell>
          <table:table-cell ns41:value-type="float" table:style-name="TL Data" office:value="274106" office:value-type="float">
            <text:p>274106</text:p>
          </table:table-cell>
          <table:table-cell ns41:value-type="float" table:style-name="TL Data" office:value="33202" office:value-type="float">
            <text:p>33202</text:p>
          </table:table-cell>
          <table:table-cell ns41:value-type="float" table:style-name="TL Data" office:value="2421" office:value-type="float">
            <text:p>2421</text:p>
          </table:table-cell>
          <table:table-cell ns41:value-type="float" table:style-name="TL Data" office:value="11522" office:value-type="float">
            <text:p>11522</text:p>
          </table:table-cell>
          <table:table-cell ns41:value-type="float" table:style-name="TL Data" office:value="15403" office:value-type="float">
            <text:p>15403</text:p>
          </table:table-cell>
          <table:table-cell ns41:value-type="float" table:style-name="TL Data" office:value="3602" office:value-type="float">
            <text:p>360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53" office:value-type="float">
            <text:p>3953</text:p>
          </table:table-cell>
          <table:table-cell ns41:value-type="float" table:style-name="TL Data" office:value="146353" office:value-type="float">
            <text:p>146353</text:p>
          </table:table-cell>
          <table:table-cell ns41:value-type="float" table:style-name="TL Data" office:value="13670" office:value-type="float">
            <text:p>13670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3192" office:value-type="float">
            <text:p>3192</text:p>
          </table:table-cell>
          <table:table-cell ns41:value-type="float" table:style-name="TL Data" office:value="5953" office:value-type="float">
            <text:p>5953</text:p>
          </table:table-cell>
          <table:table-cell ns41:value-type="float" table:style-name="TL Data" office:value="3395" office:value-type="float">
            <text:p>3395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61278" office:value-type="float">
            <text:p>61278</text:p>
          </table:table-cell>
          <table:table-cell ns41:value-type="float" table:style-name="TL Data" office:value="20264" office:value-type="float">
            <text:p>2026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5516" office:value-type="float">
            <text:p>5516</text:p>
          </table:table-cell>
          <table:table-cell ns41:value-type="float" table:style-name="TL Data" office:value="6364" office:value-type="float">
            <text:p>6364</text:p>
          </table:table-cell>
          <table:table-cell ns41:value-type="float" table:style-name="TL Data" office:value="3655" office:value-type="float">
            <text:p>3655</text:p>
          </table:table-cell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92283" office:value-type="float">
            <text:p>92283</text:p>
          </table:table-cell>
          <table:table-cell ns41:value-type="float" table:style-name="TL Data" office:value="276994" office:value-type="float">
            <text:p>276994</text:p>
          </table:table-cell>
          <table:table-cell ns41:value-type="float" table:style-name="TL Data" office:value="94159" office:value-type="float">
            <text:p>94159</text:p>
          </table:table-cell>
          <table:table-cell ns41:value-type="float" table:style-name="TL Data" office:value="106170" office:value-type="float">
            <text:p>106170</text:p>
          </table:table-cell>
          <table:table-cell ns41:value-type="float" table:style-name="TL Data" office:value="54574" office:value-type="float">
            <text:p>54574</text:p>
          </table:table-cell>
          <table:table-cell ns41:value-type="float" table:style-name="TL Data" office:value="15078" office:value-type="float">
            <text:p>15078</text:p>
          </table:table-cell>
          <table:table-cell ns41:value-type="float" table:style-name="TL Data" office:value="4439" office:value-type="float">
            <text:p>4439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64681" office:value-type="float">
            <text:p>64681</text:p>
          </table:table-cell>
          <table:table-cell ns41:value-type="float" table:style-name="TL Data" office:value="999304" office:value-type="float">
            <text:p>99930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Zuidholland</text:p>
          </table:table-cell>
          <table:table-cell/>
          <table:table-cell ns41:value-type="float" table:style-name="TL Data" office:value="34336" office:value-type="float">
            <text:p>34336</text:p>
          </table:table-cell>
          <table:table-cell ns41:value-type="float" table:style-name="TL Data" office:value="11508" office:value-type="float">
            <text:p>11508</text:p>
          </table:table-cell>
          <table:table-cell ns41:value-type="float" table:style-name="TL Data" office:value="60570" office:value-type="float">
            <text:p>60570</text:p>
          </table:table-cell>
          <table:table-cell ns41:value-type="float" table:style-name="TL Data" office:value="62680" office:value-type="float">
            <text:p>62680</text:p>
          </table:table-cell>
          <table:table-cell ns41:value-type="float" table:style-name="TL Data" office:value="46305" office:value-type="float">
            <text:p>46305</text:p>
          </table:table-cell>
          <table:table-cell ns41:value-type="float" table:style-name="TL Data" office:value="16375" office:value-type="float">
            <text:p>16375</text:p>
          </table:table-cell>
          <table:table-cell ns41:value-type="float" table:style-name="TL Data" office:value="40406" office:value-type="float">
            <text:p>40406</text:p>
          </table:table-cell>
          <table:table-cell ns41:value-type="float" table:style-name="TL Data" office:value="195292" office:value-type="float">
            <text:p>195292</text:p>
          </table:table-cell>
          <table:table-cell ns41:value-type="float" table:style-name="TL Data" office:value="76732" office:value-type="float">
            <text:p>76732</text:p>
          </table:table-cell>
          <table:table-cell ns41:value-type="float" table:style-name="TL Data" office:value="40401" office:value-type="float">
            <text:p>40401</text:p>
          </table:table-cell>
          <table:table-cell ns41:value-type="float" table:style-name="TL Data" office:value="31866" office:value-type="float">
            <text:p>31866</text:p>
          </table:table-cell>
          <table:table-cell ns41:value-type="float" table:style-name="TL Data" office:value="4465" office:value-type="float">
            <text:p>4465</text:p>
          </table:table-cell>
          <table:table-cell ns41:value-type="float" table:style-name="TL Data" office:value="44292" office:value-type="float">
            <text:p>44292</text:p>
          </table:table-cell>
          <table:table-cell ns41:value-type="float" table:style-name="TL Data" office:value="289250" office:value-type="float">
            <text:p>289250</text:p>
          </table:table-cell>
          <table:table-cell ns41:value-type="float" table:style-name="TL Data" office:value="93771" office:value-type="float">
            <text:p>93771</text:p>
          </table:table-cell>
          <table:table-cell ns41:value-type="float" table:style-name="TL Data" office:value="27364" office:value-type="float">
            <text:p>27364</text:p>
          </table:table-cell>
          <table:table-cell ns41:value-type="float" table:style-name="TL Data" office:value="54549" office:value-type="float">
            <text:p>54549</text:p>
          </table:table-cell>
          <table:table-cell ns41:value-type="float" table:style-name="TL Data" office:value="10730" office:value-type="float">
            <text:p>10730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33576" office:value-type="float">
            <text:p>33576</text:p>
          </table:table-cell>
          <table:table-cell ns41:value-type="float" table:style-name="TL Data" office:value="367791" office:value-type="float">
            <text:p>367791</text:p>
          </table:table-cell>
          <table:table-cell ns41:value-type="float" table:style-name="TL Data" office:value="106948" office:value-type="float">
            <text:p>106948</text:p>
          </table:table-cell>
          <table:table-cell ns41:value-type="float" table:style-name="TL Data" office:value="13717" office:value-type="float">
            <text:p>13717</text:p>
          </table:table-cell>
          <table:table-cell ns41:value-type="float" table:style-name="TL Data" office:value="57151" office:value-type="float">
            <text:p>57151</text:p>
          </table:table-cell>
          <table:table-cell ns41:value-type="float" table:style-name="TL Data" office:value="33459" office:value-type="float">
            <text:p>33459</text:p>
          </table:table-cell>
          <table:table-cell ns41:value-type="float" table:style-name="TL Data" office:value="2466" office:value-type="float">
            <text:p>246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2239" office:value-type="float">
            <text:p>22239</text:p>
          </table:table-cell>
          <table:table-cell ns41:value-type="float" table:style-name="TL Data" office:value="448268" office:value-type="float">
            <text:p>448268</text:p>
          </table:table-cell>
          <table:table-cell ns41:value-type="float" table:style-name="TL Data" office:value="57781" office:value-type="float">
            <text:p>57781</text:p>
          </table:table-cell>
          <table:table-cell ns41:value-type="float" table:style-name="TL Data" office:value="3771" office:value-type="float">
            <text:p>3771</text:p>
          </table:table-cell>
          <table:table-cell ns41:value-type="float" table:style-name="TL Data" office:value="18593" office:value-type="float">
            <text:p>18593</text:p>
          </table:table-cell>
          <table:table-cell ns41:value-type="float" table:style-name="TL Data" office:value="28363" office:value-type="float">
            <text:p>28363</text:p>
          </table:table-cell>
          <table:table-cell ns41:value-type="float" table:style-name="TL Data" office:value="6572" office:value-type="float">
            <text:p>657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754" office:value-type="float">
            <text:p>8754</text:p>
          </table:table-cell>
          <table:table-cell ns41:value-type="float" table:style-name="TL Data" office:value="262933" office:value-type="float">
            <text:p>262933</text:p>
          </table:table-cell>
          <table:table-cell ns41:value-type="float" table:style-name="TL Data" office:value="26865" office:value-type="float">
            <text:p>26865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5929" office:value-type="float">
            <text:p>5929</text:p>
          </table:table-cell>
          <table:table-cell ns41:value-type="float" table:style-name="TL Data" office:value="11540" office:value-type="float">
            <text:p>11540</text:p>
          </table:table-cell>
          <table:table-cell ns41:value-type="float" table:style-name="TL Data" office:value="7258" office:value-type="float">
            <text:p>7258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52" office:value-type="float">
            <text:p>3152</text:p>
          </table:table-cell>
          <table:table-cell ns41:value-type="float" table:style-name="TL Data" office:value="123093" office:value-type="float">
            <text:p>123093</text:p>
          </table:table-cell>
          <table:table-cell ns41:value-type="float" table:style-name="TL Data" office:value="34769" office:value-type="float">
            <text:p>34769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3123" office:value-type="float">
            <text:p>3123</text:p>
          </table:table-cell>
          <table:table-cell ns41:value-type="float" table:style-name="TL Data" office:value="9026" office:value-type="float">
            <text:p>9026</text:p>
          </table:table-cell>
          <table:table-cell ns41:value-type="float" table:style-name="TL Data" office:value="11183" office:value-type="float">
            <text:p>11183</text:p>
          </table:table-cell>
          <table:table-cell ns41:value-type="float" table:style-name="TL Data" office:value="6700" office:value-type="float">
            <text:p>6700</text:p>
          </table:table-cell>
          <table:table-cell ns41:value-type="float" table:style-name="TL Data" office:value="2740" office:value-type="float">
            <text:p>2740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2504" office:value-type="float">
            <text:p>2504</text:p>
          </table:table-cell>
          <table:table-cell ns41:value-type="float" table:style-name="TL Data" office:value="164282" office:value-type="float">
            <text:p>164282</text:p>
          </table:table-cell>
          <table:table-cell ns41:value-type="float" table:style-name="TL Data" office:value="493882" office:value-type="float">
            <text:p>493882</text:p>
          </table:table-cell>
          <table:table-cell ns41:value-type="float" table:style-name="TL Data" office:value="167436" office:value-type="float">
            <text:p>167436</text:p>
          </table:table-cell>
          <table:table-cell ns41:value-type="float" table:style-name="TL Data" office:value="187586" office:value-type="float">
            <text:p>187586</text:p>
          </table:table-cell>
          <table:table-cell ns41:value-type="float" table:style-name="TL Data" office:value="97583" office:value-type="float">
            <text:p>97583</text:p>
          </table:table-cell>
          <table:table-cell ns41:value-type="float" table:style-name="TL Data" office:value="28607" office:value-type="float">
            <text:p>28607</text:p>
          </table:table-cell>
          <table:table-cell ns41:value-type="float" table:style-name="TL Data" office:value="8256" office:value-type="float">
            <text:p>8256</text:p>
          </table:table-cell>
          <table:table-cell ns41:value-type="float" table:style-name="TL Data" office:value="2905" office:value-type="float">
            <text:p>2905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66431" office:value-type="float">
            <text:p>166431</text:p>
          </table:table-cell>
          <table:table-cell ns41:value-type="float" table:style-name="TL Data" office:value="1911479" office:value-type="float">
            <text:p>191147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2516" office:value-type="float">
            <text:p>251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2870" office:value-type="float">
            <text:p>2870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2984" office:value-type="float">
            <text:p>2984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743" office:value-type="float">
            <text:p>2743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42" office:value-type="float">
            <text:p>2142</text:p>
          </table:table-cell>
          <table:table-cell ns41:value-type="float" table:style-name="TL Data" office:value="9871" office:value-type="float">
            <text:p>987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2518" office:value-type="float">
            <text:p>2518</text:p>
          </table:table-cell>
          <table:table-cell ns41:value-type="float" table:style-name="TL Data" office:value="2910" office:value-type="float">
            <text:p>2910</text:p>
          </table:table-cell>
          <table:table-cell ns41:value-type="float" table:style-name="TL Data" office:value="1946" office:value-type="float">
            <text:p>1946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2652" office:value-type="float">
            <text:p>2652</text:p>
          </table:table-cell>
          <table:table-cell ns41:value-type="float" table:style-name="TL Data" office:value="10263" office:value-type="float">
            <text:p>10263</text:p>
          </table:table-cell>
          <table:table-cell ns41:value-type="float" table:style-name="TL Data" office:value="3048" office:value-type="float">
            <text:p>3048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518" office:value-type="float">
            <text:p>2518</text:p>
          </table:table-cell>
          <table:table-cell ns41:value-type="float" table:style-name="TL Data" office:value="12057" office:value-type="float">
            <text:p>12057</text:p>
          </table:table-cell>
          <table:table-cell ns41:value-type="float" table:style-name="TL Data" office:value="1955" office:value-type="float">
            <text:p>1955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7966" office:value-type="float">
            <text:p>7966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4981" office:value-type="float">
            <text:p>4981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524" office:value-type="float">
            <text:p>252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0940" office:value-type="float">
            <text:p>10940</text:p>
          </table:table-cell>
          <table:table-cell ns41:value-type="float" table:style-name="TL Data" office:value="4799" office:value-type="float">
            <text:p>4799</text:p>
          </table:table-cell>
          <table:table-cell ns41:value-type="float" table:style-name="TL Data" office:value="4266" office:value-type="float">
            <text:p>4266</text:p>
          </table:table-cell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169" office:value-type="float">
            <text:p>8169</text:p>
          </table:table-cell>
          <table:table-cell ns41:value-type="float" table:style-name="TL Data" office:value="42385" office:value-type="float">
            <text:p>4238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6545" office:value-type="float">
            <text:p>6545</text:p>
          </table:table-cell>
          <table:table-cell ns41:value-type="float" table:style-name="TL Data" office:value="4370" office:value-type="float">
            <text:p>4370</text:p>
          </table:table-cell>
          <table:table-cell ns41:value-type="float" table:style-name="TL Data" office:value="2175" office:value-type="float">
            <text:p>2175</text:p>
          </table:table-cell>
          <table:table-cell ns41:value-type="float" table:style-name="TL Data" office:value="5791" office:value-type="float">
            <text:p>5791</text:p>
          </table:table-cell>
          <table:table-cell ns41:value-type="float" table:style-name="TL Data" office:value="23424" office:value-type="float">
            <text:p>23424</text:p>
          </table:table-cell>
          <table:table-cell ns41:value-type="float" table:style-name="TL Data" office:value="8224" office:value-type="float">
            <text:p>8224</text:p>
          </table:table-cell>
          <table:table-cell ns41:value-type="float" table:style-name="TL Data" office:value="3744" office:value-type="float">
            <text:p>3744</text:p>
          </table:table-cell>
          <table:table-cell ns41:value-type="float" table:style-name="TL Data" office:value="3749" office:value-type="float">
            <text:p>3749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375" office:value-type="float">
            <text:p>6375</text:p>
          </table:table-cell>
          <table:table-cell ns41:value-type="float" table:style-name="TL Data" office:value="34525" office:value-type="float">
            <text:p>34525</text:p>
          </table:table-cell>
          <table:table-cell ns41:value-type="float" table:style-name="TL Data" office:value="6680" office:value-type="float">
            <text:p>6680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3926" office:value-type="float">
            <text:p>3926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816" office:value-type="float">
            <text:p>3816</text:p>
          </table:table-cell>
          <table:table-cell ns41:value-type="float" table:style-name="TL Data" office:value="29022" office:value-type="float">
            <text:p>29022</text:p>
          </table:table-cell>
          <table:table-cell ns41:value-type="float" table:style-name="TL Data" office:value="5337" office:value-type="float">
            <text:p>5337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2842" office:value-type="float">
            <text:p>2842</text:p>
          </table:table-cell>
          <table:table-cell ns41:value-type="float" table:style-name="TL Data" office:value="1851" office:value-type="float">
            <text:p>185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84" office:value-type="float">
            <text:p>1684</text:p>
          </table:table-cell>
          <table:table-cell ns41:value-type="float" table:style-name="TL Data" office:value="23431" office:value-type="float">
            <text:p>23431</text:p>
          </table:table-cell>
          <table:table-cell ns41:value-type="float" table:style-name="TL Data" office:value="3206" office:value-type="float">
            <text:p>320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891" office:value-type="float">
            <text:p>189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14915" office:value-type="float">
            <text:p>14915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6241" office:value-type="float">
            <text:p>6241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5437" office:value-type="float">
            <text:p>5437</text:p>
          </table:table-cell>
          <table:table-cell ns41:value-type="float" table:style-name="TL Data" office:value="33767" office:value-type="float">
            <text:p>33767</text:p>
          </table:table-cell>
          <table:table-cell ns41:value-type="float" table:style-name="TL Data" office:value="11660" office:value-type="float">
            <text:p>11660</text:p>
          </table:table-cell>
          <table:table-cell ns41:value-type="float" table:style-name="TL Data" office:value="13714" office:value-type="float">
            <text:p>13714</text:p>
          </table:table-cell>
          <table:table-cell ns41:value-type="float" table:style-name="TL Data" office:value="6250" office:value-type="float">
            <text:p>6250</text:p>
          </table:table-cell>
          <table:table-cell ns41:value-type="float" table:style-name="TL Data" office:value="1630" office:value-type="float">
            <text:p>1630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137" office:value-type="float">
            <text:p>20137</text:p>
          </table:table-cell>
          <table:table-cell ns41:value-type="float" table:style-name="TL Data" office:value="140832" office:value-type="float">
            <text:p>14083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2559" office:value-type="float">
            <text:p>2559</text:p>
          </table:table-cell>
          <table:table-cell ns41:value-type="float" table:style-name="TL Data" office:value="5063" office:value-type="float">
            <text:p>5063</text:p>
          </table:table-cell>
          <table:table-cell ns41:value-type="float" table:style-name="TL Data" office:value="3814" office:value-type="float">
            <text:p>3814</text:p>
          </table:table-cell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3957" office:value-type="float">
            <text:p>3957</text:p>
          </table:table-cell>
          <table:table-cell ns41:value-type="float" table:style-name="TL Data" office:value="16761" office:value-type="float">
            <text:p>16761</text:p>
          </table:table-cell>
          <table:table-cell ns41:value-type="float" table:style-name="TL Data" office:value="7063" office:value-type="float">
            <text:p>7063</text:p>
          </table:table-cell>
          <table:table-cell ns41:value-type="float" table:style-name="TL Data" office:value="3868" office:value-type="float">
            <text:p>3868</text:p>
          </table:table-cell>
          <table:table-cell ns41:value-type="float" table:style-name="TL Data" office:value="2771" office:value-type="float">
            <text:p>2771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543" office:value-type="float">
            <text:p>4543</text:p>
          </table:table-cell>
          <table:table-cell ns41:value-type="float" table:style-name="TL Data" office:value="26447" office:value-type="float">
            <text:p>26447</text:p>
          </table:table-cell>
          <table:table-cell ns41:value-type="float" table:style-name="TL Data" office:value="6586" office:value-type="float">
            <text:p>6586</text:p>
          </table:table-cell>
          <table:table-cell ns41:value-type="float" table:style-name="TL Data" office:value="1606" office:value-type="float">
            <text:p>1606</text:p>
          </table:table-cell>
          <table:table-cell ns41:value-type="float" table:style-name="TL Data" office:value="4194" office:value-type="float">
            <text:p>4194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908" office:value-type="float">
            <text:p>2908</text:p>
          </table:table-cell>
          <table:table-cell ns41:value-type="float" table:style-name="TL Data" office:value="26317" office:value-type="float">
            <text:p>26317</text:p>
          </table:table-cell>
          <table:table-cell ns41:value-type="float" table:style-name="TL Data" office:value="6262" office:value-type="float">
            <text:p>6262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392" office:value-type="float">
            <text:p>3392</text:p>
          </table:table-cell>
          <table:table-cell ns41:value-type="float" table:style-name="TL Data" office:value="2248" office:value-type="float">
            <text:p>224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26231" office:value-type="float">
            <text:p>26231</text:p>
          </table:table-cell>
          <table:table-cell ns41:value-type="float" table:style-name="TL Data" office:value="4188" office:value-type="float">
            <text:p>418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2512" office:value-type="float">
            <text:p>2512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18270" office:value-type="float">
            <text:p>18270</text:p>
          </table:table-cell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8682" office:value-type="float">
            <text:p>8682</text:p>
          </table:table-cell>
          <table:table-cell ns41:value-type="float" table:style-name="TL Data" office:value="2159" office:value-type="float">
            <text:p>215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9838" office:value-type="float">
            <text:p>9838</text:p>
          </table:table-cell>
          <table:table-cell ns41:value-type="float" table:style-name="TL Data" office:value="34446" office:value-type="float">
            <text:p>34446</text:p>
          </table:table-cell>
          <table:table-cell ns41:value-type="float" table:style-name="TL Data" office:value="11127" office:value-type="float">
            <text:p>11127</text:p>
          </table:table-cell>
          <table:table-cell ns41:value-type="float" table:style-name="TL Data" office:value="12974" office:value-type="float">
            <text:p>12974</text:p>
          </table:table-cell>
          <table:table-cell ns41:value-type="float" table:style-name="TL Data" office:value="7158" office:value-type="float">
            <text:p>7158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4660" office:value-type="float">
            <text:p>14660</text:p>
          </table:table-cell>
          <table:table-cell ns41:value-type="float" table:style-name="TL Data" office:value="135105" office:value-type="float">
            <text:p>13510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272" office:value-type="float">
            <text:p>2272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5557" office:value-type="float">
            <text:p>5557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870" office:value-type="float">
            <text:p>5870</text:p>
          </table:table-cell>
          <table:table-cell ns41:value-type="float" table:style-name="TL Data" office:value="1966" office:value-type="float">
            <text:p>196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7971" office:value-type="float">
            <text:p>7971</text:p>
          </table:table-cell>
          <table:table-cell ns41:value-type="float" table:style-name="TL Data" office:value="2045" office:value-type="float">
            <text:p>204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8611" office:value-type="float">
            <text:p>8611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449" office:value-type="float">
            <text:p>6449</text:p>
          </table:table-cell>
          <table:table-cell ns41:value-type="float" table:style-name="TL Data" office:value="2605" office:value-type="float">
            <text:p>260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356" office:value-type="float">
            <text:p>12356</text:p>
          </table:table-cell>
          <table:table-cell ns41:value-type="float" table:style-name="TL Data" office:value="12377" office:value-type="float">
            <text:p>12377</text:p>
          </table:table-cell>
          <table:table-cell ns41:value-type="float" table:style-name="TL Data" office:value="2636" office:value-type="float">
            <text:p>2636</text:p>
          </table:table-cell>
          <table:table-cell ns41:value-type="float" table:style-name="TL Data" office:value="3820" office:value-type="float">
            <text:p>3820</text:p>
          </table:table-cell>
          <table:table-cell ns41:value-type="float" table:style-name="TL Data" office:value="3266" office:value-type="float">
            <text:p>3266</text:p>
          </table:table-cell>
          <table:table-cell ns41:value-type="float" table:style-name="TL Data" office:value="1572" office:value-type="float">
            <text:p>1572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49480" office:value-type="float">
            <text:p>4948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899" office:value-type="float">
            <text:p>2899</text:p>
          </table:table-cell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194" office:value-type="float">
            <text:p>5194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7317" office:value-type="float">
            <text:p>7317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945" office:value-type="float">
            <text:p>4945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734" office:value-type="float">
            <text:p>2734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984" office:value-type="float">
            <text:p>2984</text:p>
          </table:table-cell>
          <table:table-cell ns41:value-type="float" table:style-name="TL Data" office:value="7426" office:value-type="float">
            <text:p>7426</text:p>
          </table:table-cell>
          <table:table-cell ns41:value-type="float" table:style-name="TL Data" office:value="1563" office:value-type="float">
            <text:p>1563</text:p>
          </table:table-cell>
          <table:table-cell ns41:value-type="float" table:style-name="TL Data" office:value="2921" office:value-type="float">
            <text:p>2921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35" office:value-type="float">
            <text:p>2135</text:p>
          </table:table-cell>
          <table:table-cell ns41:value-type="float" table:style-name="TL Data" office:value="27448" office:value-type="float">
            <text:p>2744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71" office:value-type="float">
            <text:p>1571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640" office:value-type="float">
            <text:p>2640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718" office:value-type="float">
            <text:p>3718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961" office:value-type="float">
            <text:p>4961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572" office:value-type="float">
            <text:p>3572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370" office:value-type="float">
            <text:p>7370</text:p>
          </table:table-cell>
          <table:table-cell ns41:value-type="float" table:style-name="TL Data" office:value="6115" office:value-type="float">
            <text:p>6115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1473" office:value-type="float">
            <text:p>1473</text:p>
          </table:table-cell>
          <table:table-cell ns41:value-type="float" table:style-name="TL Data" office:value="1884" office:value-type="float">
            <text:p>1884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4653" office:value-type="float">
            <text:p>2465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Haarlemmermeer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4652" office:value-type="float">
            <text:p>4652</text:p>
          </table:table-cell>
          <table:table-cell ns41:value-type="float" table:style-name="TL Data" office:value="1472" office:value-type="float">
            <text:p>1472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78" office:value-type="float">
            <text:p>1178</text:p>
          </table:table-cell>
          <table:table-cell ns41:value-type="float" table:style-name="TL Data" office:value="6896" office:value-type="float">
            <text:p>6896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5641" office:value-type="float">
            <text:p>5641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647" office:value-type="float">
            <text:p>3647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830" office:value-type="float">
            <text:p>283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5858" office:value-type="float">
            <text:p>5858</text:p>
          </table:table-cell>
          <table:table-cell ns41:value-type="float" table:style-name="TL Data" office:value="2241" office:value-type="float">
            <text:p>2241</text:p>
          </table:table-cell>
          <table:table-cell ns41:value-type="float" table:style-name="TL Data" office:value="2221" office:value-type="float">
            <text:p>2221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91" office:value-type="float">
            <text:p>3591</text:p>
          </table:table-cell>
          <table:table-cell ns41:value-type="float" table:style-name="TL Data" office:value="26718" office:value-type="float">
            <text:p>2671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Den Helder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619" office:value-type="float">
            <text:p>1619</text:p>
          </table:table-cell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4191" office:value-type="float">
            <text:p>4191</text:p>
          </table:table-cell>
          <table:table-cell ns41:value-type="float" table:style-name="TL Data" office:value="2159" office:value-type="float">
            <text:p>2159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7443" office:value-type="float">
            <text:p>7443</text:p>
          </table:table-cell>
          <table:table-cell ns41:value-type="float" table:style-name="TL Data" office:value="2007" office:value-type="float">
            <text:p>200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7141" office:value-type="float">
            <text:p>7141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300" office:value-type="float">
            <text:p>4300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49" office:value-type="float">
            <text:p>1649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8080" office:value-type="float">
            <text:p>8080</text:p>
          </table:table-cell>
          <table:table-cell ns41:value-type="float" table:style-name="TL Data" office:value="2661" office:value-type="float">
            <text:p>2661</text:p>
          </table:table-cell>
          <table:table-cell ns41:value-type="float" table:style-name="TL Data" office:value="3467" office:value-type="float">
            <text:p>3467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59" office:value-type="float">
            <text:p>3259</text:p>
          </table:table-cell>
          <table:table-cell ns41:value-type="float" table:style-name="TL Data" office:value="27945" office:value-type="float">
            <text:p>2794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Velsen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3327" office:value-type="float">
            <text:p>3327</text:p>
          </table:table-cell>
          <table:table-cell ns41:value-type="float" table:style-name="TL Data" office:value="1635" office:value-type="float">
            <text:p>163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6315" office:value-type="float">
            <text:p>6315</text:p>
          </table:table-cell>
          <table:table-cell ns41:value-type="float" table:style-name="TL Data" office:value="2920" office:value-type="float">
            <text:p>292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2456" office:value-type="float">
            <text:p>12456</text:p>
          </table:table-cell>
          <table:table-cell ns41:value-type="float" table:style-name="TL Data" office:value="2259" office:value-type="float">
            <text:p>225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9923" office:value-type="float">
            <text:p>9923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331" office:value-type="float">
            <text:p>4331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10162" office:value-type="float">
            <text:p>10162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3903" office:value-type="float">
            <text:p>3903</text:p>
          </table:table-cell>
          <table:table-cell ns41:value-type="float" table:style-name="TL Data" office:value="3287" office:value-type="float">
            <text:p>3287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TL Data" office:value="40543" office:value-type="float">
            <text:p>4054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2571" office:value-type="float">
            <text:p>2571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5175" office:value-type="float">
            <text:p>5175</text:p>
          </table:table-cell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748" office:value-type="float">
            <text:p>5748</text:p>
          </table:table-cell>
          <table:table-cell ns41:value-type="float" table:style-name="TL Data" office:value="2257" office:value-type="float">
            <text:p>225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8801" office:value-type="float">
            <text:p>8801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454" office:value-type="float">
            <text:p>5454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643" office:value-type="float">
            <text:p>2643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8720" office:value-type="float">
            <text:p>8720</text:p>
          </table:table-cell>
          <table:table-cell ns41:value-type="float" table:style-name="TL Data" office:value="2685" office:value-type="float">
            <text:p>2685</text:p>
          </table:table-cell>
          <table:table-cell ns41:value-type="float" table:style-name="TL Data" office:value="3917" office:value-type="float">
            <text:p>3917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32553" office:value-type="float">
            <text:p>3255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924" office:value-type="float">
            <text:p>1924</text:p>
          </table:table-cell>
          <table:table-cell ns41:value-type="float" table:style-name="TL Data" office:value="4063" office:value-type="float">
            <text:p>4063</text:p>
          </table:table-cell>
          <table:table-cell ns41:value-type="float" table:style-name="TL Data" office:value="3213" office:value-type="float">
            <text:p>3213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2562" office:value-type="float">
            <text:p>2562</text:p>
          </table:table-cell>
          <table:table-cell ns41:value-type="float" table:style-name="TL Data" office:value="12019" office:value-type="float">
            <text:p>12019</text:p>
          </table:table-cell>
          <table:table-cell ns41:value-type="float" table:style-name="TL Data" office:value="6682" office:value-type="float">
            <text:p>6682</text:p>
          </table:table-cell>
          <table:table-cell ns41:value-type="float" table:style-name="TL Data" office:value="3914" office:value-type="float">
            <text:p>3914</text:p>
          </table:table-cell>
          <table:table-cell ns41:value-type="float" table:style-name="TL Data" office:value="2444" office:value-type="float">
            <text:p>244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944" office:value-type="float">
            <text:p>3944</text:p>
          </table:table-cell>
          <table:table-cell ns41:value-type="float" table:style-name="TL Data" office:value="24059" office:value-type="float">
            <text:p>24059</text:p>
          </table:table-cell>
          <table:table-cell ns41:value-type="float" table:style-name="TL Data" office:value="8651" office:value-type="float">
            <text:p>8651</text:p>
          </table:table-cell>
          <table:table-cell ns41:value-type="float" table:style-name="TL Data" office:value="2716" office:value-type="float">
            <text:p>2716</text:p>
          </table:table-cell>
          <table:table-cell ns41:value-type="float" table:style-name="TL Data" office:value="5032" office:value-type="float">
            <text:p>5032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670" office:value-type="float">
            <text:p>3670</text:p>
          </table:table-cell>
          <table:table-cell ns41:value-type="float" table:style-name="TL Data" office:value="32981" office:value-type="float">
            <text:p>32981</text:p>
          </table:table-cell>
          <table:table-cell ns41:value-type="float" table:style-name="TL Data" office:value="10730" office:value-type="float">
            <text:p>10730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6433" office:value-type="float">
            <text:p>6433</text:p>
          </table:table-cell>
          <table:table-cell ns41:value-type="float" table:style-name="TL Data" office:value="3145" office:value-type="float">
            <text:p>314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32" office:value-type="float">
            <text:p>2032</text:p>
          </table:table-cell>
          <table:table-cell ns41:value-type="float" table:style-name="TL Data" office:value="43080" office:value-type="float">
            <text:p>43080</text:p>
          </table:table-cell>
          <table:table-cell ns41:value-type="float" table:style-name="TL Data" office:value="7558" office:value-type="float">
            <text:p>7558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025" office:value-type="float">
            <text:p>2025</text:p>
          </table:table-cell>
          <table:table-cell ns41:value-type="float" table:style-name="TL Data" office:value="4447" office:value-type="float">
            <text:p>4447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32413" office:value-type="float">
            <text:p>32413</text:p>
          </table:table-cell>
          <table:table-cell ns41:value-type="float" table:style-name="TL Data" office:value="3853" office:value-type="float">
            <text:p>385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6271" office:value-type="float">
            <text:p>16271</text:p>
          </table:table-cell>
          <table:table-cell ns41:value-type="float" table:style-name="TL Data" office:value="3679" office:value-type="float">
            <text:p>367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7113" office:value-type="float">
            <text:p>17113</text:p>
          </table:table-cell>
          <table:table-cell ns41:value-type="float" table:style-name="TL Data" office:value="46361" office:value-type="float">
            <text:p>46361</text:p>
          </table:table-cell>
          <table:table-cell ns41:value-type="float" table:style-name="TL Data" office:value="12440" office:value-type="float">
            <text:p>12440</text:p>
          </table:table-cell>
          <table:table-cell ns41:value-type="float" table:style-name="TL Data" office:value="17902" office:value-type="float">
            <text:p>17902</text:p>
          </table:table-cell>
          <table:table-cell ns41:value-type="float" table:style-name="TL Data" office:value="11324" office:value-type="float">
            <text:p>11324</text:p>
          </table:table-cell>
          <table:table-cell ns41:value-type="float" table:style-name="TL Data" office:value="3340" office:value-type="float">
            <text:p>3340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4201" office:value-type="float">
            <text:p>14201</text:p>
          </table:table-cell>
          <table:table-cell ns41:value-type="float" table:style-name="TL Data" office:value="179860" office:value-type="float">
            <text:p>17986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Hilversum, tevens totaal gemeenten met 50001-100000 inwoners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821" office:value-type="float">
            <text:p>1821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843" office:value-type="float">
            <text:p>4843</text:p>
          </table:table-cell>
          <table:table-cell ns41:value-type="float" table:style-name="TL Data" office:value="1976" office:value-type="float">
            <text:p>1976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7171" office:value-type="float">
            <text:p>7171</text:p>
          </table:table-cell>
          <table:table-cell ns41:value-type="float" table:style-name="TL Data" office:value="2856" office:value-type="float">
            <text:p>285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1379" office:value-type="float">
            <text:p>11379</text:p>
          </table:table-cell>
          <table:table-cell ns41:value-type="float" table:style-name="TL Data" office:value="3127" office:value-type="float">
            <text:p>312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2010" office:value-type="float">
            <text:p>201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3334" office:value-type="float">
            <text:p>13334</text:p>
          </table:table-cell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404" office:value-type="float">
            <text:p>7404</text:p>
          </table:table-cell>
          <table:table-cell ns41:value-type="float" table:style-name="TL Data" office:value="2020" office:value-type="float">
            <text:p>20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568" office:value-type="float">
            <text:p>9568</text:p>
          </table:table-cell>
          <table:table-cell ns41:value-type="float" table:style-name="TL Data" office:value="14526" office:value-type="float">
            <text:p>14526</text:p>
          </table:table-cell>
          <table:table-cell ns41:value-type="float" table:style-name="TL Data" office:value="3271" office:value-type="float">
            <text:p>3271</text:p>
          </table:table-cell>
          <table:table-cell ns41:value-type="float" table:style-name="TL Data" office:value="4377" office:value-type="float">
            <text:p>4377</text:p>
          </table:table-cell>
          <table:table-cell ns41:value-type="float" table:style-name="TL Data" office:value="4412" office:value-type="float">
            <text:p>4412</text:p>
          </table:table-cell>
          <table:table-cell ns41:value-type="float" table:style-name="TL Data" office:value="1626" office:value-type="float">
            <text:p>162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335" office:value-type="float">
            <text:p>2335</text:p>
          </table:table-cell>
          <table:table-cell ns41:value-type="float" table:style-name="TL Data" office:value="56076" office:value-type="float">
            <text:p>5607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21876" office:value-type="float">
            <text:p>21876</text:p>
          </table:table-cell>
          <table:table-cell ns41:value-type="float" table:style-name="TL Data" office:value="2965" office:value-type="float">
            <text:p>2965</text:p>
          </table:table-cell>
          <table:table-cell ns41:value-type="float" table:style-name="TL Data" office:value="27904" office:value-type="float">
            <text:p>27904</text:p>
          </table:table-cell>
          <table:table-cell ns41:value-type="float" table:style-name="TL Data" office:value="19144" office:value-type="float">
            <text:p>19144</text:p>
          </table:table-cell>
          <table:table-cell ns41:value-type="float" table:style-name="TL Data" office:value="15788" office:value-type="float">
            <text:p>15788</text:p>
          </table:table-cell>
          <table:table-cell ns41:value-type="float" table:style-name="TL Data" office:value="3356" office:value-type="float">
            <text:p>3356</text:p>
          </table:table-cell>
          <table:table-cell ns41:value-type="float" table:style-name="TL Data" office:value="8063" office:value-type="float">
            <text:p>8063</text:p>
          </table:table-cell>
          <table:table-cell ns41:value-type="float" table:style-name="TL Data" office:value="48941" office:value-type="float">
            <text:p>48941</text:p>
          </table:table-cell>
          <table:table-cell ns41:value-type="float" table:style-name="TL Data" office:value="37586" office:value-type="float">
            <text:p>37586</text:p>
          </table:table-cell>
          <table:table-cell ns41:value-type="float" table:style-name="TL Data" office:value="25902" office:value-type="float">
            <text:p>25902</text:p>
          </table:table-cell>
          <table:table-cell ns41:value-type="float" table:style-name="TL Data" office:value="11048" office:value-type="float">
            <text:p>11048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13333" office:value-type="float">
            <text:p>13333</text:p>
          </table:table-cell>
          <table:table-cell ns41:value-type="float" table:style-name="TL Data" office:value="118654" office:value-type="float">
            <text:p>118654</text:p>
          </table:table-cell>
          <table:table-cell ns41:value-type="float" table:style-name="TL Data" office:value="56788" office:value-type="float">
            <text:p>56788</text:p>
          </table:table-cell>
          <table:table-cell ns41:value-type="float" table:style-name="TL Data" office:value="16214" office:value-type="float">
            <text:p>16214</text:p>
          </table:table-cell>
          <table:table-cell ns41:value-type="float" table:style-name="TL Data" office:value="36166" office:value-type="float">
            <text:p>36166</text:p>
          </table:table-cell>
          <table:table-cell ns41:value-type="float" table:style-name="TL Data" office:value="4266" office:value-type="float">
            <text:p>426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319" office:value-type="float">
            <text:p>9319</text:p>
          </table:table-cell>
          <table:table-cell ns41:value-type="float" table:style-name="TL Data" office:value="204119" office:value-type="float">
            <text:p>204119</text:p>
          </table:table-cell>
          <table:table-cell ns41:value-type="float" table:style-name="TL Data" office:value="46471" office:value-type="float">
            <text:p>46471</text:p>
          </table:table-cell>
          <table:table-cell ns41:value-type="float" table:style-name="TL Data" office:value="6358" office:value-type="float">
            <text:p>6358</text:p>
          </table:table-cell>
          <table:table-cell ns41:value-type="float" table:style-name="TL Data" office:value="22240" office:value-type="float">
            <text:p>22240</text:p>
          </table:table-cell>
          <table:table-cell ns41:value-type="float" table:style-name="TL Data" office:value="17031" office:value-type="float">
            <text:p>17031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96" office:value-type="float">
            <text:p>4196</text:p>
          </table:table-cell>
          <table:table-cell ns41:value-type="float" table:style-name="TL Data" office:value="187182" office:value-type="float">
            <text:p>187182</text:p>
          </table:table-cell>
          <table:table-cell ns41:value-type="float" table:style-name="TL Data" office:value="18296" office:value-type="float">
            <text:p>18296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6148" office:value-type="float">
            <text:p>6148</text:p>
          </table:table-cell>
          <table:table-cell ns41:value-type="float" table:style-name="TL Data" office:value="8319" office:value-type="float">
            <text:p>8319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78201" office:value-type="float">
            <text:p>78201</text:p>
          </table:table-cell>
          <table:table-cell ns41:value-type="float" table:style-name="TL Data" office:value="7413" office:value-type="float">
            <text:p>741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513" office:value-type="float">
            <text:p>1513</text:p>
          </table:table-cell>
          <table:table-cell ns41:value-type="float" table:style-name="TL Data" office:value="3283" office:value-type="float">
            <text:p>3283</text:p>
          </table:table-cell>
          <table:table-cell ns41:value-type="float" table:style-name="TL Data" office:value="1945" office:value-type="float">
            <text:p>1945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4392" office:value-type="float">
            <text:p>34392</text:p>
          </table:table-cell>
          <table:table-cell ns41:value-type="float" table:style-name="TL Data" office:value="7805" office:value-type="float">
            <text:p>780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2046" office:value-type="float">
            <text:p>2046</text:p>
          </table:table-cell>
          <table:table-cell ns41:value-type="float" table:style-name="TL Data" office:value="2609" office:value-type="float">
            <text:p>2609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9115" office:value-type="float">
            <text:p>39115</text:p>
          </table:table-cell>
          <table:table-cell ns41:value-type="float" table:style-name="TL Data" office:value="215379" office:value-type="float">
            <text:p>215379</text:p>
          </table:table-cell>
          <table:table-cell ns41:value-type="float" table:style-name="TL Data" office:value="87964" office:value-type="float">
            <text:p>87964</text:p>
          </table:table-cell>
          <table:table-cell ns41:value-type="float" table:style-name="TL Data" office:value="81130" office:value-type="float">
            <text:p>81130</text:p>
          </table:table-cell>
          <table:table-cell ns41:value-type="float" table:style-name="TL Data" office:value="35581" office:value-type="float">
            <text:p>35581</text:p>
          </table:table-cell>
          <table:table-cell ns41:value-type="float" table:style-name="TL Data" office:value="7785" office:value-type="float">
            <text:p>7785</text:p>
          </table:table-cell>
          <table:table-cell ns41:value-type="float" table:style-name="TL Data" office:value="1899" office:value-type="float">
            <text:p>1899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9807" office:value-type="float">
            <text:p>39807</text:p>
          </table:table-cell>
          <table:table-cell ns41:value-type="float" table:style-name="TL Data" office:value="738508" office:value-type="float">
            <text:p>73850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33" office:value-type="float">
            <text:p>1533</text:p>
          </table:table-cell>
          <table:table-cell ns41:value-type="float" table:style-name="TL Data" office:value="2202" office:value-type="float">
            <text:p>2202</text:p>
          </table:table-cell>
          <table:table-cell ns41:value-type="float" table:style-name="TL Data" office:value="1876" office:value-type="float">
            <text:p>187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789" office:value-type="float">
            <text:p>4789</text:p>
          </table:table-cell>
          <table:table-cell ns41:value-type="float" table:style-name="TL Data" office:value="3693" office:value-type="float">
            <text:p>3693</text:p>
          </table:table-cell>
          <table:table-cell ns41:value-type="float" table:style-name="TL Data" office:value="2489" office:value-type="float">
            <text:p>2489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11226" office:value-type="float">
            <text:p>11226</text:p>
          </table:table-cell>
          <table:table-cell ns41:value-type="float" table:style-name="TL Data" office:value="5610" office:value-type="float">
            <text:p>5610</text:p>
          </table:table-cell>
          <table:table-cell ns41:value-type="float" table:style-name="TL Data" office:value="2023" office:value-type="float">
            <text:p>2023</text:p>
          </table:table-cell>
          <table:table-cell ns41:value-type="float" table:style-name="TL Data" office:value="3123" office:value-type="float">
            <text:p>3123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9578" office:value-type="float">
            <text:p>19578</text:p>
          </table:table-cell>
          <table:table-cell ns41:value-type="float" table:style-name="TL Data" office:value="6409" office:value-type="float">
            <text:p>6409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3731" office:value-type="float">
            <text:p>3731</text:p>
          </table:table-cell>
          <table:table-cell ns41:value-type="float" table:style-name="TL Data" office:value="1759" office:value-type="float">
            <text:p>175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24983" office:value-type="float">
            <text:p>24983</text:p>
          </table:table-cell>
          <table:table-cell ns41:value-type="float" table:style-name="TL Data" office:value="5884" office:value-type="float">
            <text:p>5884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793" office:value-type="float">
            <text:p>1793</text:p>
          </table:table-cell>
          <table:table-cell ns41:value-type="float" table:style-name="TL Data" office:value="3180" office:value-type="float">
            <text:p>318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24805" office:value-type="float">
            <text:p>24805</text:p>
          </table:table-cell>
          <table:table-cell ns41:value-type="float" table:style-name="TL Data" office:value="3832" office:value-type="float">
            <text:p>383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1684" office:value-type="float">
            <text:p>1684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5865" office:value-type="float">
            <text:p>15865</text:p>
          </table:table-cell>
          <table:table-cell ns41:value-type="float" table:style-name="TL Data" office:value="3016" office:value-type="float">
            <text:p>301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3995" office:value-type="float">
            <text:p>13995</text:p>
          </table:table-cell>
          <table:table-cell ns41:value-type="float" table:style-name="TL Data" office:value="31757" office:value-type="float">
            <text:p>31757</text:p>
          </table:table-cell>
          <table:table-cell ns41:value-type="float" table:style-name="TL Data" office:value="8949" office:value-type="float">
            <text:p>8949</text:p>
          </table:table-cell>
          <table:table-cell ns41:value-type="float" table:style-name="TL Data" office:value="11205" office:value-type="float">
            <text:p>11205</text:p>
          </table:table-cell>
          <table:table-cell ns41:value-type="float" table:style-name="TL Data" office:value="7896" office:value-type="float">
            <text:p>7896</text:p>
          </table:table-cell>
          <table:table-cell ns41:value-type="float" table:style-name="TL Data" office:value="2552" office:value-type="float">
            <text:p>2552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941" office:value-type="float">
            <text:p>4941</text:p>
          </table:table-cell>
          <table:table-cell ns41:value-type="float" table:style-name="TL Data" office:value="116774" office:value-type="float">
            <text:p>11677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meenten met 100001 en meer inwoners</text:p>
          </table:table-cell>
          <table:table-cell/>
          <table:table-cell ns41:value-type="float" table:style-name="TL Data" office:value="22987" office:value-type="float">
            <text:p>22987</text:p>
          </table:table-cell>
          <table:table-cell ns41:value-type="float" table:style-name="TL Data" office:value="3080" office:value-type="float">
            <text:p>3080</text:p>
          </table:table-cell>
          <table:table-cell ns41:value-type="float" table:style-name="TL Data" office:value="29437" office:value-type="float">
            <text:p>29437</text:p>
          </table:table-cell>
          <table:table-cell ns41:value-type="float" table:style-name="TL Data" office:value="21346" office:value-type="float">
            <text:p>21346</text:p>
          </table:table-cell>
          <table:table-cell ns41:value-type="float" table:style-name="TL Data" office:value="17664" office:value-type="float">
            <text:p>17664</text:p>
          </table:table-cell>
          <table:table-cell ns41:value-type="float" table:style-name="TL Data" office:value="3682" office:value-type="float">
            <text:p>3682</text:p>
          </table:table-cell>
          <table:table-cell ns41:value-type="float" table:style-name="TL Data" office:value="8603" office:value-type="float">
            <text:p>8603</text:p>
          </table:table-cell>
          <table:table-cell ns41:value-type="float" table:style-name="TL Data" office:value="53730" office:value-type="float">
            <text:p>53730</text:p>
          </table:table-cell>
          <table:table-cell ns41:value-type="float" table:style-name="TL Data" office:value="41279" office:value-type="float">
            <text:p>41279</text:p>
          </table:table-cell>
          <table:table-cell ns41:value-type="float" table:style-name="TL Data" office:value="28391" office:value-type="float">
            <text:p>28391</text:p>
          </table:table-cell>
          <table:table-cell ns41:value-type="float" table:style-name="TL Data" office:value="12135" office:value-type="float">
            <text:p>12135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14641" office:value-type="float">
            <text:p>14641</text:p>
          </table:table-cell>
          <table:table-cell ns41:value-type="float" table:style-name="TL Data" office:value="129880" office:value-type="float">
            <text:p>129880</text:p>
          </table:table-cell>
          <table:table-cell ns41:value-type="float" table:style-name="TL Data" office:value="62398" office:value-type="float">
            <text:p>62398</text:p>
          </table:table-cell>
          <table:table-cell ns41:value-type="float" table:style-name="TL Data" office:value="18237" office:value-type="float">
            <text:p>18237</text:p>
          </table:table-cell>
          <table:table-cell ns41:value-type="float" table:style-name="TL Data" office:value="39289" office:value-type="float">
            <text:p>39289</text:p>
          </table:table-cell>
          <table:table-cell ns41:value-type="float" table:style-name="TL Data" office:value="4693" office:value-type="float">
            <text:p>469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0824" office:value-type="float">
            <text:p>10824</text:p>
          </table:table-cell>
          <table:table-cell ns41:value-type="float" table:style-name="TL Data" office:value="223697" office:value-type="float">
            <text:p>223697</text:p>
          </table:table-cell>
          <table:table-cell ns41:value-type="float" table:style-name="TL Data" office:value="52880" office:value-type="float">
            <text:p>52880</text:p>
          </table:table-cell>
          <table:table-cell ns41:value-type="float" table:style-name="TL Data" office:value="7161" office:value-type="float">
            <text:p>7161</text:p>
          </table:table-cell>
          <table:table-cell ns41:value-type="float" table:style-name="TL Data" office:value="25971" office:value-type="float">
            <text:p>25971</text:p>
          </table:table-cell>
          <table:table-cell ns41:value-type="float" table:style-name="TL Data" office:value="18790" office:value-type="float">
            <text:p>18790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025" office:value-type="float">
            <text:p>5025</text:p>
          </table:table-cell>
          <table:table-cell ns41:value-type="float" table:style-name="TL Data" office:value="212165" office:value-type="float">
            <text:p>212165</text:p>
          </table:table-cell>
          <table:table-cell ns41:value-type="float" table:style-name="TL Data" office:value="24180" office:value-type="float">
            <text:p>24180</text:p>
          </table:table-cell>
          <table:table-cell ns41:value-type="float" table:style-name="TL Data" office:value="1830" office:value-type="float">
            <text:p>1830</text:p>
          </table:table-cell>
          <table:table-cell ns41:value-type="float" table:style-name="TL Data" office:value="7941" office:value-type="float">
            <text:p>7941</text:p>
          </table:table-cell>
          <table:table-cell ns41:value-type="float" table:style-name="TL Data" office:value="11499" office:value-type="float">
            <text:p>11499</text:p>
          </table:table-cell>
          <table:table-cell ns41:value-type="float" table:style-name="TL Data" office:value="2767" office:value-type="float">
            <text:p>276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00" office:value-type="float">
            <text:p>1700</text:p>
          </table:table-cell>
          <table:table-cell ns41:value-type="float" table:style-name="TL Data" office:value="103006" office:value-type="float">
            <text:p>103006</text:p>
          </table:table-cell>
          <table:table-cell ns41:value-type="float" table:style-name="TL Data" office:value="11245" office:value-type="float">
            <text:p>11245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2400" office:value-type="float">
            <text:p>2400</text:p>
          </table:table-cell>
          <table:table-cell ns41:value-type="float" table:style-name="TL Data" office:value="4967" office:value-type="float">
            <text:p>4967</text:p>
          </table:table-cell>
          <table:table-cell ns41:value-type="float" table:style-name="TL Data" office:value="2918" office:value-type="float">
            <text:p>2918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0257" office:value-type="float">
            <text:p>50257</text:p>
          </table:table-cell>
          <table:table-cell ns41:value-type="float" table:style-name="TL Data" office:value="10821" office:value-type="float">
            <text:p>1082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2775" office:value-type="float">
            <text:p>2775</text:p>
          </table:table-cell>
          <table:table-cell ns41:value-type="float" table:style-name="TL Data" office:value="3558" office:value-type="float">
            <text:p>3558</text:p>
          </table:table-cell>
          <table:table-cell ns41:value-type="float" table:style-name="TL Data" office:value="2057" office:value-type="float">
            <text:p>2057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53110" office:value-type="float">
            <text:p>53110</text:p>
          </table:table-cell>
          <table:table-cell ns41:value-type="float" table:style-name="TL Data" office:value="247136" office:value-type="float">
            <text:p>247136</text:p>
          </table:table-cell>
          <table:table-cell ns41:value-type="float" table:style-name="TL Data" office:value="96913" office:value-type="float">
            <text:p>96913</text:p>
          </table:table-cell>
          <table:table-cell ns41:value-type="float" table:style-name="TL Data" office:value="92335" office:value-type="float">
            <text:p>92335</text:p>
          </table:table-cell>
          <table:table-cell ns41:value-type="float" table:style-name="TL Data" office:value="43477" office:value-type="float">
            <text:p>43477</text:p>
          </table:table-cell>
          <table:table-cell ns41:value-type="float" table:style-name="TL Data" office:value="10337" office:value-type="float">
            <text:p>10337</text:p>
          </table:table-cell>
          <table:table-cell ns41:value-type="float" table:style-name="TL Data" office:value="2656" office:value-type="float">
            <text:p>2656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4748" office:value-type="float">
            <text:p>44748</text:p>
          </table:table-cell>
          <table:table-cell ns41:value-type="float" table:style-name="TL Data" office:value="855282" office:value-type="float">
            <text:p>85528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Noordholland</text:p>
          </table:table-cell>
          <table:table-cell/>
          <table:table-cell ns41:value-type="float" table:style-name="TL Data" office:value="28431" office:value-type="float">
            <text:p>28431</text:p>
          </table:table-cell>
          <table:table-cell ns41:value-type="float" table:style-name="TL Data" office:value="6432" office:value-type="float">
            <text:p>6432</text:p>
          </table:table-cell>
          <table:table-cell ns41:value-type="float" table:style-name="TL Data" office:value="41738" office:value-type="float">
            <text:p>41738</text:p>
          </table:table-cell>
          <table:table-cell ns41:value-type="float" table:style-name="TL Data" office:value="42710" office:value-type="float">
            <text:p>42710</text:p>
          </table:table-cell>
          <table:table-cell ns41:value-type="float" table:style-name="TL Data" office:value="33189" office:value-type="float">
            <text:p>33189</text:p>
          </table:table-cell>
          <table:table-cell ns41:value-type="float" table:style-name="TL Data" office:value="9521" office:value-type="float">
            <text:p>9521</text:p>
          </table:table-cell>
          <table:table-cell ns41:value-type="float" table:style-name="TL Data" office:value="25199" office:value-type="float">
            <text:p>25199</text:p>
          </table:table-cell>
          <table:table-cell ns41:value-type="float" table:style-name="TL Data" office:value="123802" office:value-type="float">
            <text:p>123802</text:p>
          </table:table-cell>
          <table:table-cell ns41:value-type="float" table:style-name="TL Data" office:value="70387" office:value-type="float">
            <text:p>70387</text:p>
          </table:table-cell>
          <table:table-cell ns41:value-type="float" table:style-name="TL Data" office:value="43747" office:value-type="float">
            <text:p>43747</text:p>
          </table:table-cell>
          <table:table-cell ns41:value-type="float" table:style-name="TL Data" office:value="23947" office:value-type="float">
            <text:p>23947</text:p>
          </table:table-cell>
          <table:table-cell ns41:value-type="float" table:style-name="TL Data" office:value="2693" office:value-type="float">
            <text:p>2693</text:p>
          </table:table-cell>
          <table:table-cell ns41:value-type="float" table:style-name="TL Data" office:value="34231" office:value-type="float">
            <text:p>34231</text:p>
          </table:table-cell>
          <table:table-cell ns41:value-type="float" table:style-name="TL Data" office:value="241124" office:value-type="float">
            <text:p>241124</text:p>
          </table:table-cell>
          <table:table-cell ns41:value-type="float" table:style-name="TL Data" office:value="90417" office:value-type="float">
            <text:p>90417</text:p>
          </table:table-cell>
          <table:table-cell ns41:value-type="float" table:style-name="TL Data" office:value="25627" office:value-type="float">
            <text:p>25627</text:p>
          </table:table-cell>
          <table:table-cell ns41:value-type="float" table:style-name="TL Data" office:value="56154" office:value-type="float">
            <text:p>56154</text:p>
          </table:table-cell>
          <table:table-cell ns41:value-type="float" table:style-name="TL Data" office:value="8021" office:value-type="float">
            <text:p>8021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24083" office:value-type="float">
            <text:p>24083</text:p>
          </table:table-cell>
          <table:table-cell ns41:value-type="float" table:style-name="TL Data" office:value="335380" office:value-type="float">
            <text:p>335380</text:p>
          </table:table-cell>
          <table:table-cell ns41:value-type="float" table:style-name="TL Data" office:value="81452" office:value-type="float">
            <text:p>81452</text:p>
          </table:table-cell>
          <table:table-cell ns41:value-type="float" table:style-name="TL Data" office:value="9529" office:value-type="float">
            <text:p>9529</text:p>
          </table:table-cell>
          <table:table-cell ns41:value-type="float" table:style-name="TL Data" office:value="41962" office:value-type="float">
            <text:p>41962</text:p>
          </table:table-cell>
          <table:table-cell ns41:value-type="float" table:style-name="TL Data" office:value="28256" office:value-type="float">
            <text:p>28256</text:p>
          </table:table-cell>
          <table:table-cell ns41:value-type="float" table:style-name="TL Data" office:value="1619" office:value-type="float">
            <text:p>161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791" office:value-type="float">
            <text:p>11791</text:p>
          </table:table-cell>
          <table:table-cell ns41:value-type="float" table:style-name="TL Data" office:value="330440" office:value-type="float">
            <text:p>330440</text:p>
          </table:table-cell>
          <table:table-cell ns41:value-type="float" table:style-name="TL Data" office:value="45009" office:value-type="float">
            <text:p>45009</text:p>
          </table:table-cell>
          <table:table-cell ns41:value-type="float" table:style-name="TL Data" office:value="2766" office:value-type="float">
            <text:p>2766</text:p>
          </table:table-cell>
          <table:table-cell ns41:value-type="float" table:style-name="TL Data" office:value="13036" office:value-type="float">
            <text:p>13036</text:p>
          </table:table-cell>
          <table:table-cell ns41:value-type="float" table:style-name="TL Data" office:value="23926" office:value-type="float">
            <text:p>23926</text:p>
          </table:table-cell>
          <table:table-cell ns41:value-type="float" table:style-name="TL Data" office:value="5009" office:value-type="float">
            <text:p>5009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743" office:value-type="float">
            <text:p>4743</text:p>
          </table:table-cell>
          <table:table-cell ns41:value-type="float" table:style-name="TL Data" office:value="193574" office:value-type="float">
            <text:p>193574</text:p>
          </table:table-cell>
          <table:table-cell ns41:value-type="float" table:style-name="TL Data" office:value="22013" office:value-type="float">
            <text:p>22013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4450" office:value-type="float">
            <text:p>4450</text:p>
          </table:table-cell>
          <table:table-cell ns41:value-type="float" table:style-name="TL Data" office:value="9479" office:value-type="float">
            <text:p>9479</text:p>
          </table:table-cell>
          <table:table-cell ns41:value-type="float" table:style-name="TL Data" office:value="6387" office:value-type="float">
            <text:p>6387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51" office:value-type="float">
            <text:p>1651</text:p>
          </table:table-cell>
          <table:table-cell ns41:value-type="float" table:style-name="TL Data" office:value="96736" office:value-type="float">
            <text:p>96736</text:p>
          </table:table-cell>
          <table:table-cell ns41:value-type="float" table:style-name="TL Data" office:value="22657" office:value-type="float">
            <text:p>2265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738" office:value-type="float">
            <text:p>1738</text:p>
          </table:table-cell>
          <table:table-cell ns41:value-type="float" table:style-name="TL Data" office:value="5410" office:value-type="float">
            <text:p>5410</text:p>
          </table:table-cell>
          <table:table-cell ns41:value-type="float" table:style-name="TL Data" office:value="7533" office:value-type="float">
            <text:p>7533</text:p>
          </table:table-cell>
          <table:table-cell ns41:value-type="float" table:style-name="TL Data" office:value="4582" office:value-type="float">
            <text:p>4582</text:p>
          </table:table-cell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108613" office:value-type="float">
            <text:p>108613</text:p>
          </table:table-cell>
          <table:table-cell ns41:value-type="float" table:style-name="TL Data" office:value="403076" office:value-type="float">
            <text:p>403076</text:p>
          </table:table-cell>
          <table:table-cell ns41:value-type="float" table:style-name="TL Data" office:value="144371" office:value-type="float">
            <text:p>144371</text:p>
          </table:table-cell>
          <table:table-cell ns41:value-type="float" table:style-name="TL Data" office:value="150808" office:value-type="float">
            <text:p>150808</text:p>
          </table:table-cell>
          <table:table-cell ns41:value-type="float" table:style-name="TL Data" office:value="77785" office:value-type="float">
            <text:p>77785</text:p>
          </table:table-cell>
          <table:table-cell ns41:value-type="float" table:style-name="TL Data" office:value="21163" office:value-type="float">
            <text:p>21163</text:p>
          </table:table-cell>
          <table:table-cell ns41:value-type="float" table:style-name="TL Data" office:value="5721" office:value-type="float">
            <text:p>5721</text:p>
          </table:table-cell>
          <table:table-cell ns41:value-type="float" table:style-name="TL Data" office:value="1974" office:value-type="float">
            <text:p>1974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09569" office:value-type="float">
            <text:p>109569</text:p>
          </table:table-cell>
          <table:table-cell ns41:value-type="float" table:style-name="TL Data" office:value="1471407" office:value-type="float">
            <text:p>147140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974" office:value-type="float">
            <text:p>197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2060" office:value-type="float">
            <text:p>2060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915" office:value-type="float">
            <text:p>1915</text:p>
          </table:table-cell>
          <table:table-cell ns41:value-type="float" table:style-name="TL Data" office:value="7324" office:value-type="float">
            <text:p>7324</text:p>
          </table:table-cell>
          <table:table-cell ns41:value-type="float" table:style-name="TL Data" office:value="1459" office:value-type="float">
            <text:p>1459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54" office:value-type="float">
            <text:p>1154</text:p>
          </table:table-cell>
          <table:table-cell ns41:value-type="float" table:style-name="TL Data" office:value="6137" office:value-type="float">
            <text:p>6137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3828" office:value-type="float">
            <text:p>3828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6128" office:value-type="float">
            <text:p>6128</text:p>
          </table:table-cell>
          <table:table-cell ns41:value-type="float" table:style-name="TL Data" office:value="2970" office:value-type="float">
            <text:p>2970</text:p>
          </table:table-cell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24" office:value-type="float">
            <text:p>4724</text:p>
          </table:table-cell>
          <table:table-cell ns41:value-type="float" table:style-name="TL Data" office:value="23892" office:value-type="float">
            <text:p>2389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2796" office:value-type="float">
            <text:p>2796</text:p>
          </table:table-cell>
          <table:table-cell ns41:value-type="float" table:style-name="TL Data" office:value="3604" office:value-type="float">
            <text:p>3604</text:p>
          </table:table-cell>
          <table:table-cell ns41:value-type="float" table:style-name="TL Data" office:value="2777" office:value-type="float">
            <text:p>2777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3265" office:value-type="float">
            <text:p>3265</text:p>
          </table:table-cell>
          <table:table-cell ns41:value-type="float" table:style-name="TL Data" office:value="12853" office:value-type="float">
            <text:p>12853</text:p>
          </table:table-cell>
          <table:table-cell ns41:value-type="float" table:style-name="TL Data" office:value="2823" office:value-type="float">
            <text:p>2823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1502" office:value-type="float">
            <text:p>150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12557" office:value-type="float">
            <text:p>12557</text:p>
          </table:table-cell>
          <table:table-cell ns41:value-type="float" table:style-name="TL Data" office:value="1528" office:value-type="float">
            <text:p>152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6641" office:value-type="float">
            <text:p>6641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293" office:value-type="float">
            <text:p>4293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607" office:value-type="float">
            <text:p>2607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639" office:value-type="float">
            <text:p>1639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11165" office:value-type="float">
            <text:p>11165</text:p>
          </table:table-cell>
          <table:table-cell ns41:value-type="float" table:style-name="TL Data" office:value="5209" office:value-type="float">
            <text:p>5209</text:p>
          </table:table-cell>
          <table:table-cell ns41:value-type="float" table:style-name="TL Data" office:value="3846" office:value-type="float">
            <text:p>3846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841" office:value-type="float">
            <text:p>7841</text:p>
          </table:table-cell>
          <table:table-cell ns41:value-type="float" table:style-name="TL Data" office:value="44890" office:value-type="float">
            <text:p>4489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2082" office:value-type="float">
            <text:p>2082</text:p>
          </table:table-cell>
          <table:table-cell ns41:value-type="float" table:style-name="TL Data" office:value="1822" office:value-type="float">
            <text:p>1822</text:p>
          </table:table-cell>
          <table:table-cell ns41:value-type="float" table:style-name="TL Data" office:value="6253" office:value-type="float">
            <text:p>6253</text:p>
          </table:table-cell>
          <table:table-cell ns41:value-type="float" table:style-name="TL Data" office:value="6838" office:value-type="float">
            <text:p>6838</text:p>
          </table:table-cell>
          <table:table-cell ns41:value-type="float" table:style-name="TL Data" office:value="5294" office:value-type="float">
            <text:p>5294</text:p>
          </table:table-cell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5780" office:value-type="float">
            <text:p>5780</text:p>
          </table:table-cell>
          <table:table-cell ns41:value-type="float" table:style-name="TL Data" office:value="24994" office:value-type="float">
            <text:p>24994</text:p>
          </table:table-cell>
          <table:table-cell ns41:value-type="float" table:style-name="TL Data" office:value="5264" office:value-type="float">
            <text:p>5264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TL Data" office:value="2652" office:value-type="float">
            <text:p>265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621" office:value-type="float">
            <text:p>3621</text:p>
          </table:table-cell>
          <table:table-cell ns41:value-type="float" table:style-name="TL Data" office:value="21279" office:value-type="float">
            <text:p>21279</text:p>
          </table:table-cell>
          <table:table-cell ns41:value-type="float" table:style-name="TL Data" office:value="3647" office:value-type="float">
            <text:p>3647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2270" office:value-type="float">
            <text:p>2270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762" office:value-type="float">
            <text:p>1762</text:p>
          </table:table-cell>
          <table:table-cell ns41:value-type="float" table:style-name="TL Data" office:value="14887" office:value-type="float">
            <text:p>14887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12006" office:value-type="float">
            <text:p>12006</text:p>
          </table:table-cell>
          <table:table-cell ns41:value-type="float" table:style-name="TL Data" office:value="1867" office:value-type="float">
            <text:p>186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8056" office:value-type="float">
            <text:p>8056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895" office:value-type="float">
            <text:p>3895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4697" office:value-type="float">
            <text:p>4697</text:p>
          </table:table-cell>
          <table:table-cell ns41:value-type="float" table:style-name="TL Data" office:value="24421" office:value-type="float">
            <text:p>24421</text:p>
          </table:table-cell>
          <table:table-cell ns41:value-type="float" table:style-name="TL Data" office:value="10682" office:value-type="float">
            <text:p>10682</text:p>
          </table:table-cell>
          <table:table-cell ns41:value-type="float" table:style-name="TL Data" office:value="8382" office:value-type="float">
            <text:p>8382</text:p>
          </table:table-cell>
          <table:table-cell ns41:value-type="float" table:style-name="TL Data" office:value="3659" office:value-type="float">
            <text:p>3659</text:p>
          </table:table-cell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740" office:value-type="float">
            <text:p>14740</text:p>
          </table:table-cell>
          <table:table-cell ns41:value-type="float" table:style-name="TL Data" office:value="96067" office:value-type="float">
            <text:p>9606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4162" office:value-type="float">
            <text:p>4162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5703" office:value-type="float">
            <text:p>5703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978" office:value-type="float">
            <text:p>4978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296" office:value-type="float">
            <text:p>4296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341" office:value-type="float">
            <text:p>3341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23" office:value-type="float">
            <text:p>1723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6835" office:value-type="float">
            <text:p>6835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2499" office:value-type="float">
            <text:p>2499</text:p>
          </table:table-cell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42" office:value-type="float">
            <text:p>3142</text:p>
          </table:table-cell>
          <table:table-cell ns41:value-type="float" table:style-name="TL Data" office:value="26866" office:value-type="float">
            <text:p>2686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3827" office:value-type="float">
            <text:p>3827</text:p>
          </table:table-cell>
          <table:table-cell ns41:value-type="float" table:style-name="TL Data" office:value="1542" office:value-type="float">
            <text:p>1542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5469" office:value-type="float">
            <text:p>5469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139" office:value-type="float">
            <text:p>5139</text:p>
          </table:table-cell>
          <table:table-cell ns41:value-type="float" table:style-name="TL Data" office:value="1160" office:value-type="float">
            <text:p>116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403" office:value-type="float">
            <text:p>4403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819" office:value-type="float">
            <text:p>3819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39" office:value-type="float">
            <text:p>2039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7844" office:value-type="float">
            <text:p>7844</text:p>
          </table:table-cell>
          <table:table-cell ns41:value-type="float" table:style-name="TL Data" office:value="2792" office:value-type="float">
            <text:p>2792</text:p>
          </table:table-cell>
          <table:table-cell ns41:value-type="float" table:style-name="TL Data" office:value="2798" office:value-type="float">
            <text:p>2798</text:p>
          </table:table-cell>
          <table:table-cell ns41:value-type="float" table:style-name="TL Data" office:value="1470" office:value-type="float">
            <text:p>1470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21" office:value-type="float">
            <text:p>2921</text:p>
          </table:table-cell>
          <table:table-cell ns41:value-type="float" table:style-name="TL Data" office:value="27973" office:value-type="float">
            <text:p>2797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Vlissingen, tevens totaal gemeenten met 20001-50000 inwoners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602" office:value-type="float">
            <text:p>1602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921" office:value-type="float">
            <text:p>2921</text:p>
          </table:table-cell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5121" office:value-type="float">
            <text:p>5121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782" office:value-type="float">
            <text:p>4782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176" office:value-type="float">
            <text:p>3176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65" office:value-type="float">
            <text:p>1565</text:p>
          </table:table-cell>
          <table:table-cell ns41:value-type="float" table:style-name="TL Data" office:value="5848" office:value-type="float">
            <text:p>5848</text:p>
          </table:table-cell>
          <table:table-cell ns41:value-type="float" table:style-name="TL Data" office:value="1797" office:value-type="float">
            <text:p>1797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21007" office:value-type="float">
            <text:p>2100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Zeeland</text:p>
          </table:table-cell>
          <table:table-cell/>
          <table:table-cell ns41:value-type="float" table:style-name="TL Data" office:value="4426" office:value-type="float">
            <text:p>4426</text:p>
          </table:table-cell>
          <table:table-cell ns41:value-type="float" table:style-name="TL Data" office:value="3651" office:value-type="float">
            <text:p>3651</text:p>
          </table:table-cell>
          <table:table-cell ns41:value-type="float" table:style-name="TL Data" office:value="12358" office:value-type="float">
            <text:p>12358</text:p>
          </table:table-cell>
          <table:table-cell ns41:value-type="float" table:style-name="TL Data" office:value="15798" office:value-type="float">
            <text:p>15798</text:p>
          </table:table-cell>
          <table:table-cell ns41:value-type="float" table:style-name="TL Data" office:value="12163" office:value-type="float">
            <text:p>12163</text:p>
          </table:table-cell>
          <table:table-cell ns41:value-type="float" table:style-name="TL Data" office:value="3635" office:value-type="float">
            <text:p>3635</text:p>
          </table:table-cell>
          <table:table-cell ns41:value-type="float" table:style-name="TL Data" office:value="13206" office:value-type="float">
            <text:p>13206</text:p>
          </table:table-cell>
          <table:table-cell ns41:value-type="float" table:style-name="TL Data" office:value="55290" office:value-type="float">
            <text:p>55290</text:p>
          </table:table-cell>
          <table:table-cell ns41:value-type="float" table:style-name="TL Data" office:value="13567" office:value-type="float">
            <text:p>13567</text:p>
          </table:table-cell>
          <table:table-cell ns41:value-type="float" table:style-name="TL Data" office:value="6118" office:value-type="float">
            <text:p>6118</text:p>
          </table:table-cell>
          <table:table-cell ns41:value-type="float" table:style-name="TL Data" office:value="6565" office:value-type="float">
            <text:p>6565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9212" office:value-type="float">
            <text:p>9212</text:p>
          </table:table-cell>
          <table:table-cell ns41:value-type="float" table:style-name="TL Data" office:value="54562" office:value-type="float">
            <text:p>54562</text:p>
          </table:table-cell>
          <table:table-cell ns41:value-type="float" table:style-name="TL Data" office:value="10248" office:value-type="float">
            <text:p>10248</text:p>
          </table:table-cell>
          <table:table-cell ns41:value-type="float" table:style-name="TL Data" office:value="2424" office:value-type="float">
            <text:p>2424</text:p>
          </table:table-cell>
          <table:table-cell ns41:value-type="float" table:style-name="TL Data" office:value="6214" office:value-type="float">
            <text:p>6214</text:p>
          </table:table-cell>
          <table:table-cell ns41:value-type="float" table:style-name="TL Data" office:value="1399" office:value-type="float">
            <text:p>139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682" office:value-type="float">
            <text:p>4682</text:p>
          </table:table-cell>
          <table:table-cell ns41:value-type="float" table:style-name="TL Data" office:value="40952" office:value-type="float">
            <text:p>40952</text:p>
          </table:table-cell>
          <table:table-cell ns41:value-type="float" table:style-name="TL Data" office:value="7837" office:value-type="float">
            <text:p>7837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4078" office:value-type="float">
            <text:p>4078</text:p>
          </table:table-cell>
          <table:table-cell ns41:value-type="float" table:style-name="TL Data" office:value="2743" office:value-type="float">
            <text:p>2743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77" office:value-type="float">
            <text:p>2377</text:p>
          </table:table-cell>
          <table:table-cell ns41:value-type="float" table:style-name="TL Data" office:value="32268" office:value-type="float">
            <text:p>32268</text:p>
          </table:table-cell>
          <table:table-cell ns41:value-type="float" table:style-name="TL Data" office:value="5387" office:value-type="float">
            <text:p>538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3231" office:value-type="float">
            <text:p>3231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22568" office:value-type="float">
            <text:p>22568</text:p>
          </table:table-cell>
          <table:table-cell ns41:value-type="float" table:style-name="TL Data" office:value="2655" office:value-type="float">
            <text:p>265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1574" office:value-type="float">
            <text:p>11574</text:p>
          </table:table-cell>
          <table:table-cell ns41:value-type="float" table:style-name="TL Data" office:value="2838" office:value-type="float">
            <text:p>28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3097" office:value-type="float">
            <text:p>13097</text:p>
          </table:table-cell>
          <table:table-cell ns41:value-type="float" table:style-name="TL Data" office:value="62756" office:value-type="float">
            <text:p>62756</text:p>
          </table:table-cell>
          <table:table-cell ns41:value-type="float" table:style-name="TL Data" office:value="26082" office:value-type="float">
            <text:p>26082</text:p>
          </table:table-cell>
          <table:table-cell ns41:value-type="float" table:style-name="TL Data" office:value="22205" office:value-type="float">
            <text:p>22205</text:p>
          </table:table-cell>
          <table:table-cell ns41:value-type="float" table:style-name="TL Data" office:value="9906" office:value-type="float">
            <text:p>9906</text:p>
          </table:table-cell>
          <table:table-cell ns41:value-type="float" table:style-name="TL Data" office:value="3236" office:value-type="float">
            <text:p>3236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5153" office:value-type="float">
            <text:p>35153</text:p>
          </table:table-cell>
          <table:table-cell ns41:value-type="float" table:style-name="TL Data" office:value="242669" office:value-type="float">
            <text:p>24266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64" table:style-name="TL Data" table:number-columns-repeated="2" office:value-type="float">
            <text:p>6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871" office:value-type="float">
            <text:p>187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702" office:value-type="float">
            <text:p>2702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390" office:value-type="float">
            <text:p>239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2807" office:value-type="float">
            <text:p>2807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64" office:value-type="float">
            <text:p>1764</text:p>
          </table:table-cell>
          <table:table-cell ns41:value-type="float" table:style-name="TL Data" office:value="13015" office:value-type="float">
            <text:p>1301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3486" office:value-type="float">
            <text:p>3486</text:p>
          </table:table-cell>
          <table:table-cell ns41:value-type="float" table:style-name="TL Data" office:value="1178" office:value-type="float">
            <text:p>1178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5051" office:value-type="float">
            <text:p>5051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5090" office:value-type="float">
            <text:p>5090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4093" office:value-type="float">
            <text:p>4093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326" office:value-type="float">
            <text:p>3326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943" office:value-type="float">
            <text:p>194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224" office:value-type="float">
            <text:p>2224</text:p>
          </table:table-cell>
          <table:table-cell ns41:value-type="float" table:style-name="TL Data" office:value="5830" office:value-type="float">
            <text:p>5830</text:p>
          </table:table-cell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2241" office:value-type="float">
            <text:p>2241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78" office:value-type="float">
            <text:p>3178</text:p>
          </table:table-cell>
          <table:table-cell ns41:value-type="float" table:style-name="TL Data" office:value="25869" office:value-type="float">
            <text:p>2586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2156" office:value-type="float">
            <text:p>2156</text:p>
          </table:table-cell>
          <table:table-cell ns41:value-type="float" table:style-name="TL Data" office:value="2774" office:value-type="float">
            <text:p>2774</text:p>
          </table:table-cell>
          <table:table-cell ns41:value-type="float" table:style-name="TL Data" office:value="2101" office:value-type="float">
            <text:p>2101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2229" office:value-type="float">
            <text:p>2229</text:p>
          </table:table-cell>
          <table:table-cell ns41:value-type="float" table:style-name="TL Data" office:value="10345" office:value-type="float">
            <text:p>10345</text:p>
          </table:table-cell>
          <table:table-cell ns41:value-type="float" table:style-name="TL Data" office:value="3553" office:value-type="float">
            <text:p>3553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405" office:value-type="float">
            <text:p>2405</text:p>
          </table:table-cell>
          <table:table-cell ns41:value-type="float" table:style-name="TL Data" office:value="15505" office:value-type="float">
            <text:p>15505</text:p>
          </table:table-cell>
          <table:table-cell ns41:value-type="float" table:style-name="TL Data" office:value="3127" office:value-type="float">
            <text:p>3127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965" office:value-type="float">
            <text:p>1965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14586" office:value-type="float">
            <text:p>14586</text:p>
          </table:table-cell>
          <table:table-cell ns41:value-type="float" table:style-name="TL Data" office:value="2656" office:value-type="float">
            <text:p>265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2736" office:value-type="float">
            <text:p>12736</text:p>
          </table:table-cell>
          <table:table-cell ns41:value-type="float" table:style-name="TL Data" office:value="2075" office:value-type="float">
            <text:p>207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0251" office:value-type="float">
            <text:p>10251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4791" office:value-type="float">
            <text:p>4791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267" office:value-type="float">
            <text:p>5267</text:p>
          </table:table-cell>
          <table:table-cell ns41:value-type="float" table:style-name="TL Data" office:value="17005" office:value-type="float">
            <text:p>17005</text:p>
          </table:table-cell>
          <table:table-cell ns41:value-type="float" table:style-name="TL Data" office:value="5479" office:value-type="float">
            <text:p>5479</text:p>
          </table:table-cell>
          <table:table-cell ns41:value-type="float" table:style-name="TL Data" office:value="6230" office:value-type="float">
            <text:p>6230</text:p>
          </table:table-cell>
          <table:table-cell ns41:value-type="float" table:style-name="TL Data" office:value="3582" office:value-type="float">
            <text:p>3582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601" office:value-type="float">
            <text:p>8601</text:p>
          </table:table-cell>
          <table:table-cell ns41:value-type="float" table:style-name="TL Data" office:value="75637" office:value-type="float">
            <text:p>7563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3012" office:value-type="float">
            <text:p>3012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852" office:value-type="float">
            <text:p>3852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393" office:value-type="float">
            <text:p>4393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59" office:value-type="float">
            <text:p>5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152" office:value-type="float">
            <text:p>3152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34" office:value-type="float">
            <text:p>1934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76" office:value-type="float">
            <text:p>2576</text:p>
          </table:table-cell>
          <table:table-cell ns41:value-type="float" table:style-name="TL Data" office:value="5241" office:value-type="float">
            <text:p>5241</text:p>
          </table:table-cell>
          <table:table-cell ns41:value-type="float" table:style-name="TL Data" office:value="1676" office:value-type="float">
            <text:p>1676</text:p>
          </table:table-cell>
          <table:table-cell ns41:value-type="float" table:style-name="TL Data" office:value="1881" office:value-type="float">
            <text:p>1881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21840" office:value-type="float">
            <text:p>2184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894" office:value-type="float">
            <text:p>3894</text:p>
          </table:table-cell>
          <table:table-cell ns41:value-type="float" table:style-name="TL Data" office:value="1701" office:value-type="float">
            <text:p>170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6378" office:value-type="float">
            <text:p>6378</text:p>
          </table:table-cell>
          <table:table-cell ns41:value-type="float" table:style-name="TL Data" office:value="2242" office:value-type="float">
            <text:p>224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9016" office:value-type="float">
            <text:p>9016</text:p>
          </table:table-cell>
          <table:table-cell ns41:value-type="float" table:style-name="TL Data" office:value="2673" office:value-type="float">
            <text:p>267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289" office:value-type="float">
            <text:p>11289</text:p>
          </table:table-cell>
          <table:table-cell ns41:value-type="float" table:style-name="TL Data" office:value="1433" office:value-type="float">
            <text:p>14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825" office:value-type="float">
            <text:p>5825</text:p>
          </table:table-cell>
          <table:table-cell ns41:value-type="float" table:style-name="TL Data" office:value="1955" office:value-type="float">
            <text:p>195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791" office:value-type="float">
            <text:p>8791</text:p>
          </table:table-cell>
          <table:table-cell ns41:value-type="float" table:style-name="TL Data" office:value="11976" office:value-type="float">
            <text:p>11976</text:p>
          </table:table-cell>
          <table:table-cell ns41:value-type="float" table:style-name="TL Data" office:value="2213" office:value-type="float">
            <text:p>2213</text:p>
          </table:table-cell>
          <table:table-cell ns41:value-type="float" table:style-name="TL Data" office:value="3725" office:value-type="float">
            <text:p>3725</text:p>
          </table:table-cell>
          <table:table-cell ns41:value-type="float" table:style-name="TL Data" office:value="3863" office:value-type="float">
            <text:p>3863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47220" office:value-type="float">
            <text:p>4722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197" office:value-type="float">
            <text:p>2197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408" office:value-type="float">
            <text:p>3408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4972" office:value-type="float">
            <text:p>4972</text:p>
          </table:table-cell>
          <table:table-cell ns41:value-type="float" table:style-name="TL Data" office:value="1602" office:value-type="float">
            <text:p>160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6724" office:value-type="float">
            <text:p>6724</text:p>
          </table:table-cell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860" office:value-type="float">
            <text:p>7860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271" office:value-type="float">
            <text:p>5271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772" office:value-type="float">
            <text:p>5772</text:p>
          </table:table-cell>
          <table:table-cell ns41:value-type="float" table:style-name="TL Data" office:value="8896" office:value-type="float">
            <text:p>8896</text:p>
          </table:table-cell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2683" office:value-type="float">
            <text:p>2683</text:p>
          </table:table-cell>
          <table:table-cell ns41:value-type="float" table:style-name="TL Data" office:value="3028" office:value-type="float">
            <text:p>3028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95" office:value-type="float">
            <text:p>1695</text:p>
          </table:table-cell>
          <table:table-cell ns41:value-type="float" table:style-name="TL Data" office:value="36420" office:value-type="float">
            <text:p>3642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Zeist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954" office:value-type="float">
            <text:p>1954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863" office:value-type="float">
            <text:p>2863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036" office:value-type="float">
            <text:p>4036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050" office:value-type="float">
            <text:p>5050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95" office:value-type="float">
            <text:p>2795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104" office:value-type="float">
            <text:p>5104</text:p>
          </table:table-cell>
          <table:table-cell ns41:value-type="float" table:style-name="TL Data" office:value="5907" office:value-type="float">
            <text:p>5907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1638" office:value-type="float">
            <text:p>1638</text:p>
          </table:table-cell>
          <table:table-cell ns41:value-type="float" table:style-name="TL Data" office:value="1853" office:value-type="float">
            <text:p>1853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22865" office:value-type="float">
            <text:p>2286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3148" office:value-type="float">
            <text:p>3148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5362" office:value-type="float">
            <text:p>5362</text:p>
          </table:table-cell>
          <table:table-cell ns41:value-type="float" table:style-name="TL Data" office:value="2002" office:value-type="float">
            <text:p>2002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7835" office:value-type="float">
            <text:p>7835</text:p>
          </table:table-cell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0760" office:value-type="float">
            <text:p>10760</text:p>
          </table:table-cell>
          <table:table-cell ns41:value-type="float" table:style-name="TL Data" office:value="3045" office:value-type="float">
            <text:p>304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2113" office:value-type="float">
            <text:p>211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2910" office:value-type="float">
            <text:p>12910</text:p>
          </table:table-cell>
          <table:table-cell ns41:value-type="float" table:style-name="TL Data" office:value="1949" office:value-type="float">
            <text:p>194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066" office:value-type="float">
            <text:p>8066</text:p>
          </table:table-cell>
          <table:table-cell ns41:value-type="float" table:style-name="TL Data" office:value="2405" office:value-type="float">
            <text:p>240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876" office:value-type="float">
            <text:p>10876</text:p>
          </table:table-cell>
          <table:table-cell ns41:value-type="float" table:style-name="TL Data" office:value="14803" office:value-type="float">
            <text:p>14803</text:p>
          </table:table-cell>
          <table:table-cell ns41:value-type="float" table:style-name="TL Data" office:value="2902" office:value-type="float">
            <text:p>2902</text:p>
          </table:table-cell>
          <table:table-cell ns41:value-type="float" table:style-name="TL Data" office:value="4321" office:value-type="float">
            <text:p>4321</text:p>
          </table:table-cell>
          <table:table-cell ns41:value-type="float" table:style-name="TL Data" office:value="4881" office:value-type="float">
            <text:p>4881</text:p>
          </table:table-cell>
          <table:table-cell ns41:value-type="float" table:style-name="TL Data" office:value="1719" office:value-type="float">
            <text:p>1719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59285" office:value-type="float">
            <text:p>5928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Utrecht, tevens totaal gemeenten met 100001 en meer inwoners</text:p>
          </table:table-cell>
          <table:table-cell/>
          <table:table-cell ns41:value-type="float" table:style-name="TL Data" office:value="2039" office:value-type="float">
            <text:p>2039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870" office:value-type="float">
            <text:p>2870</text:p>
          </table:table-cell>
          <table:table-cell ns41:value-type="float" table:style-name="TL Data" office:value="3571" office:value-type="float">
            <text:p>3571</text:p>
          </table:table-cell>
          <table:table-cell ns41:value-type="float" table:style-name="TL Data" office:value="3063" office:value-type="float">
            <text:p>3063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8831" office:value-type="float">
            <text:p>8831</text:p>
          </table:table-cell>
          <table:table-cell ns41:value-type="float" table:style-name="TL Data" office:value="4928" office:value-type="float">
            <text:p>4928</text:p>
          </table:table-cell>
          <table:table-cell ns41:value-type="float" table:style-name="TL Data" office:value="3040" office:value-type="float">
            <text:p>3040</text:p>
          </table:table-cell>
          <table:table-cell ns41:value-type="float" table:style-name="TL Data" office:value="1720" office:value-type="float">
            <text:p>172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17019" office:value-type="float">
            <text:p>17019</text:p>
          </table:table-cell>
          <table:table-cell ns41:value-type="float" table:style-name="TL Data" office:value="6987" office:value-type="float">
            <text:p>6987</text:p>
          </table:table-cell>
          <table:table-cell ns41:value-type="float" table:style-name="TL Data" office:value="2426" office:value-type="float">
            <text:p>2426</text:p>
          </table:table-cell>
          <table:table-cell ns41:value-type="float" table:style-name="TL Data" office:value="3918" office:value-type="float">
            <text:p>3918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26282" office:value-type="float">
            <text:p>26282</text:p>
          </table:table-cell>
          <table:table-cell ns41:value-type="float" table:style-name="TL Data" office:value="8012" office:value-type="float">
            <text:p>8012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4520" office:value-type="float">
            <text:p>4520</text:p>
          </table:table-cell>
          <table:table-cell ns41:value-type="float" table:style-name="TL Data" office:value="2312" office:value-type="float">
            <text:p>231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32855" office:value-type="float">
            <text:p>32855</text:p>
          </table:table-cell>
          <table:table-cell ns41:value-type="float" table:style-name="TL Data" office:value="6232" office:value-type="float">
            <text:p>623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3341" office:value-type="float">
            <text:p>3341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27278" office:value-type="float">
            <text:p>27278</text:p>
          </table:table-cell>
          <table:table-cell ns41:value-type="float" table:style-name="TL Data" office:value="3563" office:value-type="float">
            <text:p>356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499" office:value-type="float">
            <text:p>15499</text:p>
          </table:table-cell>
          <table:table-cell ns41:value-type="float" table:style-name="TL Data" office:value="4409" office:value-type="float">
            <text:p>440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0664" office:value-type="float">
            <text:p>20664</text:p>
          </table:table-cell>
          <table:table-cell ns41:value-type="float" table:style-name="TL Data" office:value="39741" office:value-type="float">
            <text:p>39741</text:p>
          </table:table-cell>
          <table:table-cell ns41:value-type="float" table:style-name="TL Data" office:value="12169" office:value-type="float">
            <text:p>12169</text:p>
          </table:table-cell>
          <table:table-cell ns41:value-type="float" table:style-name="TL Data" office:value="13883" office:value-type="float">
            <text:p>13883</text:p>
          </table:table-cell>
          <table:table-cell ns41:value-type="float" table:style-name="TL Data" office:value="9175" office:value-type="float">
            <text:p>9175</text:p>
          </table:table-cell>
          <table:table-cell ns41:value-type="float" table:style-name="TL Data" office:value="3003" office:value-type="float">
            <text:p>3003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176" office:value-type="float">
            <text:p>8176</text:p>
          </table:table-cell>
          <table:table-cell ns41:value-type="float" table:style-name="TL Data" office:value="151298" office:value-type="float">
            <text:p>15129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Utrecht</text:p>
          </table:table-cell>
          <table:table-cell/>
          <table:table-cell ns41:value-type="float" table:style-name="TL Data" office:value="3755" office:value-type="float">
            <text:p>3755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6840" office:value-type="float">
            <text:p>6840</text:p>
          </table:table-cell>
          <table:table-cell ns41:value-type="float" table:style-name="TL Data" office:value="10351" office:value-type="float">
            <text:p>10351</text:p>
          </table:table-cell>
          <table:table-cell ns41:value-type="float" table:style-name="TL Data" office:value="8328" office:value-type="float">
            <text:p>8328</text:p>
          </table:table-cell>
          <table:table-cell ns41:value-type="float" table:style-name="TL Data" office:value="2023" office:value-type="float">
            <text:p>2023</text:p>
          </table:table-cell>
          <table:table-cell ns41:value-type="float" table:style-name="TL Data" office:value="6058" office:value-type="float">
            <text:p>6058</text:p>
          </table:table-cell>
          <table:table-cell ns41:value-type="float" table:style-name="TL Data" office:value="31811" office:value-type="float">
            <text:p>31811</text:p>
          </table:table-cell>
          <table:table-cell ns41:value-type="float" table:style-name="TL Data" office:value="13652" office:value-type="float">
            <text:p>13652</text:p>
          </table:table-cell>
          <table:table-cell ns41:value-type="float" table:style-name="TL Data" office:value="7433" office:value-type="float">
            <text:p>7433</text:p>
          </table:table-cell>
          <table:table-cell ns41:value-type="float" table:style-name="TL Data" office:value="5471" office:value-type="float">
            <text:p>5471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317" office:value-type="float">
            <text:p>7317</text:p>
          </table:table-cell>
          <table:table-cell ns41:value-type="float" table:style-name="TL Data" office:value="53030" office:value-type="float">
            <text:p>53030</text:p>
          </table:table-cell>
          <table:table-cell ns41:value-type="float" table:style-name="TL Data" office:value="16463" office:value-type="float">
            <text:p>16463</text:p>
          </table:table-cell>
          <table:table-cell ns41:value-type="float" table:style-name="TL Data" office:value="4647" office:value-type="float">
            <text:p>4647</text:p>
          </table:table-cell>
          <table:table-cell ns41:value-type="float" table:style-name="TL Data" office:value="9895" office:value-type="float">
            <text:p>9895</text:p>
          </table:table-cell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6018" office:value-type="float">
            <text:p>6018</text:p>
          </table:table-cell>
          <table:table-cell ns41:value-type="float" table:style-name="TL Data" office:value="67070" office:value-type="float">
            <text:p>67070</text:p>
          </table:table-cell>
          <table:table-cell ns41:value-type="float" table:style-name="TL Data" office:value="17908" office:value-type="float">
            <text:p>17908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TL Data" office:value="9542" office:value-type="float">
            <text:p>9542</text:p>
          </table:table-cell>
          <table:table-cell ns41:value-type="float" table:style-name="TL Data" office:value="6038" office:value-type="float">
            <text:p>6038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38" office:value-type="float">
            <text:p>3938</text:p>
          </table:table-cell>
          <table:table-cell ns41:value-type="float" table:style-name="TL Data" office:value="76570" office:value-type="float">
            <text:p>76570</text:p>
          </table:table-cell>
          <table:table-cell ns41:value-type="float" table:style-name="TL Data" office:value="15771" office:value-type="float">
            <text:p>15771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4040" office:value-type="float">
            <text:p>4040</text:p>
          </table:table-cell>
          <table:table-cell ns41:value-type="float" table:style-name="TL Data" office:value="9408" office:value-type="float">
            <text:p>9408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70005" office:value-type="float">
            <text:p>70005</text:p>
          </table:table-cell>
          <table:table-cell ns41:value-type="float" table:style-name="TL Data" office:value="8902" office:value-type="float">
            <text:p>890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751" office:value-type="float">
            <text:p>1751</text:p>
          </table:table-cell>
          <table:table-cell ns41:value-type="float" table:style-name="TL Data" office:value="3849" office:value-type="float">
            <text:p>3849</text:p>
          </table:table-cell>
          <table:table-cell ns41:value-type="float" table:style-name="TL Data" office:value="2722" office:value-type="float">
            <text:p>272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39105" office:value-type="float">
            <text:p>39105</text:p>
          </table:table-cell>
          <table:table-cell ns41:value-type="float" table:style-name="TL Data" office:value="10994" office:value-type="float">
            <text:p>1099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2617" office:value-type="float">
            <text:p>2617</text:p>
          </table:table-cell>
          <table:table-cell ns41:value-type="float" table:style-name="TL Data" office:value="3545" office:value-type="float">
            <text:p>3545</text:p>
          </table:table-cell>
          <table:table-cell ns41:value-type="float" table:style-name="TL Data" office:value="2297" office:value-type="float">
            <text:p>2297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51604" office:value-type="float">
            <text:p>51604</text:p>
          </table:table-cell>
          <table:table-cell ns41:value-type="float" table:style-name="TL Data" office:value="97796" office:value-type="float">
            <text:p>97796</text:p>
          </table:table-cell>
          <table:table-cell ns41:value-type="float" table:style-name="TL Data" office:value="27175" office:value-type="float">
            <text:p>27175</text:p>
          </table:table-cell>
          <table:table-cell ns41:value-type="float" table:style-name="TL Data" office:value="33560" office:value-type="float">
            <text:p>33560</text:p>
          </table:table-cell>
          <table:table-cell ns41:value-type="float" table:style-name="TL Data" office:value="24400" office:value-type="float">
            <text:p>24400</text:p>
          </table:table-cell>
          <table:table-cell ns41:value-type="float" table:style-name="TL Data" office:value="8375" office:value-type="float">
            <text:p>8375</text:p>
          </table:table-cell>
          <table:table-cell ns41:value-type="float" table:style-name="TL Data" office:value="2673" office:value-type="float">
            <text:p>2673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7949" office:value-type="float">
            <text:p>27949</text:p>
          </table:table-cell>
          <table:table-cell ns41:value-type="float" table:style-name="TL Data" office:value="396035" office:value-type="float">
            <text:p>39603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3209" office:value-type="float">
            <text:p>320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3328" office:value-type="float">
            <text:p>332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3748" office:value-type="float">
            <text:p>3748</text:p>
          </table:table-cell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1723" office:value-type="float">
            <text:p>1723</text:p>
          </table:table-cell>
          <table:table-cell ns41:value-type="float" table:style-name="TL Data" office:value="6304" office:value-type="float">
            <text:p>6304</text:p>
          </table:table-cell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5249" office:value-type="float">
            <text:p>5249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3540" office:value-type="float">
            <text:p>3540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811" office:value-type="float">
            <text:p>2811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794" office:value-type="float">
            <text:p>179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6831" office:value-type="float">
            <text:p>6831</text:p>
          </table:table-cell>
          <table:table-cell ns41:value-type="float" table:style-name="TL Data" office:value="3122" office:value-type="float">
            <text:p>3122</text:p>
          </table:table-cell>
          <table:table-cell ns41:value-type="float" table:style-name="TL Data" office:value="2374" office:value-type="float">
            <text:p>2374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451" office:value-type="float">
            <text:p>5451</text:p>
          </table:table-cell>
          <table:table-cell ns41:value-type="float" table:style-name="TL Data" office:value="25349" office:value-type="float">
            <text:p>2534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5349" office:value-type="float">
            <text:p>5349</text:p>
          </table:table-cell>
          <table:table-cell ns41:value-type="float" table:style-name="TL Data" office:value="5223" office:value-type="float">
            <text:p>5223</text:p>
          </table:table-cell>
          <table:table-cell ns41:value-type="float" table:style-name="TL Data" office:value="15167" office:value-type="float">
            <text:p>15167</text:p>
          </table:table-cell>
          <table:table-cell ns41:value-type="float" table:style-name="TL Data" office:value="7549" office:value-type="float">
            <text:p>7549</text:p>
          </table:table-cell>
          <table:table-cell ns41:value-type="float" table:style-name="TL Data" office:value="4490" office:value-type="float">
            <text:p>4490</text:p>
          </table:table-cell>
          <table:table-cell ns41:value-type="float" table:style-name="TL Data" office:value="3059" office:value-type="float">
            <text:p>3059</text:p>
          </table:table-cell>
          <table:table-cell ns41:value-type="float" table:style-name="TL Data" office:value="7156" office:value-type="float">
            <text:p>7156</text:p>
          </table:table-cell>
          <table:table-cell ns41:value-type="float" table:style-name="TL Data" office:value="27062" office:value-type="float">
            <text:p>27062</text:p>
          </table:table-cell>
          <table:table-cell ns41:value-type="float" table:style-name="TL Data" office:value="5786" office:value-type="float">
            <text:p>5786</text:p>
          </table:table-cell>
          <table:table-cell ns41:value-type="float" table:style-name="TL Data" office:value="2049" office:value-type="float">
            <text:p>2049</text:p>
          </table:table-cell>
          <table:table-cell ns41:value-type="float" table:style-name="TL Data" office:value="2988" office:value-type="float">
            <text:p>2988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5116" office:value-type="float">
            <text:p>5116</text:p>
          </table:table-cell>
          <table:table-cell ns41:value-type="float" table:style-name="TL Data" office:value="23482" office:value-type="float">
            <text:p>23482</text:p>
          </table:table-cell>
          <table:table-cell ns41:value-type="float" table:style-name="TL Data" office:value="3899" office:value-type="float">
            <text:p>3899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2197" office:value-type="float">
            <text:p>2197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033" office:value-type="float">
            <text:p>3033</text:p>
          </table:table-cell>
          <table:table-cell ns41:value-type="float" table:style-name="TL Data" office:value="16552" office:value-type="float">
            <text:p>16552</text:p>
          </table:table-cell>
          <table:table-cell ns41:value-type="float" table:style-name="TL Data" office:value="2991" office:value-type="float">
            <text:p>299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12758" office:value-type="float">
            <text:p>12758</text:p>
          </table:table-cell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6744" office:value-type="float">
            <text:p>6744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359" office:value-type="float">
            <text:p>3359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541" office:value-type="float">
            <text:p>3541</text:p>
          </table:table-cell>
          <table:table-cell ns41:value-type="float" table:style-name="TL Data" office:value="28595" office:value-type="float">
            <text:p>28595</text:p>
          </table:table-cell>
          <table:table-cell ns41:value-type="float" table:style-name="TL Data" office:value="12821" office:value-type="float">
            <text:p>12821</text:p>
          </table:table-cell>
          <table:table-cell ns41:value-type="float" table:style-name="TL Data" office:value="10048" office:value-type="float">
            <text:p>10048</text:p>
          </table:table-cell>
          <table:table-cell ns41:value-type="float" table:style-name="TL Data" office:value="4107" office:value-type="float">
            <text:p>4107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690" office:value-type="float">
            <text:p>23690</text:p>
          </table:table-cell>
          <table:table-cell ns41:value-type="float" table:style-name="TL Data" office:value="108665" office:value-type="float">
            <text:p>10866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9588" office:value-type="float">
            <text:p>9588</text:p>
          </table:table-cell>
          <table:table-cell ns41:value-type="float" table:style-name="TL Data" office:value="9294" office:value-type="float">
            <text:p>9294</text:p>
          </table:table-cell>
          <table:table-cell ns41:value-type="float" table:style-name="TL Data" office:value="31381" office:value-type="float">
            <text:p>31381</text:p>
          </table:table-cell>
          <table:table-cell ns41:value-type="float" table:style-name="TL Data" office:value="15591" office:value-type="float">
            <text:p>15591</text:p>
          </table:table-cell>
          <table:table-cell ns41:value-type="float" table:style-name="TL Data" office:value="9021" office:value-type="float">
            <text:p>9021</text:p>
          </table:table-cell>
          <table:table-cell ns41:value-type="float" table:style-name="TL Data" office:value="6570" office:value-type="float">
            <text:p>6570</text:p>
          </table:table-cell>
          <table:table-cell ns41:value-type="float" table:style-name="TL Data" office:value="14574" office:value-type="float">
            <text:p>14574</text:p>
          </table:table-cell>
          <table:table-cell ns41:value-type="float" table:style-name="TL Data" office:value="60544" office:value-type="float">
            <text:p>60544</text:p>
          </table:table-cell>
          <table:table-cell ns41:value-type="float" table:style-name="TL Data" office:value="9176" office:value-type="float">
            <text:p>9176</text:p>
          </table:table-cell>
          <table:table-cell ns41:value-type="float" table:style-name="TL Data" office:value="3508" office:value-type="float">
            <text:p>3508</text:p>
          </table:table-cell>
          <table:table-cell ns41:value-type="float" table:style-name="TL Data" office:value="4439" office:value-type="float">
            <text:p>4439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7628" office:value-type="float">
            <text:p>7628</text:p>
          </table:table-cell>
          <table:table-cell ns41:value-type="float" table:style-name="TL Data" office:value="38831" office:value-type="float">
            <text:p>38831</text:p>
          </table:table-cell>
          <table:table-cell ns41:value-type="float" table:style-name="TL Data" office:value="6170" office:value-type="float">
            <text:p>6170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3731" office:value-type="float">
            <text:p>3731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4103" office:value-type="float">
            <text:p>4103</text:p>
          </table:table-cell>
          <table:table-cell ns41:value-type="float" table:style-name="TL Data" office:value="25818" office:value-type="float">
            <text:p>25818</text:p>
          </table:table-cell>
          <table:table-cell ns41:value-type="float" table:style-name="TL Data" office:value="4795" office:value-type="float">
            <text:p>4795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192" office:value-type="float">
            <text:p>2192</text:p>
          </table:table-cell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11" office:value-type="float">
            <text:p>2111</text:p>
          </table:table-cell>
          <table:table-cell ns41:value-type="float" table:style-name="TL Data" office:value="19872" office:value-type="float">
            <text:p>19872</text:p>
          </table:table-cell>
          <table:table-cell ns41:value-type="float" table:style-name="TL Data" office:value="3136" office:value-type="float">
            <text:p>313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1981" office:value-type="float">
            <text:p>1981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12526" office:value-type="float">
            <text:p>12526</text:p>
          </table:table-cell>
          <table:table-cell ns41:value-type="float" table:style-name="TL Data" office:value="1533" office:value-type="float">
            <text:p>15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6527" office:value-type="float">
            <text:p>6527</text:p>
          </table:table-cell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6398" office:value-type="float">
            <text:p>6398</text:p>
          </table:table-cell>
          <table:table-cell ns41:value-type="float" table:style-name="TL Data" office:value="51359" office:value-type="float">
            <text:p>51359</text:p>
          </table:table-cell>
          <table:table-cell ns41:value-type="float" table:style-name="TL Data" office:value="23697" office:value-type="float">
            <text:p>23697</text:p>
          </table:table-cell>
          <table:table-cell ns41:value-type="float" table:style-name="TL Data" office:value="17934" office:value-type="float">
            <text:p>17934</text:p>
          </table:table-cell>
          <table:table-cell ns41:value-type="float" table:style-name="TL Data" office:value="7188" office:value-type="float">
            <text:p>7188</text:p>
          </table:table-cell>
          <table:table-cell ns41:value-type="float" table:style-name="TL Data" office:value="1915" office:value-type="float">
            <text:p>191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9714" office:value-type="float">
            <text:p>39714</text:p>
          </table:table-cell>
          <table:table-cell ns41:value-type="float" table:style-name="TL Data" office:value="201897" office:value-type="float">
            <text:p>20189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Leeuwarden, tevens totaal gemeenten met 20001-50000 inwoners</text:p>
          </table:table-cell>
          <table:table-cell/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3827" office:value-type="float">
            <text:p>3827</text:p>
          </table:table-cell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5995" office:value-type="float">
            <text:p>5995</text:p>
          </table:table-cell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5532" office:value-type="float">
            <text:p>5532</text:p>
          </table:table-cell>
          <table:table-cell ns41:value-type="float" table:style-name="TL Data" office:value="1639" office:value-type="float">
            <text:p>163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281" office:value-type="float">
            <text:p>6281</text:p>
          </table:table-cell>
          <table:table-cell ns41:value-type="float" table:style-name="TL Data" office:value="1804" office:value-type="float">
            <text:p>180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6946" office:value-type="float">
            <text:p>6946</text:p>
          </table:table-cell>
          <table:table-cell ns41:value-type="float" table:style-name="TL Data" office:value="1884" office:value-type="float">
            <text:p>188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7353" office:value-type="float">
            <text:p>7353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575" office:value-type="float">
            <text:p>4575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293" office:value-type="float">
            <text:p>5293</text:p>
          </table:table-cell>
          <table:table-cell ns41:value-type="float" table:style-name="TL Data" office:value="12153" office:value-type="float">
            <text:p>12153</text:p>
          </table:table-cell>
          <table:table-cell ns41:value-type="float" table:style-name="TL Data" office:value="3377" office:value-type="float">
            <text:p>3377</text:p>
          </table:table-cell>
          <table:table-cell ns41:value-type="float" table:style-name="TL Data" office:value="4223" office:value-type="float">
            <text:p>4223</text:p>
          </table:table-cell>
          <table:table-cell ns41:value-type="float" table:style-name="TL Data" office:value="3046" office:value-type="float">
            <text:p>3046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05" office:value-type="float">
            <text:p>5305</text:p>
          </table:table-cell>
          <table:table-cell ns41:value-type="float" table:style-name="TL Data" office:value="45802" office:value-type="float">
            <text:p>4580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Friesland</text:p>
          </table:table-cell>
          <table:table-cell/>
          <table:table-cell ns41:value-type="float" table:style-name="TL Data" office:value="17738" office:value-type="float">
            <text:p>17738</text:p>
          </table:table-cell>
          <table:table-cell ns41:value-type="float" table:style-name="TL Data" office:value="17185" office:value-type="float">
            <text:p>17185</text:p>
          </table:table-cell>
          <table:table-cell ns41:value-type="float" table:style-name="TL Data" office:value="54752" office:value-type="float">
            <text:p>54752</text:p>
          </table:table-cell>
          <table:table-cell ns41:value-type="float" table:style-name="TL Data" office:value="27079" office:value-type="float">
            <text:p>27079</text:p>
          </table:table-cell>
          <table:table-cell ns41:value-type="float" table:style-name="TL Data" office:value="15834" office:value-type="float">
            <text:p>15834</text:p>
          </table:table-cell>
          <table:table-cell ns41:value-type="float" table:style-name="TL Data" office:value="11245" office:value-type="float">
            <text:p>11245</text:p>
          </table:table-cell>
          <table:table-cell ns41:value-type="float" table:style-name="TL Data" office:value="25253" office:value-type="float">
            <text:p>25253</text:p>
          </table:table-cell>
          <table:table-cell ns41:value-type="float" table:style-name="TL Data" office:value="101445" office:value-type="float">
            <text:p>101445</text:p>
          </table:table-cell>
          <table:table-cell ns41:value-type="float" table:style-name="TL Data" office:value="18200" office:value-type="float">
            <text:p>18200</text:p>
          </table:table-cell>
          <table:table-cell ns41:value-type="float" table:style-name="TL Data" office:value="6929" office:value-type="float">
            <text:p>6929</text:p>
          </table:table-cell>
          <table:table-cell ns41:value-type="float" table:style-name="TL Data" office:value="8941" office:value-type="float">
            <text:p>8941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15167" office:value-type="float">
            <text:p>15167</text:p>
          </table:table-cell>
          <table:table-cell ns41:value-type="float" table:style-name="TL Data" office:value="74684" office:value-type="float">
            <text:p>74684</text:p>
          </table:table-cell>
          <table:table-cell ns41:value-type="float" table:style-name="TL Data" office:value="12829" office:value-type="float">
            <text:p>12829</text:p>
          </table:table-cell>
          <table:table-cell ns41:value-type="float" table:style-name="TL Data" office:value="2266" office:value-type="float">
            <text:p>2266</text:p>
          </table:table-cell>
          <table:table-cell ns41:value-type="float" table:style-name="TL Data" office:value="7739" office:value-type="float">
            <text:p>7739</text:p>
          </table:table-cell>
          <table:table-cell ns41:value-type="float" table:style-name="TL Data" office:value="2263" office:value-type="float">
            <text:p>2263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8654" office:value-type="float">
            <text:p>8654</text:p>
          </table:table-cell>
          <table:table-cell ns41:value-type="float" table:style-name="TL Data" office:value="53205" office:value-type="float">
            <text:p>53205</text:p>
          </table:table-cell>
          <table:table-cell ns41:value-type="float" table:style-name="TL Data" office:value="10480" office:value-type="float">
            <text:p>10480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5000" office:value-type="float">
            <text:p>5000</text:p>
          </table:table-cell>
          <table:table-cell ns41:value-type="float" table:style-name="TL Data" office:value="4191" office:value-type="float">
            <text:p>4191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698" office:value-type="float">
            <text:p>4698</text:p>
          </table:table-cell>
          <table:table-cell ns41:value-type="float" table:style-name="TL Data" office:value="43155" office:value-type="float">
            <text:p>43155</text:p>
          </table:table-cell>
          <table:table-cell ns41:value-type="float" table:style-name="TL Data" office:value="7079" office:value-type="float">
            <text:p>7079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533" office:value-type="float">
            <text:p>1533</text:p>
          </table:table-cell>
          <table:table-cell ns41:value-type="float" table:style-name="TL Data" office:value="4404" office:value-type="float">
            <text:p>4404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67" office:value-type="float">
            <text:p>2367</text:p>
          </table:table-cell>
          <table:table-cell ns41:value-type="float" table:style-name="TL Data" office:value="28857" office:value-type="float">
            <text:p>28857</text:p>
          </table:table-cell>
          <table:table-cell ns41:value-type="float" table:style-name="TL Data" office:value="3695" office:value-type="float">
            <text:p>369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502" office:value-type="float">
            <text:p>1502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15688" office:value-type="float">
            <text:p>15688</text:p>
          </table:table-cell>
          <table:table-cell ns41:value-type="float" table:style-name="TL Data" office:value="3604" office:value-type="float">
            <text:p>360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292" office:value-type="float">
            <text:p>1292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16464" office:value-type="float">
            <text:p>16464</text:p>
          </table:table-cell>
          <table:table-cell ns41:value-type="float" table:style-name="TL Data" office:value="100704" office:value-type="float">
            <text:p>100704</text:p>
          </table:table-cell>
          <table:table-cell ns41:value-type="float" table:style-name="TL Data" office:value="43740" office:value-type="float">
            <text:p>43740</text:p>
          </table:table-cell>
          <table:table-cell ns41:value-type="float" table:style-name="TL Data" office:value="35250" office:value-type="float">
            <text:p>35250</text:p>
          </table:table-cell>
          <table:table-cell ns41:value-type="float" table:style-name="TL Data" office:value="15506" office:value-type="float">
            <text:p>15506</text:p>
          </table:table-cell>
          <table:table-cell ns41:value-type="float" table:style-name="TL Data" office:value="4625" office:value-type="float">
            <text:p>4625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5535" office:value-type="float">
            <text:p>75535</text:p>
          </table:table-cell>
          <table:table-cell ns41:value-type="float" table:style-name="TL Data" office:value="388250" office:value-type="float">
            <text:p>38825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4984" office:value-type="float">
            <text:p>498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665" office:value-type="float">
            <text:p>1665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817" office:value-type="float">
            <text:p>1817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8183" office:value-type="float">
            <text:p>818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4635" office:value-type="float">
            <text:p>4635</text:p>
          </table:table-cell>
          <table:table-cell ns41:value-type="float" table:style-name="TL Data" office:value="2872" office:value-type="float">
            <text:p>2872</text:p>
          </table:table-cell>
          <table:table-cell ns41:value-type="float" table:style-name="TL Data" office:value="1714" office:value-type="float">
            <text:p>1714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2575" office:value-type="float">
            <text:p>2575</text:p>
          </table:table-cell>
          <table:table-cell ns41:value-type="float" table:style-name="TL Data" office:value="11379" office:value-type="float">
            <text:p>11379</text:p>
          </table:table-cell>
          <table:table-cell ns41:value-type="float" table:style-name="TL Data" office:value="2156" office:value-type="float">
            <text:p>2156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9783" office:value-type="float">
            <text:p>9783</text:p>
          </table:table-cell>
          <table:table-cell ns41:value-type="float" table:style-name="TL Data" office:value="1853" office:value-type="float">
            <text:p>1853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9025" office:value-type="float">
            <text:p>9025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7141" office:value-type="float">
            <text:p>7141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191" office:value-type="float">
            <text:p>4191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167" office:value-type="float">
            <text:p>2167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356" office:value-type="float">
            <text:p>2356</text:p>
          </table:table-cell>
          <table:table-cell ns41:value-type="float" table:style-name="TL Data" office:value="11351" office:value-type="float">
            <text:p>11351</text:p>
          </table:table-cell>
          <table:table-cell ns41:value-type="float" table:style-name="TL Data" office:value="4415" office:value-type="float">
            <text:p>4415</text:p>
          </table:table-cell>
          <table:table-cell ns41:value-type="float" table:style-name="TL Data" office:value="4031" office:value-type="float">
            <text:p>4031</text:p>
          </table:table-cell>
          <table:table-cell ns41:value-type="float" table:style-name="TL Data" office:value="2073" office:value-type="float">
            <text:p>2073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096" office:value-type="float">
            <text:p>7096</text:p>
          </table:table-cell>
          <table:table-cell ns41:value-type="float" table:style-name="TL Data" office:value="50677" office:value-type="float">
            <text:p>5067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2444" office:value-type="float">
            <text:p>2444</text:p>
          </table:table-cell>
          <table:table-cell ns41:value-type="float" table:style-name="TL Data" office:value="2260" office:value-type="float">
            <text:p>2260</text:p>
          </table:table-cell>
          <table:table-cell ns41:value-type="float" table:style-name="TL Data" office:value="8986" office:value-type="float">
            <text:p>8986</text:p>
          </table:table-cell>
          <table:table-cell ns41:value-type="float" table:style-name="TL Data" office:value="5525" office:value-type="float">
            <text:p>5525</text:p>
          </table:table-cell>
          <table:table-cell ns41:value-type="float" table:style-name="TL Data" office:value="3575" office:value-type="float">
            <text:p>3575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4646" office:value-type="float">
            <text:p>4646</text:p>
          </table:table-cell>
          <table:table-cell ns41:value-type="float" table:style-name="TL Data" office:value="23321" office:value-type="float">
            <text:p>23321</text:p>
          </table:table-cell>
          <table:table-cell ns41:value-type="float" table:style-name="TL Data" office:value="5455" office:value-type="float">
            <text:p>5455</text:p>
          </table:table-cell>
          <table:table-cell ns41:value-type="float" table:style-name="TL Data" office:value="2287" office:value-type="float">
            <text:p>2287</text:p>
          </table:table-cell>
          <table:table-cell ns41:value-type="float" table:style-name="TL Data" office:value="2598" office:value-type="float">
            <text:p>2598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3657" office:value-type="float">
            <text:p>3657</text:p>
          </table:table-cell>
          <table:table-cell ns41:value-type="float" table:style-name="TL Data" office:value="25369" office:value-type="float">
            <text:p>25369</text:p>
          </table:table-cell>
          <table:table-cell ns41:value-type="float" table:style-name="TL Data" office:value="5517" office:value-type="float">
            <text:p>5517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3231" office:value-type="float">
            <text:p>3231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225" office:value-type="float">
            <text:p>2225</text:p>
          </table:table-cell>
          <table:table-cell ns41:value-type="float" table:style-name="TL Data" office:value="28297" office:value-type="float">
            <text:p>28297</text:p>
          </table:table-cell>
          <table:table-cell ns41:value-type="float" table:style-name="TL Data" office:value="4657" office:value-type="float">
            <text:p>465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565" office:value-type="float">
            <text:p>1565</text:p>
          </table:table-cell>
          <table:table-cell ns41:value-type="float" table:style-name="TL Data" office:value="2433" office:value-type="float">
            <text:p>243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25694" office:value-type="float">
            <text:p>25694</text:p>
          </table:table-cell>
          <table:table-cell ns41:value-type="float" table:style-name="TL Data" office:value="2931" office:value-type="float">
            <text:p>293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609" office:value-type="float">
            <text:p>1609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6373" office:value-type="float">
            <text:p>16373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7863" office:value-type="float">
            <text:p>7863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8252" office:value-type="float">
            <text:p>8252</text:p>
          </table:table-cell>
          <table:table-cell ns41:value-type="float" table:style-name="TL Data" office:value="29310" office:value-type="float">
            <text:p>29310</text:p>
          </table:table-cell>
          <table:table-cell ns41:value-type="float" table:style-name="TL Data" office:value="9327" office:value-type="float">
            <text:p>9327</text:p>
          </table:table-cell>
          <table:table-cell ns41:value-type="float" table:style-name="TL Data" office:value="10034" office:value-type="float">
            <text:p>10034</text:p>
          </table:table-cell>
          <table:table-cell ns41:value-type="float" table:style-name="TL Data" office:value="6725" office:value-type="float">
            <text:p>6725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724" office:value-type="float">
            <text:p>14724</text:p>
          </table:table-cell>
          <table:table-cell ns41:value-type="float" table:style-name="TL Data" office:value="144155" office:value-type="float">
            <text:p>14415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3506" office:value-type="float">
            <text:p>3506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1752" office:value-type="float">
            <text:p>1752</text:p>
          </table:table-cell>
          <table:table-cell ns41:value-type="float" table:style-name="TL Data" office:value="9637" office:value-type="float">
            <text:p>9637</text:p>
          </table:table-cell>
          <table:table-cell ns41:value-type="float" table:style-name="TL Data" office:value="2862" office:value-type="float">
            <text:p>2862</text:p>
          </table:table-cell>
          <table:table-cell ns41:value-type="float" table:style-name="TL Data" office:value="1300" office:value-type="float">
            <text:p>1300</text:p>
          </table:table-cell>
          <table:table-cell ns41:value-type="float" table:style-name="TL Data" office:value="1301" office:value-type="float">
            <text:p>130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794" office:value-type="float">
            <text:p>1794</text:p>
          </table:table-cell>
          <table:table-cell ns41:value-type="float" table:style-name="TL Data" office:value="13062" office:value-type="float">
            <text:p>13062</text:p>
          </table:table-cell>
          <table:table-cell ns41:value-type="float" table:style-name="TL Data" office:value="3076" office:value-type="float">
            <text:p>3076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863" office:value-type="float">
            <text:p>1863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4945" office:value-type="float">
            <text:p>14945</text:p>
          </table:table-cell>
          <table:table-cell ns41:value-type="float" table:style-name="TL Data" office:value="3024" office:value-type="float">
            <text:p>302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477" office:value-type="float">
            <text:p>147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5965" office:value-type="float">
            <text:p>15965</text:p>
          </table:table-cell>
          <table:table-cell ns41:value-type="float" table:style-name="TL Data" office:value="2280" office:value-type="float">
            <text:p>228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2272" office:value-type="float">
            <text:p>12272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664" office:value-type="float">
            <text:p>5664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907" office:value-type="float">
            <text:p>5907</text:p>
          </table:table-cell>
          <table:table-cell ns41:value-type="float" table:style-name="TL Data" office:value="16788" office:value-type="float">
            <text:p>16788</text:p>
          </table:table-cell>
          <table:table-cell ns41:value-type="float" table:style-name="TL Data" office:value="4829" office:value-type="float">
            <text:p>4829</text:p>
          </table:table-cell>
          <table:table-cell ns41:value-type="float" table:style-name="TL Data" office:value="5721" office:value-type="float">
            <text:p>5721</text:p>
          </table:table-cell>
          <table:table-cell ns41:value-type="float" table:style-name="TL Data" office:value="4410" office:value-type="float">
            <text:p>4410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706" office:value-type="float">
            <text:p>6706</text:p>
          </table:table-cell>
          <table:table-cell ns41:value-type="float" table:style-name="TL Data" office:value="80958" office:value-type="float">
            <text:p>8095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Almelo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3027" office:value-type="float">
            <text:p>3027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3533" office:value-type="float">
            <text:p>3533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4260" office:value-type="float">
            <text:p>4260</text:p>
          </table:table-cell>
          <table:table-cell ns41:value-type="float" table:style-name="TL Data" office:value="1654" office:value-type="float">
            <text:p>165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7333" office:value-type="float">
            <text:p>7333</text:p>
          </table:table-cell>
          <table:table-cell ns41:value-type="float" table:style-name="TL Data" office:value="1914" office:value-type="float">
            <text:p>191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241" office:value-type="float">
            <text:p>8241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04" office:value-type="float">
            <text:p>2504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45" office:value-type="float">
            <text:p>2545</text:p>
          </table:table-cell>
          <table:table-cell ns41:value-type="float" table:style-name="TL Data" office:value="7638" office:value-type="float">
            <text:p>7638</text:p>
          </table:table-cell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2922" office:value-type="float">
            <text:p>2922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57" office:value-type="float">
            <text:p>1957</text:p>
          </table:table-cell>
          <table:table-cell ns41:value-type="float" table:style-name="TL Data" office:value="31745" office:value-type="float">
            <text:p>3174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204" office:value-type="float">
            <text:p>2204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3792" office:value-type="float">
            <text:p>3792</text:p>
          </table:table-cell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657" office:value-type="float">
            <text:p>5657</text:p>
          </table:table-cell>
          <table:table-cell ns41:value-type="float" table:style-name="TL Data" office:value="1868" office:value-type="float">
            <text:p>186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7752" office:value-type="float">
            <text:p>7752</text:p>
          </table:table-cell>
          <table:table-cell ns41:value-type="float" table:style-name="TL Data" office:value="1723" office:value-type="float">
            <text:p>172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343" office:value-type="float">
            <text:p>7343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04" office:value-type="float">
            <text:p>2904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256" office:value-type="float">
            <text:p>4256</text:p>
          </table:table-cell>
          <table:table-cell ns41:value-type="float" table:style-name="TL Data" office:value="9078" office:value-type="float">
            <text:p>9078</text:p>
          </table:table-cell>
          <table:table-cell ns41:value-type="float" table:style-name="TL Data" office:value="2251" office:value-type="float">
            <text:p>2251</text:p>
          </table:table-cell>
          <table:table-cell ns41:value-type="float" table:style-name="TL Data" office:value="3037" office:value-type="float">
            <text:p>3037</text:p>
          </table:table-cell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34278" office:value-type="float">
            <text:p>3427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29" office:value-type="float">
            <text:p>1929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759" office:value-type="float">
            <text:p>3759</text:p>
          </table:table-cell>
          <table:table-cell ns41:value-type="float" table:style-name="TL Data" office:value="1993" office:value-type="float">
            <text:p>199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8390" office:value-type="float">
            <text:p>8390</text:p>
          </table:table-cell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797" office:value-type="float">
            <text:p>9797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875" office:value-type="float">
            <text:p>4875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49" office:value-type="float">
            <text:p>4349</text:p>
          </table:table-cell>
          <table:table-cell ns41:value-type="float" table:style-name="TL Data" office:value="8120" office:value-type="float">
            <text:p>8120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2597" office:value-type="float">
            <text:p>2597</text:p>
          </table:table-cell>
          <table:table-cell ns41:value-type="float" table:style-name="TL Data" office:value="3158" office:value-type="float">
            <text:p>3158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34102" office:value-type="float">
            <text:p>3410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734" office:value-type="float">
            <text:p>2734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097" office:value-type="float">
            <text:p>5097</text:p>
          </table:table-cell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135" office:value-type="float">
            <text:p>7135</text:p>
          </table:table-cell>
          <table:table-cell ns41:value-type="float" table:style-name="TL Data" office:value="2037" office:value-type="float">
            <text:p>203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826" office:value-type="float">
            <text:p>9826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10" office:value-type="float">
            <text:p>3010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02" office:value-type="float">
            <text:p>2102</text:p>
          </table:table-cell>
          <table:table-cell ns41:value-type="float" table:style-name="TL Data" office:value="6767" office:value-type="float">
            <text:p>6767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2760" office:value-type="float">
            <text:p>2760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31059" office:value-type="float">
            <text:p>3105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1349" office:value-type="float">
            <text:p>1349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4271" office:value-type="float">
            <text:p>4271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4254" office:value-type="float">
            <text:p>4254</text:p>
          </table:table-cell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356" office:value-type="float">
            <text:p>5356</text:p>
          </table:table-cell>
          <table:table-cell ns41:value-type="float" table:style-name="TL Data" office:value="1975" office:value-type="float">
            <text:p>197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8178" office:value-type="float">
            <text:p>8178</text:p>
          </table:table-cell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7671" office:value-type="float">
            <text:p>7671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200" office:value-type="float">
            <text:p>4200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52" office:value-type="float">
            <text:p>3952</text:p>
          </table:table-cell>
          <table:table-cell ns41:value-type="float" table:style-name="TL Data" office:value="9874" office:value-type="float">
            <text:p>9874</text:p>
          </table:table-cell>
          <table:table-cell ns41:value-type="float" table:style-name="TL Data" office:value="2501" office:value-type="float">
            <text:p>2501</text:p>
          </table:table-cell>
          <table:table-cell ns41:value-type="float" table:style-name="TL Data" office:value="3305" office:value-type="float">
            <text:p>3305</text:p>
          </table:table-cell>
          <table:table-cell ns41:value-type="float" table:style-name="TL Data" office:value="3042" office:value-type="float">
            <text:p>3042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12" office:value-type="float">
            <text:p>3212</text:p>
          </table:table-cell>
          <table:table-cell ns41:value-type="float" table:style-name="TL Data" office:value="38620" office:value-type="float">
            <text:p>3862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3905" office:value-type="float">
            <text:p>3905</text:p>
          </table:table-cell>
          <table:table-cell ns41:value-type="float" table:style-name="TL Data" office:value="2898" office:value-type="float">
            <text:p>2898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2332" office:value-type="float">
            <text:p>2332</text:p>
          </table:table-cell>
          <table:table-cell ns41:value-type="float" table:style-name="TL Data" office:value="11447" office:value-type="float">
            <text:p>11447</text:p>
          </table:table-cell>
          <table:table-cell ns41:value-type="float" table:style-name="TL Data" office:value="4512" office:value-type="float">
            <text:p>4512</text:p>
          </table:table-cell>
          <table:table-cell ns41:value-type="float" table:style-name="TL Data" office:value="2612" office:value-type="float">
            <text:p>2612</text:p>
          </table:table-cell>
          <table:table-cell ns41:value-type="float" table:style-name="TL Data" office:value="1641" office:value-type="float">
            <text:p>164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16" office:value-type="float">
            <text:p>2416</text:p>
          </table:table-cell>
          <table:table-cell ns41:value-type="float" table:style-name="TL Data" office:value="16242" office:value-type="float">
            <text:p>16242</text:p>
          </table:table-cell>
          <table:table-cell ns41:value-type="float" table:style-name="TL Data" office:value="6130" office:value-type="float">
            <text:p>6130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4202" office:value-type="float">
            <text:p>4202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898" office:value-type="float">
            <text:p>1898</text:p>
          </table:table-cell>
          <table:table-cell ns41:value-type="float" table:style-name="TL Data" office:value="24129" office:value-type="float">
            <text:p>24129</text:p>
          </table:table-cell>
          <table:table-cell ns41:value-type="float" table:style-name="TL Data" office:value="9004" office:value-type="float">
            <text:p>9004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224" office:value-type="float">
            <text:p>4224</text:p>
          </table:table-cell>
          <table:table-cell ns41:value-type="float" table:style-name="TL Data" office:value="4108" office:value-type="float">
            <text:p>410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38788" office:value-type="float">
            <text:p>38788</text:p>
          </table:table-cell>
          <table:table-cell ns41:value-type="float" table:style-name="TL Data" office:value="9731" office:value-type="float">
            <text:p>9731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6930" office:value-type="float">
            <text:p>6930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2878" office:value-type="float">
            <text:p>42878</text:p>
          </table:table-cell>
          <table:table-cell ns41:value-type="float" table:style-name="TL Data" office:value="3839" office:value-type="float">
            <text:p>383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658" office:value-type="float">
            <text:p>1658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7493" office:value-type="float">
            <text:p>17493</text:p>
          </table:table-cell>
          <table:table-cell ns41:value-type="float" table:style-name="TL Data" office:value="3506" office:value-type="float">
            <text:p>350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7204" office:value-type="float">
            <text:p>17204</text:p>
          </table:table-cell>
          <table:table-cell ns41:value-type="float" table:style-name="TL Data" office:value="41477" office:value-type="float">
            <text:p>41477</text:p>
          </table:table-cell>
          <table:table-cell ns41:value-type="float" table:style-name="TL Data" office:value="8514" office:value-type="float">
            <text:p>8514</text:p>
          </table:table-cell>
          <table:table-cell ns41:value-type="float" table:style-name="TL Data" office:value="13703" office:value-type="float">
            <text:p>13703</text:p>
          </table:table-cell>
          <table:table-cell ns41:value-type="float" table:style-name="TL Data" office:value="14602" office:value-type="float">
            <text:p>14602</text:p>
          </table:table-cell>
          <table:table-cell ns41:value-type="float" table:style-name="TL Data" office:value="3360" office:value-type="float">
            <text:p>3360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022" office:value-type="float">
            <text:p>9022</text:p>
          </table:table-cell>
          <table:table-cell ns41:value-type="float" table:style-name="TL Data" office:value="169804" office:value-type="float">
            <text:p>16980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Enschede, tevens totaal gemeenten met 50001-100000 inwoners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486" office:value-type="float">
            <text:p>2486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4780" office:value-type="float">
            <text:p>4780</text:p>
          </table:table-cell>
          <table:table-cell ns41:value-type="float" table:style-name="TL Data" office:value="2834" office:value-type="float">
            <text:p>283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1933" office:value-type="float">
            <text:p>11933</text:p>
          </table:table-cell>
          <table:table-cell ns41:value-type="float" table:style-name="TL Data" office:value="3825" office:value-type="float">
            <text:p>382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2976" office:value-type="float">
            <text:p>297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7736" office:value-type="float">
            <text:p>17736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424" office:value-type="float">
            <text:p>6424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228" office:value-type="float">
            <text:p>6228</text:p>
          </table:table-cell>
          <table:table-cell ns41:value-type="float" table:style-name="TL Data" office:value="11959" office:value-type="float">
            <text:p>11959</text:p>
          </table:table-cell>
          <table:table-cell ns41:value-type="float" table:style-name="TL Data" office:value="1676" office:value-type="float">
            <text:p>1676</text:p>
          </table:table-cell>
          <table:table-cell ns41:value-type="float" table:style-name="TL Data" office:value="3156" office:value-type="float">
            <text:p>3156</text:p>
          </table:table-cell>
          <table:table-cell ns41:value-type="float" table:style-name="TL Data" office:value="5489" office:value-type="float">
            <text:p>5489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51098" office:value-type="float">
            <text:p>5109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Overijssel</text:p>
          </table:table-cell>
          <table:table-cell/>
          <table:table-cell ns41:value-type="float" table:style-name="TL Data" office:value="6184" office:value-type="float">
            <text:p>6184</text:p>
          </table:table-cell>
          <table:table-cell ns41:value-type="float" table:style-name="TL Data" office:value="5048" office:value-type="float">
            <text:p>5048</text:p>
          </table:table-cell>
          <table:table-cell ns41:value-type="float" table:style-name="TL Data" office:value="20095" office:value-type="float">
            <text:p>20095</text:p>
          </table:table-cell>
          <table:table-cell ns41:value-type="float" table:style-name="TL Data" office:value="16030" office:value-type="float">
            <text:p>16030</text:p>
          </table:table-cell>
          <table:table-cell ns41:value-type="float" table:style-name="TL Data" office:value="10833" office:value-type="float">
            <text:p>10833</text:p>
          </table:table-cell>
          <table:table-cell ns41:value-type="float" table:style-name="TL Data" office:value="5197" office:value-type="float">
            <text:p>5197</text:p>
          </table:table-cell>
          <table:table-cell ns41:value-type="float" table:style-name="TL Data" office:value="12147" office:value-type="float">
            <text:p>12147</text:p>
          </table:table-cell>
          <table:table-cell ns41:value-type="float" table:style-name="TL Data" office:value="60107" office:value-type="float">
            <text:p>60107</text:p>
          </table:table-cell>
          <table:table-cell ns41:value-type="float" table:style-name="TL Data" office:value="16394" office:value-type="float">
            <text:p>16394</text:p>
          </table:table-cell>
          <table:table-cell ns41:value-type="float" table:style-name="TL Data" office:value="7862" office:value-type="float">
            <text:p>7862</text:p>
          </table:table-cell>
          <table:table-cell ns41:value-type="float" table:style-name="TL Data" office:value="7103" office:value-type="float">
            <text:p>7103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10215" office:value-type="float">
            <text:p>10215</text:p>
          </table:table-cell>
          <table:table-cell ns41:value-type="float" table:style-name="TL Data" office:value="69840" office:value-type="float">
            <text:p>69840</text:p>
          </table:table-cell>
          <table:table-cell ns41:value-type="float" table:style-name="TL Data" office:value="18353" office:value-type="float">
            <text:p>18353</text:p>
          </table:table-cell>
          <table:table-cell ns41:value-type="float" table:style-name="TL Data" office:value="3144" office:value-type="float">
            <text:p>3144</text:p>
          </table:table-cell>
          <table:table-cell ns41:value-type="float" table:style-name="TL Data" office:value="11548" office:value-type="float">
            <text:p>11548</text:p>
          </table:table-cell>
          <table:table-cell ns41:value-type="float" table:style-name="TL Data" office:value="3425" office:value-type="float">
            <text:p>342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6699" office:value-type="float">
            <text:p>6699</text:p>
          </table:table-cell>
          <table:table-cell ns41:value-type="float" table:style-name="TL Data" office:value="83432" office:value-type="float">
            <text:p>83432</text:p>
          </table:table-cell>
          <table:table-cell ns41:value-type="float" table:style-name="TL Data" office:value="21314" office:value-type="float">
            <text:p>21314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8855" office:value-type="float">
            <text:p>8855</text:p>
          </table:table-cell>
          <table:table-cell ns41:value-type="float" table:style-name="TL Data" office:value="10260" office:value-type="float">
            <text:p>10260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712" office:value-type="float">
            <text:p>3712</text:p>
          </table:table-cell>
          <table:table-cell ns41:value-type="float" table:style-name="TL Data" office:value="101326" office:value-type="float">
            <text:p>101326</text:p>
          </table:table-cell>
          <table:table-cell ns41:value-type="float" table:style-name="TL Data" office:value="19788" office:value-type="float">
            <text:p>19788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3359" office:value-type="float">
            <text:p>3359</text:p>
          </table:table-cell>
          <table:table-cell ns41:value-type="float" table:style-name="TL Data" office:value="13506" office:value-type="float">
            <text:p>13506</text:p>
          </table:table-cell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94430" office:value-type="float">
            <text:p>94430</text:p>
          </table:table-cell>
          <table:table-cell ns41:value-type="float" table:style-name="TL Data" office:value="8056" office:value-type="float">
            <text:p>805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3236" office:value-type="float">
            <text:p>3236</text:p>
          </table:table-cell>
          <table:table-cell ns41:value-type="float" table:style-name="TL Data" office:value="3010" office:value-type="float">
            <text:p>3010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40095" office:value-type="float">
            <text:p>40095</text:p>
          </table:table-cell>
          <table:table-cell ns41:value-type="float" table:style-name="TL Data" office:value="7835" office:value-type="float">
            <text:p>783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2564" office:value-type="float">
            <text:p>2564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0534" office:value-type="float">
            <text:p>40534</text:p>
          </table:table-cell>
          <table:table-cell ns41:value-type="float" table:style-name="TL Data" office:value="113954" office:value-type="float">
            <text:p>113954</text:p>
          </table:table-cell>
          <table:table-cell ns41:value-type="float" table:style-name="TL Data" office:value="30077" office:value-type="float">
            <text:p>30077</text:p>
          </table:table-cell>
          <table:table-cell ns41:value-type="float" table:style-name="TL Data" office:value="37720" office:value-type="float">
            <text:p>37720</text:p>
          </table:table-cell>
          <table:table-cell ns41:value-type="float" table:style-name="TL Data" office:value="33768" office:value-type="float">
            <text:p>33768</text:p>
          </table:table-cell>
          <table:table-cell ns41:value-type="float" table:style-name="TL Data" office:value="8857" office:value-type="float">
            <text:p>8857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0670" office:value-type="float">
            <text:p>40670</text:p>
          </table:table-cell>
          <table:table-cell ns41:value-type="float" table:style-name="TL Data" office:value="509859" office:value-type="float">
            <text:p>50985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2110" office:value-type="float">
            <text:p>2110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3829" office:value-type="float">
            <text:p>3829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2389" office:value-type="float">
            <text:p>238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497" office:value-type="float">
            <text:p>149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171" office:value-type="float">
            <text:p>3171</text:p>
          </table:table-cell>
          <table:table-cell ns41:value-type="float" table:style-name="TL Data" office:value="1506" office:value-type="float">
            <text:p>1506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648" office:value-type="float">
            <text:p>2648</text:p>
          </table:table-cell>
          <table:table-cell ns41:value-type="float" table:style-name="TL Data" office:value="12111" office:value-type="float">
            <text:p>1211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4513" office:value-type="float">
            <text:p>4513</text:p>
          </table:table-cell>
          <table:table-cell ns41:value-type="float" table:style-name="TL Data" office:value="4397" office:value-type="float">
            <text:p>4397</text:p>
          </table:table-cell>
          <table:table-cell ns41:value-type="float" table:style-name="TL Data" office:value="14522" office:value-type="float">
            <text:p>14522</text:p>
          </table:table-cell>
          <table:table-cell ns41:value-type="float" table:style-name="TL Data" office:value="7767" office:value-type="float">
            <text:p>7767</text:p>
          </table:table-cell>
          <table:table-cell ns41:value-type="float" table:style-name="TL Data" office:value="4234" office:value-type="float">
            <text:p>4234</text:p>
          </table:table-cell>
          <table:table-cell ns41:value-type="float" table:style-name="TL Data" office:value="3533" office:value-type="float">
            <text:p>3533</text:p>
          </table:table-cell>
          <table:table-cell ns41:value-type="float" table:style-name="TL Data" office:value="7455" office:value-type="float">
            <text:p>7455</text:p>
          </table:table-cell>
          <table:table-cell ns41:value-type="float" table:style-name="TL Data" office:value="29281" office:value-type="float">
            <text:p>29281</text:p>
          </table:table-cell>
          <table:table-cell ns41:value-type="float" table:style-name="TL Data" office:value="4446" office:value-type="float">
            <text:p>4446</text:p>
          </table:table-cell>
          <table:table-cell ns41:value-type="float" table:style-name="TL Data" office:value="1662" office:value-type="float">
            <text:p>1662</text:p>
          </table:table-cell>
          <table:table-cell ns41:value-type="float" table:style-name="TL Data" office:value="2185" office:value-type="float">
            <text:p>218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3745" office:value-type="float">
            <text:p>3745</text:p>
          </table:table-cell>
          <table:table-cell ns41:value-type="float" table:style-name="TL Data" office:value="18094" office:value-type="float">
            <text:p>18094</text:p>
          </table:table-cell>
          <table:table-cell ns41:value-type="float" table:style-name="TL Data" office:value="2671" office:value-type="float">
            <text:p>2671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TL Data" office:value="11302" office:value-type="float">
            <text:p>11302</text:p>
          </table:table-cell>
          <table:table-cell ns41:value-type="float" table:style-name="TL Data" office:value="1711" office:value-type="float">
            <text:p>171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7132" office:value-type="float">
            <text:p>7132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4307" office:value-type="float">
            <text:p>4307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778" office:value-type="float">
            <text:p>2778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980" office:value-type="float">
            <text:p>2980</text:p>
          </table:table-cell>
          <table:table-cell ns41:value-type="float" table:style-name="TL Data" office:value="23400" office:value-type="float">
            <text:p>23400</text:p>
          </table:table-cell>
          <table:table-cell ns41:value-type="float" table:style-name="TL Data" office:value="10993" office:value-type="float">
            <text:p>10993</text:p>
          </table:table-cell>
          <table:table-cell ns41:value-type="float" table:style-name="TL Data" office:value="8377" office:value-type="float">
            <text:p>8377</text:p>
          </table:table-cell>
          <table:table-cell ns41:value-type="float" table:style-name="TL Data" office:value="2778" office:value-type="float">
            <text:p>2778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802" office:value-type="float">
            <text:p>19802</text:p>
          </table:table-cell>
          <table:table-cell ns41:value-type="float" table:style-name="TL Data" office:value="90396" office:value-type="float">
            <text:p>9039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3948" office:value-type="float">
            <text:p>3948</text:p>
          </table:table-cell>
          <table:table-cell ns41:value-type="float" table:style-name="TL Data" office:value="3825" office:value-type="float">
            <text:p>3825</text:p>
          </table:table-cell>
          <table:table-cell ns41:value-type="float" table:style-name="TL Data" office:value="13002" office:value-type="float">
            <text:p>13002</text:p>
          </table:table-cell>
          <table:table-cell ns41:value-type="float" table:style-name="TL Data" office:value="6848" office:value-type="float">
            <text:p>6848</text:p>
          </table:table-cell>
          <table:table-cell ns41:value-type="float" table:style-name="TL Data" office:value="3407" office:value-type="float">
            <text:p>3407</text:p>
          </table:table-cell>
          <table:table-cell ns41:value-type="float" table:style-name="TL Data" office:value="3441" office:value-type="float">
            <text:p>3441</text:p>
          </table:table-cell>
          <table:table-cell ns41:value-type="float" table:style-name="TL Data" office:value="6462" office:value-type="float">
            <text:p>6462</text:p>
          </table:table-cell>
          <table:table-cell ns41:value-type="float" table:style-name="TL Data" office:value="27735" office:value-type="float">
            <text:p>27735</text:p>
          </table:table-cell>
          <table:table-cell ns41:value-type="float" table:style-name="TL Data" office:value="3649" office:value-type="float">
            <text:p>3649</text:p>
          </table:table-cell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971" office:value-type="float">
            <text:p>2971</text:p>
          </table:table-cell>
          <table:table-cell ns41:value-type="float" table:style-name="TL Data" office:value="15689" office:value-type="float">
            <text:p>15689</text:p>
          </table:table-cell>
          <table:table-cell ns41:value-type="float" table:style-name="TL Data" office:value="2472" office:value-type="float">
            <text:p>2472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499" office:value-type="float">
            <text:p>1499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10854" office:value-type="float">
            <text:p>10854</text:p>
          </table:table-cell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899" office:value-type="float">
            <text:p>7899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880" office:value-type="float">
            <text:p>4880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728" office:value-type="float">
            <text:p>2728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008" office:value-type="float">
            <text:p>3008</text:p>
          </table:table-cell>
          <table:table-cell ns41:value-type="float" table:style-name="TL Data" office:value="21230" office:value-type="float">
            <text:p>21230</text:p>
          </table:table-cell>
          <table:table-cell ns41:value-type="float" table:style-name="TL Data" office:value="9318" office:value-type="float">
            <text:p>9318</text:p>
          </table:table-cell>
          <table:table-cell ns41:value-type="float" table:style-name="TL Data" office:value="7904" office:value-type="float">
            <text:p>7904</text:p>
          </table:table-cell>
          <table:table-cell ns41:value-type="float" table:style-name="TL Data" office:value="2925" office:value-type="float">
            <text:p>2925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321" office:value-type="float">
            <text:p>16321</text:p>
          </table:table-cell>
          <table:table-cell ns41:value-type="float" table:style-name="TL Data" office:value="85795" office:value-type="float">
            <text:p>8579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3756" office:value-type="float">
            <text:p>3756</text:p>
          </table:table-cell>
          <table:table-cell ns41:value-type="float" table:style-name="TL Data" office:value="3609" office:value-type="float">
            <text:p>3609</text:p>
          </table:table-cell>
          <table:table-cell ns41:value-type="float" table:style-name="TL Data" office:value="12839" office:value-type="float">
            <text:p>12839</text:p>
          </table:table-cell>
          <table:table-cell ns41:value-type="float" table:style-name="TL Data" office:value="5860" office:value-type="float">
            <text:p>5860</text:p>
          </table:table-cell>
          <table:table-cell ns41:value-type="float" table:style-name="TL Data" office:value="3004" office:value-type="float">
            <text:p>3004</text:p>
          </table:table-cell>
          <table:table-cell ns41:value-type="float" table:style-name="TL Data" office:value="2856" office:value-type="float">
            <text:p>2856</text:p>
          </table:table-cell>
          <table:table-cell ns41:value-type="float" table:style-name="TL Data" office:value="5209" office:value-type="float">
            <text:p>5209</text:p>
          </table:table-cell>
          <table:table-cell ns41:value-type="float" table:style-name="TL Data" office:value="23384" office:value-type="float">
            <text:p>23384</text:p>
          </table:table-cell>
          <table:table-cell ns41:value-type="float" table:style-name="TL Data" office:value="3914" office:value-type="float">
            <text:p>3914</text:p>
          </table:table-cell>
          <table:table-cell ns41:value-type="float" table:style-name="TL Data" office:value="1732" office:value-type="float">
            <text:p>1732</text:p>
          </table:table-cell>
          <table:table-cell ns41:value-type="float" table:style-name="TL Data" office:value="1634" office:value-type="float">
            <text:p>1634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3058" office:value-type="float">
            <text:p>3058</text:p>
          </table:table-cell>
          <table:table-cell ns41:value-type="float" table:style-name="TL Data" office:value="16968" office:value-type="float">
            <text:p>16968</text:p>
          </table:table-cell>
          <table:table-cell ns41:value-type="float" table:style-name="TL Data" office:value="3114" office:value-type="float">
            <text:p>3114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853" office:value-type="float">
            <text:p>1853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13653" office:value-type="float">
            <text:p>13653</text:p>
          </table:table-cell>
          <table:table-cell ns41:value-type="float" table:style-name="TL Data" office:value="2190" office:value-type="float">
            <text:p>219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9003" office:value-type="float">
            <text:p>9003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6254" office:value-type="float">
            <text:p>6254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188" office:value-type="float">
            <text:p>3188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024" office:value-type="float">
            <text:p>4024</text:p>
          </table:table-cell>
          <table:table-cell ns41:value-type="float" table:style-name="TL Data" office:value="21979" office:value-type="float">
            <text:p>21979</text:p>
          </table:table-cell>
          <table:table-cell ns41:value-type="float" table:style-name="TL Data" office:value="9390" office:value-type="float">
            <text:p>9390</text:p>
          </table:table-cell>
          <table:table-cell ns41:value-type="float" table:style-name="TL Data" office:value="8060" office:value-type="float">
            <text:p>8060</text:p>
          </table:table-cell>
          <table:table-cell ns41:value-type="float" table:style-name="TL Data" office:value="3306" office:value-type="float">
            <text:p>3306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380" office:value-type="float">
            <text:p>15380</text:p>
          </table:table-cell>
          <table:table-cell ns41:value-type="float" table:style-name="TL Data" office:value="89313" office:value-type="float">
            <text:p>8931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roningen, tevens totaal gemeenten met 100001 en meer inwoners</text:p>
          </table:table-cell>
          <table:table-cell/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3598" office:value-type="float">
            <text:p>3598</text:p>
          </table:table-cell>
          <table:table-cell ns41:value-type="float" table:style-name="TL Data" office:value="4361" office:value-type="float">
            <text:p>4361</text:p>
          </table:table-cell>
          <table:table-cell ns41:value-type="float" table:style-name="TL Data" office:value="3171" office:value-type="float">
            <text:p>3171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3083" office:value-type="float">
            <text:p>3083</text:p>
          </table:table-cell>
          <table:table-cell ns41:value-type="float" table:style-name="TL Data" office:value="12484" office:value-type="float">
            <text:p>12484</text:p>
          </table:table-cell>
          <table:table-cell ns41:value-type="float" table:style-name="TL Data" office:value="4400" office:value-type="float">
            <text:p>4400</text:p>
          </table:table-cell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067" office:value-type="float">
            <text:p>3067</text:p>
          </table:table-cell>
          <table:table-cell ns41:value-type="float" table:style-name="TL Data" office:value="15908" office:value-type="float">
            <text:p>15908</text:p>
          </table:table-cell>
          <table:table-cell ns41:value-type="float" table:style-name="TL Data" office:value="4366" office:value-type="float">
            <text:p>4366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2596" office:value-type="float">
            <text:p>2596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16286" office:value-type="float">
            <text:p>16286</text:p>
          </table:table-cell>
          <table:table-cell ns41:value-type="float" table:style-name="TL Data" office:value="4381" office:value-type="float">
            <text:p>4381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341" office:value-type="float">
            <text:p>2341</text:p>
          </table:table-cell>
          <table:table-cell ns41:value-type="float" table:style-name="TL Data" office:value="1565" office:value-type="float">
            <text:p>156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8227" office:value-type="float">
            <text:p>18227</text:p>
          </table:table-cell>
          <table:table-cell ns41:value-type="float" table:style-name="TL Data" office:value="3101" office:value-type="float">
            <text:p>310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1770" office:value-type="float">
            <text:p>1770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3395" office:value-type="float">
            <text:p>13395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7629" office:value-type="float">
            <text:p>7629</text:p>
          </table:table-cell>
          <table:table-cell ns41:value-type="float" table:style-name="TL Data" office:value="2337" office:value-type="float">
            <text:p>23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0987" office:value-type="float">
            <text:p>10987</text:p>
          </table:table-cell>
          <table:table-cell ns41:value-type="float" table:style-name="TL Data" office:value="26554" office:value-type="float">
            <text:p>26554</text:p>
          </table:table-cell>
          <table:table-cell ns41:value-type="float" table:style-name="TL Data" office:value="8577" office:value-type="float">
            <text:p>8577</text:p>
          </table:table-cell>
          <table:table-cell ns41:value-type="float" table:style-name="TL Data" office:value="9583" office:value-type="float">
            <text:p>9583</text:p>
          </table:table-cell>
          <table:table-cell ns41:value-type="float" table:style-name="TL Data" office:value="5709" office:value-type="float">
            <text:p>5709</text:p>
          </table:table-cell>
          <table:table-cell ns41:value-type="float" table:style-name="TL Data" office:value="1868" office:value-type="float">
            <text:p>1868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240" office:value-type="float">
            <text:p>11240</text:p>
          </table:table-cell>
          <table:table-cell ns41:value-type="float" table:style-name="TL Data" office:value="98514" office:value-type="float">
            <text:p>9851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roningen</text:p>
          </table:table-cell>
          <table:table-cell/>
          <table:table-cell ns41:value-type="float" table:style-name="TL Data" office:value="14682" office:value-type="float">
            <text:p>14682</text:p>
          </table:table-cell>
          <table:table-cell ns41:value-type="float" table:style-name="TL Data" office:value="13393" office:value-type="float">
            <text:p>13393</text:p>
          </table:table-cell>
          <table:table-cell ns41:value-type="float" table:style-name="TL Data" office:value="46071" office:value-type="float">
            <text:p>46071</text:p>
          </table:table-cell>
          <table:table-cell ns41:value-type="float" table:style-name="TL Data" office:value="25860" office:value-type="float">
            <text:p>25860</text:p>
          </table:table-cell>
          <table:table-cell ns41:value-type="float" table:style-name="TL Data" office:value="14398" office:value-type="float">
            <text:p>14398</text:p>
          </table:table-cell>
          <table:table-cell ns41:value-type="float" table:style-name="TL Data" office:value="11462" office:value-type="float">
            <text:p>11462</text:p>
          </table:table-cell>
          <table:table-cell ns41:value-type="float" table:style-name="TL Data" office:value="23182" office:value-type="float">
            <text:p>23182</text:p>
          </table:table-cell>
          <table:table-cell ns41:value-type="float" table:style-name="TL Data" office:value="96713" office:value-type="float">
            <text:p>96713</text:p>
          </table:table-cell>
          <table:table-cell ns41:value-type="float" table:style-name="TL Data" office:value="17008" office:value-type="float">
            <text:p>17008</text:p>
          </table:table-cell>
          <table:table-cell ns41:value-type="float" table:style-name="TL Data" office:value="6937" office:value-type="float">
            <text:p>6937</text:p>
          </table:table-cell>
          <table:table-cell ns41:value-type="float" table:style-name="TL Data" office:value="7974" office:value-type="float">
            <text:p>7974</text:p>
          </table:table-cell>
          <table:table-cell ns41:value-type="float" table:style-name="TL Data" office:value="2097" office:value-type="float">
            <text:p>2097</text:p>
          </table:table-cell>
          <table:table-cell ns41:value-type="float" table:style-name="TL Data" office:value="13345" office:value-type="float">
            <text:p>13345</text:p>
          </table:table-cell>
          <table:table-cell ns41:value-type="float" table:style-name="TL Data" office:value="69048" office:value-type="float">
            <text:p>69048</text:p>
          </table:table-cell>
          <table:table-cell ns41:value-type="float" table:style-name="TL Data" office:value="12977" office:value-type="float">
            <text:p>12977</text:p>
          </table:table-cell>
          <table:table-cell ns41:value-type="float" table:style-name="TL Data" office:value="2646" office:value-type="float">
            <text:p>2646</text:p>
          </table:table-cell>
          <table:table-cell ns41:value-type="float" table:style-name="TL Data" office:value="7678" office:value-type="float">
            <text:p>7678</text:p>
          </table:table-cell>
          <table:table-cell ns41:value-type="float" table:style-name="TL Data" office:value="2244" office:value-type="float">
            <text:p>224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7138" office:value-type="float">
            <text:p>7138</text:p>
          </table:table-cell>
          <table:table-cell ns41:value-type="float" table:style-name="TL Data" office:value="53592" office:value-type="float">
            <text:p>53592</text:p>
          </table:table-cell>
          <table:table-cell ns41:value-type="float" table:style-name="TL Data" office:value="10327" office:value-type="float">
            <text:p>10327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5216" office:value-type="float">
            <text:p>5216</text:p>
          </table:table-cell>
          <table:table-cell ns41:value-type="float" table:style-name="TL Data" office:value="3880" office:value-type="float">
            <text:p>3880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929" office:value-type="float">
            <text:p>3929</text:p>
          </table:table-cell>
          <table:table-cell ns41:value-type="float" table:style-name="TL Data" office:value="43249" office:value-type="float">
            <text:p>43249</text:p>
          </table:table-cell>
          <table:table-cell ns41:value-type="float" table:style-name="TL Data" office:value="6943" office:value-type="float">
            <text:p>694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4084" office:value-type="float">
            <text:p>4084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29432" office:value-type="float">
            <text:p>29432</text:p>
          </table:table-cell>
          <table:table-cell ns41:value-type="float" table:style-name="TL Data" office:value="3903" office:value-type="float">
            <text:p>390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793" office:value-type="float">
            <text:p>1793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16643" office:value-type="float">
            <text:p>16643</text:p>
          </table:table-cell>
          <table:table-cell ns41:value-type="float" table:style-name="TL Data" office:value="4634" office:value-type="float">
            <text:p>463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21381" office:value-type="float">
            <text:p>21381</text:p>
          </table:table-cell>
          <table:table-cell ns41:value-type="float" table:style-name="TL Data" office:value="96334" office:value-type="float">
            <text:p>96334</text:p>
          </table:table-cell>
          <table:table-cell ns41:value-type="float" table:style-name="TL Data" office:value="39784" office:value-type="float">
            <text:p>39784</text:p>
          </table:table-cell>
          <table:table-cell ns41:value-type="float" table:style-name="TL Data" office:value="35016" office:value-type="float">
            <text:p>35016</text:p>
          </table:table-cell>
          <table:table-cell ns41:value-type="float" table:style-name="TL Data" office:value="15126" office:value-type="float">
            <text:p>15126</text:p>
          </table:table-cell>
          <table:table-cell ns41:value-type="float" table:style-name="TL Data" office:value="4603" office:value-type="float">
            <text:p>4603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5391" office:value-type="float">
            <text:p>65391</text:p>
          </table:table-cell>
          <table:table-cell ns41:value-type="float" table:style-name="TL Data" office:value="376129" office:value-type="float">
            <text:p>37612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3350" office:value-type="float">
            <text:p>335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3747" office:value-type="float">
            <text:p>3747</text:p>
          </table:table-cell>
          <table:table-cell ns41:value-type="float" table:style-name="TL Data" office:value="3597" office:value-type="float">
            <text:p>3597</text:p>
          </table:table-cell>
          <table:table-cell ns41:value-type="float" table:style-name="TL Data" office:value="15129" office:value-type="float">
            <text:p>15129</text:p>
          </table:table-cell>
          <table:table-cell ns41:value-type="float" table:style-name="TL Data" office:value="4477" office:value-type="float">
            <text:p>4477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2443" office:value-type="float">
            <text:p>2443</text:p>
          </table:table-cell>
          <table:table-cell ns41:value-type="float" table:style-name="TL Data" office:value="4093" office:value-type="float">
            <text:p>4093</text:p>
          </table:table-cell>
          <table:table-cell ns41:value-type="float" table:style-name="TL Data" office:value="20684" office:value-type="float">
            <text:p>20684</text:p>
          </table:table-cell>
          <table:table-cell ns41:value-type="float" table:style-name="TL Data" office:value="2296" office:value-type="float">
            <text:p>2296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847" office:value-type="float">
            <text:p>1847</text:p>
          </table:table-cell>
          <table:table-cell ns41:value-type="float" table:style-name="TL Data" office:value="10915" office:value-type="float">
            <text:p>10915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5902" office:value-type="float">
            <text:p>5902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231" office:value-type="float">
            <text:p>323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636" office:value-type="float">
            <text:p>163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13155" office:value-type="float">
            <text:p>13155</text:p>
          </table:table-cell>
          <table:table-cell ns41:value-type="float" table:style-name="TL Data" office:value="6837" office:value-type="float">
            <text:p>6837</text:p>
          </table:table-cell>
          <table:table-cell ns41:value-type="float" table:style-name="TL Data" office:value="4729" office:value-type="float">
            <text:p>4729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55" office:value-type="float">
            <text:p>10855</text:p>
          </table:table-cell>
          <table:table-cell ns41:value-type="float" table:style-name="TL Data" office:value="59383" office:value-type="float">
            <text:p>5938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3293" office:value-type="float">
            <text:p>3293</text:p>
          </table:table-cell>
          <table:table-cell ns41:value-type="float" table:style-name="TL Data" office:value="3211" office:value-type="float">
            <text:p>3211</text:p>
          </table:table-cell>
          <table:table-cell ns41:value-type="float" table:style-name="TL Data" office:value="13455" office:value-type="float">
            <text:p>13455</text:p>
          </table:table-cell>
          <table:table-cell ns41:value-type="float" table:style-name="TL Data" office:value="4062" office:value-type="float">
            <text:p>4062</text:p>
          </table:table-cell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2251" office:value-type="float">
            <text:p>2251</text:p>
          </table:table-cell>
          <table:table-cell ns41:value-type="float" table:style-name="TL Data" office:value="3770" office:value-type="float">
            <text:p>3770</text:p>
          </table:table-cell>
          <table:table-cell ns41:value-type="float" table:style-name="TL Data" office:value="19431" office:value-type="float">
            <text:p>19431</text:p>
          </table:table-cell>
          <table:table-cell ns41:value-type="float" table:style-name="TL Data" office:value="2023" office:value-type="float">
            <text:p>2023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662" office:value-type="float">
            <text:p>1662</text:p>
          </table:table-cell>
          <table:table-cell ns41:value-type="float" table:style-name="TL Data" office:value="10035" office:value-type="float">
            <text:p>10035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5359" office:value-type="float">
            <text:p>5359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656" office:value-type="float">
            <text:p>3656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241" office:value-type="float">
            <text:p>224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12261" office:value-type="float">
            <text:p>12261</text:p>
          </table:table-cell>
          <table:table-cell ns41:value-type="float" table:style-name="TL Data" office:value="6013" office:value-type="float">
            <text:p>6013</text:p>
          </table:table-cell>
          <table:table-cell ns41:value-type="float" table:style-name="TL Data" office:value="4279" office:value-type="float">
            <text:p>4279</text:p>
          </table:table-cell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985" office:value-type="float">
            <text:p>9985</text:p>
          </table:table-cell>
          <table:table-cell ns41:value-type="float" table:style-name="TL Data" office:value="56686" office:value-type="float">
            <text:p>5668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2335" office:value-type="float">
            <text:p>2335</text:p>
          </table:table-cell>
          <table:table-cell ns41:value-type="float" table:style-name="TL Data" office:value="9740" office:value-type="float">
            <text:p>9740</text:p>
          </table:table-cell>
          <table:table-cell ns41:value-type="float" table:style-name="TL Data" office:value="2919" office:value-type="float">
            <text:p>2919</text:p>
          </table:table-cell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2449" office:value-type="float">
            <text:p>2449</text:p>
          </table:table-cell>
          <table:table-cell ns41:value-type="float" table:style-name="TL Data" office:value="11990" office:value-type="float">
            <text:p>11990</text:p>
          </table:table-cell>
          <table:table-cell ns41:value-type="float" table:style-name="TL Data" office:value="1934" office:value-type="float">
            <text:p>1934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8298" office:value-type="float">
            <text:p>8298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6694" office:value-type="float">
            <text:p>6694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7337" office:value-type="float">
            <text:p>7337</text:p>
          </table:table-cell>
          <table:table-cell ns41:value-type="float" table:style-name="TL Data" office:value="1178" office:value-type="float">
            <text:p>117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4988" office:value-type="float">
            <text:p>4988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763" office:value-type="float">
            <text:p>2763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13097" office:value-type="float">
            <text:p>13097</text:p>
          </table:table-cell>
          <table:table-cell ns41:value-type="float" table:style-name="TL Data" office:value="5625" office:value-type="float">
            <text:p>5625</text:p>
          </table:table-cell>
          <table:table-cell ns41:value-type="float" table:style-name="TL Data" office:value="4293" office:value-type="float">
            <text:p>4293</text:p>
          </table:table-cell>
          <table:table-cell ns41:value-type="float" table:style-name="TL Data" office:value="2150" office:value-type="float">
            <text:p>2150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009" office:value-type="float">
            <text:p>8009</text:p>
          </table:table-cell>
          <table:table-cell ns41:value-type="float" table:style-name="TL Data" office:value="55053" office:value-type="float">
            <text:p>5505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Emmen, tevens totaal gemeenten met 20001-50000 inwoners</text:p>
          </table:table-cell>
          <table:table-cell/>
          <table:table-cell ns41:value-type="float" table:style-name="TL Data" office:value="2605" office:value-type="float">
            <text:p>2605</text:p>
          </table:table-cell>
          <table:table-cell ns41:value-type="float" table:style-name="TL Data" office:value="2414" office:value-type="float">
            <text:p>2414</text:p>
          </table:table-cell>
          <table:table-cell ns41:value-type="float" table:style-name="TL Data" office:value="11506" office:value-type="float">
            <text:p>11506</text:p>
          </table:table-cell>
          <table:table-cell ns41:value-type="float" table:style-name="TL Data" office:value="2134" office:value-type="float">
            <text:p>2134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10267" office:value-type="float">
            <text:p>10267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6418" office:value-type="float">
            <text:p>6418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350" office:value-type="float">
            <text:p>4350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052" office:value-type="float">
            <text:p>3052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8238" office:value-type="float">
            <text:p>8238</text:p>
          </table:table-cell>
          <table:table-cell ns41:value-type="float" table:style-name="TL Data" office:value="4664" office:value-type="float">
            <text:p>4664</text:p>
          </table:table-cell>
          <table:table-cell ns41:value-type="float" table:style-name="TL Data" office:value="2266" office:value-type="float">
            <text:p>2266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23" office:value-type="float">
            <text:p>6023</text:p>
          </table:table-cell>
          <table:table-cell ns41:value-type="float" table:style-name="TL Data" office:value="39934" office:value-type="float">
            <text:p>3993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Drenthe</text:p>
          </table:table-cell>
          <table:table-cell/>
          <table:table-cell ns41:value-type="float" table:style-name="TL Data" office:value="12243" office:value-type="float">
            <text:p>12243</text:p>
          </table:table-cell>
          <table:table-cell ns41:value-type="float" table:style-name="TL Data" office:value="11673" office:value-type="float">
            <text:p>11673</text:p>
          </table:table-cell>
          <table:table-cell ns41:value-type="float" table:style-name="TL Data" office:value="50315" office:value-type="float">
            <text:p>50315</text:p>
          </table:table-cell>
          <table:table-cell ns41:value-type="float" table:style-name="TL Data" office:value="13883" office:value-type="float">
            <text:p>13883</text:p>
          </table:table-cell>
          <table:table-cell ns41:value-type="float" table:style-name="TL Data" office:value="6972" office:value-type="float">
            <text:p>6972</text:p>
          </table:table-cell>
          <table:table-cell ns41:value-type="float" table:style-name="TL Data" office:value="6911" office:value-type="float">
            <text:p>6911</text:p>
          </table:table-cell>
          <table:table-cell ns41:value-type="float" table:style-name="TL Data" office:value="12339" office:value-type="float">
            <text:p>12339</text:p>
          </table:table-cell>
          <table:table-cell ns41:value-type="float" table:style-name="TL Data" office:value="63700" office:value-type="float">
            <text:p>63700</text:p>
          </table:table-cell>
          <table:table-cell ns41:value-type="float" table:style-name="TL Data" office:value="7681" office:value-type="float">
            <text:p>7681</text:p>
          </table:table-cell>
          <table:table-cell ns41:value-type="float" table:style-name="TL Data" office:value="3028" office:value-type="float">
            <text:p>3028</text:p>
          </table:table-cell>
          <table:table-cell ns41:value-type="float" table:style-name="TL Data" office:value="3619" office:value-type="float">
            <text:p>3619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5964" office:value-type="float">
            <text:p>5964</text:p>
          </table:table-cell>
          <table:table-cell ns41:value-type="float" table:style-name="TL Data" office:value="36563" office:value-type="float">
            <text:p>36563</text:p>
          </table:table-cell>
          <table:table-cell ns41:value-type="float" table:style-name="TL Data" office:value="4742" office:value-type="float">
            <text:p>4742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2855" office:value-type="float">
            <text:p>2855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22716" office:value-type="float">
            <text:p>22716</text:p>
          </table:table-cell>
          <table:table-cell ns41:value-type="float" table:style-name="TL Data" office:value="3769" office:value-type="float">
            <text:p>376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17381" office:value-type="float">
            <text:p>17381</text:p>
          </table:table-cell>
          <table:table-cell ns41:value-type="float" table:style-name="TL Data" office:value="2423" office:value-type="float">
            <text:p>242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461" office:value-type="float">
            <text:p>1461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0904" office:value-type="float">
            <text:p>10904</text:p>
          </table:table-cell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6257" office:value-type="float">
            <text:p>6257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6570" office:value-type="float">
            <text:p>6570</text:p>
          </table:table-cell>
          <table:table-cell ns41:value-type="float" table:style-name="TL Data" office:value="47482" office:value-type="float">
            <text:p>47482</text:p>
          </table:table-cell>
          <table:table-cell ns41:value-type="float" table:style-name="TL Data" office:value="23451" office:value-type="float">
            <text:p>23451</text:p>
          </table:table-cell>
          <table:table-cell ns41:value-type="float" table:style-name="TL Data" office:value="15898" office:value-type="float">
            <text:p>15898</text:p>
          </table:table-cell>
          <table:table-cell ns41:value-type="float" table:style-name="TL Data" office:value="5738" office:value-type="float">
            <text:p>5738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520" office:value-type="float">
            <text:p>35520</text:p>
          </table:table-cell>
          <table:table-cell ns41:value-type="float" table:style-name="TL Data" office:value="214406" office:value-type="float">
            <text:p>21440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480" office:value-type="float">
            <text:p>148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042" office:value-type="float">
            <text:p>2042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321" office:value-type="float">
            <text:p>2321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335" office:value-type="float">
            <text:p>233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213" office:value-type="float">
            <text:p>2213</text:p>
          </table:table-cell>
          <table:table-cell ns41:value-type="float" table:style-name="TL Data" office:value="2354" office:value-type="float">
            <text:p>235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1813" office:value-type="float">
            <text:p>1181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982" office:value-type="float">
            <text:p>3982</text:p>
          </table:table-cell>
          <table:table-cell ns41:value-type="float" table:style-name="TL Data" office:value="2230" office:value-type="float">
            <text:p>223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0505" office:value-type="float">
            <text:p>10505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3344" office:value-type="float">
            <text:p>13344</text:p>
          </table:table-cell>
          <table:table-cell ns41:value-type="float" table:style-name="TL Data" office:value="1983" office:value-type="float">
            <text:p>198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1375" office:value-type="float">
            <text:p>11375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387" office:value-type="float">
            <text:p>6387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433" office:value-type="float">
            <text:p>7433</text:p>
          </table:table-cell>
          <table:table-cell ns41:value-type="float" table:style-name="TL Data" office:value="10619" office:value-type="float">
            <text:p>10619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3465" office:value-type="float">
            <text:p>3465</text:p>
          </table:table-cell>
          <table:table-cell ns41:value-type="float" table:style-name="TL Data" office:value="3640" office:value-type="float">
            <text:p>3640</text:p>
          </table:table-cell>
          <table:table-cell ns41:value-type="float" table:style-name="TL Data" office:value="1499" office:value-type="float">
            <text:p>1499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54908" office:value-type="float">
            <text:p>5490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510" office:value-type="float">
            <text:p>1510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166" office:value-type="float">
            <text:p>4166</text:p>
          </table:table-cell>
          <table:table-cell ns41:value-type="float" table:style-name="TL Data" office:value="2473" office:value-type="float">
            <text:p>2473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9520" office:value-type="float">
            <text:p>9520</text:p>
          </table:table-cell>
          <table:table-cell ns41:value-type="float" table:style-name="TL Data" office:value="4171" office:value-type="float">
            <text:p>4171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989" office:value-type="float">
            <text:p>2989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9515" office:value-type="float">
            <text:p>19515</text:p>
          </table:table-cell>
          <table:table-cell ns41:value-type="float" table:style-name="TL Data" office:value="4513" office:value-type="float">
            <text:p>451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2810" office:value-type="float">
            <text:p>281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24294" office:value-type="float">
            <text:p>24294</text:p>
          </table:table-cell>
          <table:table-cell ns41:value-type="float" table:style-name="TL Data" office:value="4043" office:value-type="float">
            <text:p>404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2517" office:value-type="float">
            <text:p>2517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2979" office:value-type="float">
            <text:p>22979</text:p>
          </table:table-cell>
          <table:table-cell ns41:value-type="float" table:style-name="TL Data" office:value="1879" office:value-type="float">
            <text:p>187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348" office:value-type="float">
            <text:p>11348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621" office:value-type="float">
            <text:p>14621</text:p>
          </table:table-cell>
          <table:table-cell ns41:value-type="float" table:style-name="TL Data" office:value="21218" office:value-type="float">
            <text:p>21218</text:p>
          </table:table-cell>
          <table:table-cell ns41:value-type="float" table:style-name="TL Data" office:value="3394" office:value-type="float">
            <text:p>3394</text:p>
          </table:table-cell>
          <table:table-cell ns41:value-type="float" table:style-name="TL Data" office:value="6623" office:value-type="float">
            <text:p>6623</text:p>
          </table:table-cell>
          <table:table-cell ns41:value-type="float" table:style-name="TL Data" office:value="7138" office:value-type="float">
            <text:p>7138</text:p>
          </table:table-cell>
          <table:table-cell ns41:value-type="float" table:style-name="TL Data" office:value="2753" office:value-type="float">
            <text:p>2753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867" office:value-type="float">
            <text:p>1867</text:p>
          </table:table-cell>
          <table:table-cell ns41:value-type="float" table:style-name="TL Data" office:value="106930" office:value-type="float">
            <text:p>10693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604" office:value-type="float">
            <text:p>3604</text:p>
          </table:table-cell>
          <table:table-cell ns41:value-type="float" table:style-name="TL Data" office:value="2131" office:value-type="float">
            <text:p>2131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8135" office:value-type="float">
            <text:p>8135</text:p>
          </table:table-cell>
          <table:table-cell ns41:value-type="float" table:style-name="TL Data" office:value="3237" office:value-type="float">
            <text:p>323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5734" office:value-type="float">
            <text:p>15734</text:p>
          </table:table-cell>
          <table:table-cell ns41:value-type="float" table:style-name="TL Data" office:value="3298" office:value-type="float">
            <text:p>329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935" office:value-type="float">
            <text:p>193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8157" office:value-type="float">
            <text:p>18157</text:p>
          </table:table-cell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816" office:value-type="float">
            <text:p>11816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591" office:value-type="float">
            <text:p>6591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181" office:value-type="float">
            <text:p>8181</text:p>
          </table:table-cell>
          <table:table-cell ns41:value-type="float" table:style-name="TL Data" office:value="14892" office:value-type="float">
            <text:p>14892</text:p>
          </table:table-cell>
          <table:table-cell ns41:value-type="float" table:style-name="TL Data" office:value="3127" office:value-type="float">
            <text:p>3127</text:p>
          </table:table-cell>
          <table:table-cell ns41:value-type="float" table:style-name="TL Data" office:value="5014" office:value-type="float">
            <text:p>5014</text:p>
          </table:table-cell>
          <table:table-cell ns41:value-type="float" table:style-name="TL Data" office:value="4391" office:value-type="float">
            <text:p>4391</text:p>
          </table:table-cell>
          <table:table-cell ns41:value-type="float" table:style-name="TL Data" office:value="1658" office:value-type="float">
            <text:p>1658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72891" office:value-type="float">
            <text:p>7289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1435" office:value-type="float">
            <text:p>1435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891" office:value-type="float">
            <text:p>3891</text:p>
          </table:table-cell>
          <table:table-cell ns41:value-type="float" table:style-name="TL Data" office:value="1957" office:value-type="float">
            <text:p>1957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7353" office:value-type="float">
            <text:p>7353</text:p>
          </table:table-cell>
          <table:table-cell ns41:value-type="float" table:style-name="TL Data" office:value="3573" office:value-type="float">
            <text:p>3573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2287" office:value-type="float">
            <text:p>2287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6002" office:value-type="float">
            <text:p>16002</text:p>
          </table:table-cell>
          <table:table-cell ns41:value-type="float" table:style-name="TL Data" office:value="5492" office:value-type="float">
            <text:p>5492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999" office:value-type="float">
            <text:p>1999</text:p>
          </table:table-cell>
          <table:table-cell ns41:value-type="float" table:style-name="TL Data" office:value="2951" office:value-type="float">
            <text:p>295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7472" office:value-type="float">
            <text:p>27472</text:p>
          </table:table-cell>
          <table:table-cell ns41:value-type="float" table:style-name="TL Data" office:value="5002" office:value-type="float">
            <text:p>500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3271" office:value-type="float">
            <text:p>3271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6832" office:value-type="float">
            <text:p>26832</text:p>
          </table:table-cell>
          <table:table-cell ns41:value-type="float" table:style-name="TL Data" office:value="2366" office:value-type="float">
            <text:p>236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553" office:value-type="float">
            <text:p>13553</text:p>
          </table:table-cell>
          <table:table-cell ns41:value-type="float" table:style-name="TL Data" office:value="3017" office:value-type="float">
            <text:p>301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7689" office:value-type="float">
            <text:p>17689</text:p>
          </table:table-cell>
          <table:table-cell ns41:value-type="float" table:style-name="TL Data" office:value="23471" office:value-type="float">
            <text:p>23471</text:p>
          </table:table-cell>
          <table:table-cell ns41:value-type="float" table:style-name="TL Data" office:value="3917" office:value-type="float">
            <text:p>3917</text:p>
          </table:table-cell>
          <table:table-cell ns41:value-type="float" table:style-name="TL Data" office:value="6626" office:value-type="float">
            <text:p>6626</text:p>
          </table:table-cell>
          <table:table-cell ns41:value-type="float" table:style-name="TL Data" office:value="8663" office:value-type="float">
            <text:p>8663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113773" office:value-type="float">
            <text:p>11377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01" office:value-type="float">
            <text:p>1701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941" office:value-type="float">
            <text:p>5941</text:p>
          </table:table-cell>
          <table:table-cell ns41:value-type="float" table:style-name="TL Data" office:value="2284" office:value-type="float">
            <text:p>228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775" office:value-type="float">
            <text:p>10775</text:p>
          </table:table-cell>
          <table:table-cell ns41:value-type="float" table:style-name="TL Data" office:value="2438" office:value-type="float">
            <text:p>243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637" office:value-type="float">
            <text:p>163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2712" office:value-type="float">
            <text:p>12712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25" office:value-type="float">
            <text:p>4625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499" office:value-type="float">
            <text:p>6499</text:p>
          </table:table-cell>
          <table:table-cell ns41:value-type="float" table:style-name="TL Data" office:value="9819" office:value-type="float">
            <text:p>9819</text:p>
          </table:table-cell>
          <table:table-cell ns41:value-type="float" table:style-name="TL Data" office:value="1848" office:value-type="float">
            <text:p>1848</text:p>
          </table:table-cell>
          <table:table-cell ns41:value-type="float" table:style-name="TL Data" office:value="2895" office:value-type="float">
            <text:p>2895</text:p>
          </table:table-cell>
          <table:table-cell ns41:value-type="float" table:style-name="TL Data" office:value="3569" office:value-type="float">
            <text:p>3569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5523" office:value-type="float">
            <text:p>4552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747" office:value-type="float">
            <text:p>2747</text:p>
          </table:table-cell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341" office:value-type="float">
            <text:p>6341</text:p>
          </table:table-cell>
          <table:table-cell ns41:value-type="float" table:style-name="TL Data" office:value="1702" office:value-type="float">
            <text:p>170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808" office:value-type="float">
            <text:p>7808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277" office:value-type="float">
            <text:p>8277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462" office:value-type="float">
            <text:p>546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70" office:value-type="float">
            <text:p>1770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34" office:value-type="float">
            <text:p>2634</text:p>
          </table:table-cell>
          <table:table-cell ns41:value-type="float" table:style-name="TL Data" office:value="7851" office:value-type="float">
            <text:p>7851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2831" office:value-type="float">
            <text:p>2831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5422" office:value-type="float">
            <text:p>3542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74" office:value-type="float">
            <text:p>1474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97" office:value-type="float">
            <text:p>2797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776" office:value-type="float">
            <text:p>4776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690" office:value-type="float">
            <text:p>5690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08" office:value-type="float">
            <text:p>2908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354" office:value-type="float">
            <text:p>4354</text:p>
          </table:table-cell>
          <table:table-cell ns41:value-type="float" table:style-name="TL Data" office:value="5204" office:value-type="float">
            <text:p>5204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2958" office:value-type="float">
            <text:p>2295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18" office:value-type="float">
            <text:p>1418</text:p>
          </table:table-cell>
          <table:table-cell ns41:value-type="float" table:style-name="TL Data" office:value="1988" office:value-type="float">
            <text:p>1988</text:p>
          </table:table-cell>
          <table:table-cell ns41:value-type="float" table:style-name="TL Data" office:value="1847" office:value-type="float">
            <text:p>184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188" office:value-type="float">
            <text:p>5188</text:p>
          </table:table-cell>
          <table:table-cell ns41:value-type="float" table:style-name="TL Data" office:value="2825" office:value-type="float">
            <text:p>2825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269" office:value-type="float">
            <text:p>10269</text:p>
          </table:table-cell>
          <table:table-cell ns41:value-type="float" table:style-name="TL Data" office:value="3770" office:value-type="float">
            <text:p>3770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563" office:value-type="float">
            <text:p>2563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6546" office:value-type="float">
            <text:p>16546</text:p>
          </table:table-cell>
          <table:table-cell ns41:value-type="float" table:style-name="TL Data" office:value="4865" office:value-type="float">
            <text:p>486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2586" office:value-type="float">
            <text:p>258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3828" office:value-type="float">
            <text:p>23828</text:p>
          </table:table-cell>
          <table:table-cell ns41:value-type="float" table:style-name="TL Data" office:value="4507" office:value-type="float">
            <text:p>450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2900" office:value-type="float">
            <text:p>2900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3864" office:value-type="float">
            <text:p>23864</text:p>
          </table:table-cell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303" office:value-type="float">
            <text:p>9303</text:p>
          </table:table-cell>
          <table:table-cell ns41:value-type="float" table:style-name="TL Data" office:value="2250" office:value-type="float">
            <text:p>225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3487" office:value-type="float">
            <text:p>13487</text:p>
          </table:table-cell>
          <table:table-cell ns41:value-type="float" table:style-name="TL Data" office:value="22874" office:value-type="float">
            <text:p>22874</text:p>
          </table:table-cell>
          <table:table-cell ns41:value-type="float" table:style-name="TL Data" office:value="5086" office:value-type="float">
            <text:p>5086</text:p>
          </table:table-cell>
          <table:table-cell ns41:value-type="float" table:style-name="TL Data" office:value="7170" office:value-type="float">
            <text:p>7170</text:p>
          </table:table-cell>
          <table:table-cell ns41:value-type="float" table:style-name="TL Data" office:value="7418" office:value-type="float">
            <text:p>7418</text:p>
          </table:table-cell>
          <table:table-cell ns41:value-type="float" table:style-name="TL Data" office:value="2098" office:value-type="float">
            <text:p>2098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03903" office:value-type="float">
            <text:p>10390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Maastricht, tevens totaal gemeenten met 50001-100000 inwoners</text:p>
          </table:table-cell>
          <table:table-cell/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093" office:value-type="float">
            <text:p>2093</text:p>
          </table:table-cell>
          <table:table-cell ns41:value-type="float" table:style-name="TL Data" office:value="2591" office:value-type="float">
            <text:p>2591</text:p>
          </table:table-cell>
          <table:table-cell ns41:value-type="float" table:style-name="TL Data" office:value="1928" office:value-type="float">
            <text:p>1928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8195" office:value-type="float">
            <text:p>8195</text:p>
          </table:table-cell>
          <table:table-cell ns41:value-type="float" table:style-name="TL Data" office:value="2480" office:value-type="float">
            <text:p>2480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9252" office:value-type="float">
            <text:p>9252</text:p>
          </table:table-cell>
          <table:table-cell ns41:value-type="float" table:style-name="TL Data" office:value="2256" office:value-type="float">
            <text:p>2256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719" office:value-type="float">
            <text:p>9719</text:p>
          </table:table-cell>
          <table:table-cell ns41:value-type="float" table:style-name="TL Data" office:value="1921" office:value-type="float">
            <text:p>192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9310" office:value-type="float">
            <text:p>9310</text:p>
          </table:table-cell>
          <table:table-cell ns41:value-type="float" table:style-name="TL Data" office:value="1864" office:value-type="float">
            <text:p>186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214" office:value-type="float">
            <text:p>9214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400" office:value-type="float">
            <text:p>3400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922" office:value-type="float">
            <text:p>6922</text:p>
          </table:table-cell>
          <table:table-cell ns41:value-type="float" table:style-name="TL Data" office:value="14202" office:value-type="float">
            <text:p>14202</text:p>
          </table:table-cell>
          <table:table-cell ns41:value-type="float" table:style-name="TL Data" office:value="4806" office:value-type="float">
            <text:p>4806</text:p>
          </table:table-cell>
          <table:table-cell ns41:value-type="float" table:style-name="TL Data" office:value="4798" office:value-type="float">
            <text:p>4798</text:p>
          </table:table-cell>
          <table:table-cell ns41:value-type="float" table:style-name="TL Data" office:value="3210" office:value-type="float">
            <text:p>3210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58105" office:value-type="float">
            <text:p>5810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Totaal Limburg</text:p>
          </table:table-cell>
          <table:table-cell/>
          <table:table-cell ns41:value-type="float" table:style-name="TL Data" office:value="3636" office:value-type="float">
            <text:p>363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872" office:value-type="float">
            <text:p>5872</text:p>
          </table:table-cell>
          <table:table-cell ns41:value-type="float" table:style-name="TL Data" office:value="9510" office:value-type="float">
            <text:p>9510</text:p>
          </table:table-cell>
          <table:table-cell ns41:value-type="float" table:style-name="TL Data" office:value="8078" office:value-type="float">
            <text:p>8078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27148" office:value-type="float">
            <text:p>27148</text:p>
          </table:table-cell>
          <table:table-cell ns41:value-type="float" table:style-name="TL Data" office:value="13197" office:value-type="float">
            <text:p>13197</text:p>
          </table:table-cell>
          <table:table-cell ns41:value-type="float" table:style-name="TL Data" office:value="5994" office:value-type="float">
            <text:p>5994</text:p>
          </table:table-cell>
          <table:table-cell ns41:value-type="float" table:style-name="TL Data" office:value="6618" office:value-type="float">
            <text:p>6618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49657" office:value-type="float">
            <text:p>49657</text:p>
          </table:table-cell>
          <table:table-cell ns41:value-type="float" table:style-name="TL Data" office:value="19760" office:value-type="float">
            <text:p>19760</text:p>
          </table:table-cell>
          <table:table-cell ns41:value-type="float" table:style-name="TL Data" office:value="2430" office:value-type="float">
            <text:p>2430</text:p>
          </table:table-cell>
          <table:table-cell ns41:value-type="float" table:style-name="TL Data" office:value="13610" office:value-type="float">
            <text:p>13610</text:p>
          </table:table-cell>
          <table:table-cell ns41:value-type="float" table:style-name="TL Data" office:value="3579" office:value-type="float">
            <text:p>357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90311" office:value-type="float">
            <text:p>90311</text:p>
          </table:table-cell>
          <table:table-cell ns41:value-type="float" table:style-name="TL Data" office:value="23027" office:value-type="float">
            <text:p>23027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7965" office:value-type="float">
            <text:p>7965</text:p>
          </table:table-cell>
          <table:table-cell ns41:value-type="float" table:style-name="TL Data" office:value="13068" office:value-type="float">
            <text:p>13068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625" office:value-type="float">
            <text:p>1625</text:p>
          </table:table-cell>
          <table:table-cell ns41:value-type="float" table:style-name="TL Data" office:value="119008" office:value-type="float">
            <text:p>119008</text:p>
          </table:table-cell>
          <table:table-cell ns41:value-type="float" table:style-name="TL Data" office:value="19918" office:value-type="float">
            <text:p>19918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3335" office:value-type="float">
            <text:p>3335</text:p>
          </table:table-cell>
          <table:table-cell ns41:value-type="float" table:style-name="TL Data" office:value="12517" office:value-type="float">
            <text:p>12517</text:p>
          </table:table-cell>
          <table:table-cell ns41:value-type="float" table:style-name="TL Data" office:value="3307" office:value-type="float">
            <text:p>330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108754" office:value-type="float">
            <text:p>108754</text:p>
          </table:table-cell>
          <table:table-cell ns41:value-type="float" table:style-name="TL Data" office:value="9060" office:value-type="float">
            <text:p>906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3407" office:value-type="float">
            <text:p>3407</text:p>
          </table:table-cell>
          <table:table-cell ns41:value-type="float" table:style-name="TL Data" office:value="3893" office:value-type="float">
            <text:p>3893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52320" office:value-type="float">
            <text:p>52320</text:p>
          </table:table-cell>
          <table:table-cell ns41:value-type="float" table:style-name="TL Data" office:value="11815" office:value-type="float">
            <text:p>1181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2143" office:value-type="float">
            <text:p>2143</text:p>
          </table:table-cell>
          <table:table-cell ns41:value-type="float" table:style-name="TL Data" office:value="4046" office:value-type="float">
            <text:p>4046</text:p>
          </table:table-cell>
          <table:table-cell ns41:value-type="float" table:style-name="TL Data" office:value="2990" office:value-type="float">
            <text:p>2990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70733" office:value-type="float">
            <text:p>70733</text:p>
          </table:table-cell>
          <table:table-cell ns41:value-type="float" table:style-name="TL Data" office:value="109923" office:value-type="float">
            <text:p>109923</text:p>
          </table:table-cell>
          <table:table-cell ns41:value-type="float" table:style-name="TL Data" office:value="22093" office:value-type="float">
            <text:p>22093</text:p>
          </table:table-cell>
          <table:table-cell ns41:value-type="float" table:style-name="TL Data" office:value="34514" office:value-type="float">
            <text:p>34514</text:p>
          </table:table-cell>
          <table:table-cell ns41:value-type="float" table:style-name="TL Data" office:value="35299" office:value-type="float">
            <text:p>35299</text:p>
          </table:table-cell>
          <table:table-cell ns41:value-type="float" table:style-name="TL Data" office:value="12199" office:value-type="float">
            <text:p>12199</text:p>
          </table:table-cell>
          <table:table-cell ns41:value-type="float" table:style-name="TL Data" office:value="3784" office:value-type="float">
            <text:p>3784</text:p>
          </table:table-cell>
          <table:table-cell ns41:value-type="float" table:style-name="TL Data" office:value="1305" office:value-type="float">
            <text:p>1305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432" office:value-type="float">
            <text:p>8432</text:p>
          </table:table-cell>
          <table:table-cell ns41:value-type="float" table:style-name="TL Data" office:value="523803" office:value-type="float">
            <text:p>52380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2635" office:value-type="float">
            <text:p>2635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978" office:value-type="float">
            <text:p>197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2679" office:value-type="float">
            <text:p>2679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48" office:value-type="float">
            <text:p>1748</text:p>
          </table:table-cell>
          <table:table-cell ns41:value-type="float" table:style-name="TL Data" office:value="10919" office:value-type="float">
            <text:p>1091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1670" office:value-type="float">
            <text:p>1670</text:p>
          </table:table-cell>
          <table:table-cell ns41:value-type="float" table:style-name="TL Data" office:value="1513" office:value-type="float">
            <text:p>1513</text:p>
          </table:table-cell>
          <table:table-cell ns41:value-type="float" table:style-name="TL Data" office:value="4740" office:value-type="float">
            <text:p>4740</text:p>
          </table:table-cell>
          <table:table-cell ns41:value-type="float" table:style-name="TL Data" office:value="5843" office:value-type="float">
            <text:p>5843</text:p>
          </table:table-cell>
          <table:table-cell ns41:value-type="float" table:style-name="TL Data" office:value="4170" office:value-type="float">
            <text:p>4170</text:p>
          </table:table-cell>
          <table:table-cell ns41:value-type="float" table:style-name="TL Data" office:value="1673" office:value-type="float">
            <text:p>1673</text:p>
          </table:table-cell>
          <table:table-cell ns41:value-type="float" table:style-name="TL Data" office:value="5158" office:value-type="float">
            <text:p>5158</text:p>
          </table:table-cell>
          <table:table-cell ns41:value-type="float" table:style-name="TL Data" office:value="20796" office:value-type="float">
            <text:p>20796</text:p>
          </table:table-cell>
          <table:table-cell ns41:value-type="float" table:style-name="TL Data" office:value="5796" office:value-type="float">
            <text:p>5796</text:p>
          </table:table-cell>
          <table:table-cell ns41:value-type="float" table:style-name="TL Data" office:value="2453" office:value-type="float">
            <text:p>2453</text:p>
          </table:table-cell>
          <table:table-cell ns41:value-type="float" table:style-name="TL Data" office:value="2858" office:value-type="float">
            <text:p>2858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423" office:value-type="float">
            <text:p>4423</text:p>
          </table:table-cell>
          <table:table-cell ns41:value-type="float" table:style-name="TL Data" office:value="24169" office:value-type="float">
            <text:p>24169</text:p>
          </table:table-cell>
          <table:table-cell ns41:value-type="float" table:style-name="TL Data" office:value="4502" office:value-type="float">
            <text:p>4502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2610" office:value-type="float">
            <text:p>2610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770" office:value-type="float">
            <text:p>2770</text:p>
          </table:table-cell>
          <table:table-cell ns41:value-type="float" table:style-name="TL Data" office:value="20214" office:value-type="float">
            <text:p>20214</text:p>
          </table:table-cell>
          <table:table-cell ns41:value-type="float" table:style-name="TL Data" office:value="2928" office:value-type="float">
            <text:p>292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299" office:value-type="float">
            <text:p>1299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14020" office:value-type="float">
            <text:p>14020</text:p>
          </table:table-cell>
          <table:table-cell ns41:value-type="float" table:style-name="TL Data" office:value="1883" office:value-type="float">
            <text:p>188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9466" office:value-type="float">
            <text:p>9466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5232" office:value-type="float">
            <text:p>5232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6158" office:value-type="float">
            <text:p>6158</text:p>
          </table:table-cell>
          <table:table-cell ns41:value-type="float" table:style-name="TL Data" office:value="24742" office:value-type="float">
            <text:p>24742</text:p>
          </table:table-cell>
          <table:table-cell ns41:value-type="float" table:style-name="TL Data" office:value="9589" office:value-type="float">
            <text:p>9589</text:p>
          </table:table-cell>
          <table:table-cell ns41:value-type="float" table:style-name="TL Data" office:value="9017" office:value-type="float">
            <text:p>9017</text:p>
          </table:table-cell>
          <table:table-cell ns41:value-type="float" table:style-name="TL Data" office:value="4119" office:value-type="float">
            <text:p>4119</text:p>
          </table:table-cell>
          <table:table-cell ns41:value-type="float" table:style-name="TL Data" office:value="1400" office:value-type="float">
            <text:p>1400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740" office:value-type="float">
            <text:p>16740</text:p>
          </table:table-cell>
          <table:table-cell ns41:value-type="float" table:style-name="TL Data" office:value="104795" office:value-type="float">
            <text:p>10479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5979" office:value-type="float">
            <text:p>5979</text:p>
          </table:table-cell>
          <table:table-cell ns41:value-type="float" table:style-name="TL Data" office:value="5407" office:value-type="float">
            <text:p>5407</text:p>
          </table:table-cell>
          <table:table-cell ns41:value-type="float" table:style-name="TL Data" office:value="18064" office:value-type="float">
            <text:p>18064</text:p>
          </table:table-cell>
          <table:table-cell ns41:value-type="float" table:style-name="TL Data" office:value="17157" office:value-type="float">
            <text:p>17157</text:p>
          </table:table-cell>
          <table:table-cell ns41:value-type="float" table:style-name="TL Data" office:value="11998" office:value-type="float">
            <text:p>11998</text:p>
          </table:table-cell>
          <table:table-cell ns41:value-type="float" table:style-name="TL Data" office:value="5159" office:value-type="float">
            <text:p>5159</text:p>
          </table:table-cell>
          <table:table-cell ns41:value-type="float" table:style-name="TL Data" office:value="14708" office:value-type="float">
            <text:p>14708</text:p>
          </table:table-cell>
          <table:table-cell ns41:value-type="float" table:style-name="TL Data" office:value="64147" office:value-type="float">
            <text:p>64147</text:p>
          </table:table-cell>
          <table:table-cell ns41:value-type="float" table:style-name="TL Data" office:value="17135" office:value-type="float">
            <text:p>17135</text:p>
          </table:table-cell>
          <table:table-cell ns41:value-type="float" table:style-name="TL Data" office:value="7413" office:value-type="float">
            <text:p>7413</text:p>
          </table:table-cell>
          <table:table-cell ns41:value-type="float" table:style-name="TL Data" office:value="8237" office:value-type="float">
            <text:p>8237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12378" office:value-type="float">
            <text:p>12378</text:p>
          </table:table-cell>
          <table:table-cell ns41:value-type="float" table:style-name="TL Data" office:value="74458" office:value-type="float">
            <text:p>74458</text:p>
          </table:table-cell>
          <table:table-cell ns41:value-type="float" table:style-name="TL Data" office:value="13897" office:value-type="float">
            <text:p>13897</text:p>
          </table:table-cell>
          <table:table-cell ns41:value-type="float" table:style-name="TL Data" office:value="2564" office:value-type="float">
            <text:p>2564</text:p>
          </table:table-cell>
          <table:table-cell ns41:value-type="float" table:style-name="TL Data" office:value="8630" office:value-type="float">
            <text:p>8630</text:p>
          </table:table-cell>
          <table:table-cell ns41:value-type="float" table:style-name="TL Data" office:value="2436" office:value-type="float">
            <text:p>243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7184" office:value-type="float">
            <text:p>7184</text:p>
          </table:table-cell>
          <table:table-cell ns41:value-type="float" table:style-name="TL Data" office:value="64422" office:value-type="float">
            <text:p>64422</text:p>
          </table:table-cell>
          <table:table-cell ns41:value-type="float" table:style-name="TL Data" office:value="9761" office:value-type="float">
            <text:p>9761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4016" office:value-type="float">
            <text:p>4016</text:p>
          </table:table-cell>
          <table:table-cell ns41:value-type="float" table:style-name="TL Data" office:value="4511" office:value-type="float">
            <text:p>451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80" office:value-type="float">
            <text:p>3580</text:p>
          </table:table-cell>
          <table:table-cell ns41:value-type="float" table:style-name="TL Data" office:value="48816" office:value-type="float">
            <text:p>48816</text:p>
          </table:table-cell>
          <table:table-cell ns41:value-type="float" table:style-name="TL Data" office:value="6243" office:value-type="float">
            <text:p>624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3480" office:value-type="float">
            <text:p>3480</text:p>
          </table:table-cell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TL Data" office:value="32090" office:value-type="float">
            <text:p>32090</text:p>
          </table:table-cell>
          <table:table-cell ns41:value-type="float" table:style-name="TL Data" office:value="3250" office:value-type="float">
            <text:p>325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1369" office:value-type="float">
            <text:p>136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7647" office:value-type="float">
            <text:p>17647</text:p>
          </table:table-cell>
          <table:table-cell ns41:value-type="float" table:style-name="TL Data" office:value="3682" office:value-type="float">
            <text:p>368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9956" office:value-type="float">
            <text:p>19956</text:p>
          </table:table-cell>
          <table:table-cell ns41:value-type="float" table:style-name="TL Data" office:value="77104" office:value-type="float">
            <text:p>77104</text:p>
          </table:table-cell>
          <table:table-cell ns41:value-type="float" table:style-name="TL Data" office:value="29033" office:value-type="float">
            <text:p>29033</text:p>
          </table:table-cell>
          <table:table-cell ns41:value-type="float" table:style-name="TL Data" office:value="27927" office:value-type="float">
            <text:p>27927</text:p>
          </table:table-cell>
          <table:table-cell ns41:value-type="float" table:style-name="TL Data" office:value="13733" office:value-type="float">
            <text:p>13733</text:p>
          </table:table-cell>
          <table:table-cell ns41:value-type="float" table:style-name="TL Data" office:value="4590" office:value-type="float">
            <text:p>4590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6492" office:value-type="float">
            <text:p>46492</text:p>
          </table:table-cell>
          <table:table-cell ns41:value-type="float" table:style-name="TL Data" office:value="339600" office:value-type="float">
            <text:p>33960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22579" office:value-type="float">
            <text:p>22579</text:p>
          </table:table-cell>
          <table:table-cell ns41:value-type="float" table:style-name="TL Data" office:value="20431" office:value-type="float">
            <text:p>20431</text:p>
          </table:table-cell>
          <table:table-cell ns41:value-type="float" table:style-name="TL Data" office:value="73185" office:value-type="float">
            <text:p>73185</text:p>
          </table:table-cell>
          <table:table-cell ns41:value-type="float" table:style-name="TL Data" office:value="56325" office:value-type="float">
            <text:p>56325</text:p>
          </table:table-cell>
          <table:table-cell ns41:value-type="float" table:style-name="TL Data" office:value="37314" office:value-type="float">
            <text:p>37314</text:p>
          </table:table-cell>
          <table:table-cell ns41:value-type="float" table:style-name="TL Data" office:value="19011" office:value-type="float">
            <text:p>19011</text:p>
          </table:table-cell>
          <table:table-cell ns41:value-type="float" table:style-name="TL Data" office:value="47719" office:value-type="float">
            <text:p>47719</text:p>
          </table:table-cell>
          <table:table-cell ns41:value-type="float" table:style-name="TL Data" office:value="216441" office:value-type="float">
            <text:p>216441</text:p>
          </table:table-cell>
          <table:table-cell ns41:value-type="float" table:style-name="TL Data" office:value="54790" office:value-type="float">
            <text:p>54790</text:p>
          </table:table-cell>
          <table:table-cell ns41:value-type="float" table:style-name="TL Data" office:value="23361" office:value-type="float">
            <text:p>23361</text:p>
          </table:table-cell>
          <table:table-cell ns41:value-type="float" table:style-name="TL Data" office:value="26659" office:value-type="float">
            <text:p>26659</text:p>
          </table:table-cell>
          <table:table-cell ns41:value-type="float" table:style-name="TL Data" office:value="4770" office:value-type="float">
            <text:p>4770</text:p>
          </table:table-cell>
          <table:table-cell ns41:value-type="float" table:style-name="TL Data" office:value="38598" office:value-type="float">
            <text:p>38598</text:p>
          </table:table-cell>
          <table:table-cell ns41:value-type="float" table:style-name="TL Data" office:value="240201" office:value-type="float">
            <text:p>240201</text:p>
          </table:table-cell>
          <table:table-cell ns41:value-type="float" table:style-name="TL Data" office:value="46689" office:value-type="float">
            <text:p>46689</text:p>
          </table:table-cell>
          <table:table-cell ns41:value-type="float" table:style-name="TL Data" office:value="8891" office:value-type="float">
            <text:p>8891</text:p>
          </table:table-cell>
          <table:table-cell ns41:value-type="float" table:style-name="TL Data" office:value="28332" office:value-type="float">
            <text:p>28332</text:p>
          </table:table-cell>
          <table:table-cell ns41:value-type="float" table:style-name="TL Data" office:value="8426" office:value-type="float">
            <text:p>8426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23377" office:value-type="float">
            <text:p>23377</text:p>
          </table:table-cell>
          <table:table-cell ns41:value-type="float" table:style-name="TL Data" office:value="219602" office:value-type="float">
            <text:p>219602</text:p>
          </table:table-cell>
          <table:table-cell ns41:value-type="float" table:style-name="TL Data" office:value="35994" office:value-type="float">
            <text:p>35994</text:p>
          </table:table-cell>
          <table:table-cell ns41:value-type="float" table:style-name="TL Data" office:value="2456" office:value-type="float">
            <text:p>2456</text:p>
          </table:table-cell>
          <table:table-cell ns41:value-type="float" table:style-name="TL Data" office:value="16082" office:value-type="float">
            <text:p>16082</text:p>
          </table:table-cell>
          <table:table-cell ns41:value-type="float" table:style-name="TL Data" office:value="15579" office:value-type="float">
            <text:p>15579</text:p>
          </table:table-cell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751" office:value-type="float">
            <text:p>11751</text:p>
          </table:table-cell>
          <table:table-cell ns41:value-type="float" table:style-name="TL Data" office:value="175841" office:value-type="float">
            <text:p>175841</text:p>
          </table:table-cell>
          <table:table-cell ns41:value-type="float" table:style-name="TL Data" office:value="24496" office:value-type="float">
            <text:p>24496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4968" office:value-type="float">
            <text:p>4968</text:p>
          </table:table-cell>
          <table:table-cell ns41:value-type="float" table:style-name="TL Data" office:value="14306" office:value-type="float">
            <text:p>14306</text:p>
          </table:table-cell>
          <table:table-cell ns41:value-type="float" table:style-name="TL Data" office:value="3999" office:value-type="float">
            <text:p>399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702" office:value-type="float">
            <text:p>5702</text:p>
          </table:table-cell>
          <table:table-cell ns41:value-type="float" table:style-name="TL Data" office:value="124119" office:value-type="float">
            <text:p>124119</text:p>
          </table:table-cell>
          <table:table-cell ns41:value-type="float" table:style-name="TL Data" office:value="11831" office:value-type="float">
            <text:p>1183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394" office:value-type="float">
            <text:p>1394</text:p>
          </table:table-cell>
          <table:table-cell ns41:value-type="float" table:style-name="TL Data" office:value="4521" office:value-type="float">
            <text:p>4521</text:p>
          </table:table-cell>
          <table:table-cell ns41:value-type="float" table:style-name="TL Data" office:value="4915" office:value-type="float">
            <text:p>4915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03" office:value-type="float">
            <text:p>2403</text:p>
          </table:table-cell>
          <table:table-cell ns41:value-type="float" table:style-name="TL Data" office:value="61877" office:value-type="float">
            <text:p>61877</text:p>
          </table:table-cell>
          <table:table-cell ns41:value-type="float" table:style-name="TL Data" office:value="12532" office:value-type="float">
            <text:p>1253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2145" office:value-type="float">
            <text:p>2145</text:p>
          </table:table-cell>
          <table:table-cell ns41:value-type="float" table:style-name="TL Data" office:value="4411" office:value-type="float">
            <text:p>4411</text:p>
          </table:table-cell>
          <table:table-cell ns41:value-type="float" table:style-name="TL Data" office:value="3218" office:value-type="float">
            <text:p>3218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259" office:value-type="float">
            <text:p>2259</text:p>
          </table:table-cell>
          <table:table-cell ns41:value-type="float" table:style-name="TL Data" office:value="67183" office:value-type="float">
            <text:p>67183</text:p>
          </table:table-cell>
          <table:table-cell ns41:value-type="float" table:style-name="TL Data" office:value="265236" office:value-type="float">
            <text:p>265236</text:p>
          </table:table-cell>
          <table:table-cell ns41:value-type="float" table:style-name="TL Data" office:value="95870" office:value-type="float">
            <text:p>95870</text:p>
          </table:table-cell>
          <table:table-cell ns41:value-type="float" table:style-name="TL Data" office:value="97075" office:value-type="float">
            <text:p>97075</text:p>
          </table:table-cell>
          <table:table-cell ns41:value-type="float" table:style-name="TL Data" office:value="49747" office:value-type="float">
            <text:p>49747</text:p>
          </table:table-cell>
          <table:table-cell ns41:value-type="float" table:style-name="TL Data" office:value="16111" office:value-type="float">
            <text:p>16111</text:p>
          </table:table-cell>
          <table:table-cell ns41:value-type="float" table:style-name="TL Data" office:value="4326" office:value-type="float">
            <text:p>4326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52240" office:value-type="float">
            <text:p>152240</text:p>
          </table:table-cell>
          <table:table-cell ns41:value-type="float" table:style-name="TL Data" office:value="1178449" office:value-type="float">
            <text:p>117844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22555" office:value-type="float">
            <text:p>22555</text:p>
          </table:table-cell>
          <table:table-cell ns41:value-type="float" table:style-name="TL Data" office:value="20015" office:value-type="float">
            <text:p>20015</text:p>
          </table:table-cell>
          <table:table-cell ns41:value-type="float" table:style-name="TL Data" office:value="71907" office:value-type="float">
            <text:p>71907</text:p>
          </table:table-cell>
          <table:table-cell ns41:value-type="float" table:style-name="TL Data" office:value="50309" office:value-type="float">
            <text:p>50309</text:p>
          </table:table-cell>
          <table:table-cell ns41:value-type="float" table:style-name="TL Data" office:value="32309" office:value-type="float">
            <text:p>32309</text:p>
          </table:table-cell>
          <table:table-cell ns41:value-type="float" table:style-name="TL Data" office:value="18000" office:value-type="float">
            <text:p>18000</text:p>
          </table:table-cell>
          <table:table-cell ns41:value-type="float" table:style-name="TL Data" office:value="41837" office:value-type="float">
            <text:p>41837</text:p>
          </table:table-cell>
          <table:table-cell ns41:value-type="float" table:style-name="TL Data" office:value="196320" office:value-type="float">
            <text:p>196320</text:p>
          </table:table-cell>
          <table:table-cell ns41:value-type="float" table:style-name="TL Data" office:value="49847" office:value-type="float">
            <text:p>49847</text:p>
          </table:table-cell>
          <table:table-cell ns41:value-type="float" table:style-name="TL Data" office:value="21561" office:value-type="float">
            <text:p>21561</text:p>
          </table:table-cell>
          <table:table-cell ns41:value-type="float" table:style-name="TL Data" office:value="23521" office:value-type="float">
            <text:p>23521</text:p>
          </table:table-cell>
          <table:table-cell ns41:value-type="float" table:style-name="TL Data" office:value="4765" office:value-type="float">
            <text:p>4765</text:p>
          </table:table-cell>
          <table:table-cell ns41:value-type="float" table:style-name="TL Data" office:value="33623" office:value-type="float">
            <text:p>33623</text:p>
          </table:table-cell>
          <table:table-cell ns41:value-type="float" table:style-name="TL Data" office:value="217030" office:value-type="float">
            <text:p>217030</text:p>
          </table:table-cell>
          <table:table-cell ns41:value-type="float" table:style-name="TL Data" office:value="45714" office:value-type="float">
            <text:p>45714</text:p>
          </table:table-cell>
          <table:table-cell ns41:value-type="float" table:style-name="TL Data" office:value="8403" office:value-type="float">
            <text:p>8403</text:p>
          </table:table-cell>
          <table:table-cell ns41:value-type="float" table:style-name="TL Data" office:value="28019" office:value-type="float">
            <text:p>28019</text:p>
          </table:table-cell>
          <table:table-cell ns41:value-type="float" table:style-name="TL Data" office:value="8382" office:value-type="float">
            <text:p>8382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20729" office:value-type="float">
            <text:p>20729</text:p>
          </table:table-cell>
          <table:table-cell ns41:value-type="float" table:style-name="TL Data" office:value="214129" office:value-type="float">
            <text:p>214129</text:p>
          </table:table-cell>
          <table:table-cell ns41:value-type="float" table:style-name="TL Data" office:value="39844" office:value-type="float">
            <text:p>39844</text:p>
          </table:table-cell>
          <table:table-cell ns41:value-type="float" table:style-name="TL Data" office:value="2588" office:value-type="float">
            <text:p>2588</text:p>
          </table:table-cell>
          <table:table-cell ns41:value-type="float" table:style-name="TL Data" office:value="17631" office:value-type="float">
            <text:p>17631</text:p>
          </table:table-cell>
          <table:table-cell ns41:value-type="float" table:style-name="TL Data" office:value="17465" office:value-type="float">
            <text:p>17465</text:p>
          </table:table-cell>
          <table:table-cell ns41:value-type="float" table:style-name="TL Data" office:value="1991" office:value-type="float">
            <text:p>199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0813" office:value-type="float">
            <text:p>10813</text:p>
          </table:table-cell>
          <table:table-cell ns41:value-type="float" table:style-name="TL Data" office:value="194613" office:value-type="float">
            <text:p>194613</text:p>
          </table:table-cell>
          <table:table-cell ns41:value-type="float" table:style-name="TL Data" office:value="26163" office:value-type="float">
            <text:p>26163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5269" office:value-type="float">
            <text:p>5269</text:p>
          </table:table-cell>
          <table:table-cell ns41:value-type="float" table:style-name="TL Data" office:value="15276" office:value-type="float">
            <text:p>15276</text:p>
          </table:table-cell>
          <table:table-cell ns41:value-type="float" table:style-name="TL Data" office:value="4216" office:value-type="float">
            <text:p>421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851" office:value-type="float">
            <text:p>4851</text:p>
          </table:table-cell>
          <table:table-cell ns41:value-type="float" table:style-name="TL Data" office:value="130517" office:value-type="float">
            <text:p>130517</text:p>
          </table:table-cell>
          <table:table-cell ns41:value-type="float" table:style-name="TL Data" office:value="13155" office:value-type="float">
            <text:p>1315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4892" office:value-type="float">
            <text:p>4892</text:p>
          </table:table-cell>
          <table:table-cell ns41:value-type="float" table:style-name="TL Data" office:value="5245" office:value-type="float">
            <text:p>5245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67511" office:value-type="float">
            <text:p>67511</text:p>
          </table:table-cell>
          <table:table-cell ns41:value-type="float" table:style-name="TL Data" office:value="14430" office:value-type="float">
            <text:p>1443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2671" office:value-type="float">
            <text:p>2671</text:p>
          </table:table-cell>
          <table:table-cell ns41:value-type="float" table:style-name="TL Data" office:value="4913" office:value-type="float">
            <text:p>4913</text:p>
          </table:table-cell>
          <table:table-cell ns41:value-type="float" table:style-name="TL Data" office:value="3613" office:value-type="float">
            <text:p>3613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978" office:value-type="float">
            <text:p>1978</text:p>
          </table:table-cell>
          <table:table-cell ns41:value-type="float" table:style-name="TL Data" office:value="76610" office:value-type="float">
            <text:p>76610</text:p>
          </table:table-cell>
          <table:table-cell ns41:value-type="float" table:style-name="TL Data" office:value="262017" office:value-type="float">
            <text:p>262017</text:p>
          </table:table-cell>
          <table:table-cell ns41:value-type="float" table:style-name="TL Data" office:value="88858" office:value-type="float">
            <text:p>88858</text:p>
          </table:table-cell>
          <table:table-cell ns41:value-type="float" table:style-name="TL Data" office:value="95021" office:value-type="float">
            <text:p>95021</text:p>
          </table:table-cell>
          <table:table-cell ns41:value-type="float" table:style-name="TL Data" office:value="53451" office:value-type="float">
            <text:p>53451</text:p>
          </table:table-cell>
          <table:table-cell ns41:value-type="float" table:style-name="TL Data" office:value="17275" office:value-type="float">
            <text:p>17275</text:p>
          </table:table-cell>
          <table:table-cell ns41:value-type="float" table:style-name="TL Data" office:value="4998" office:value-type="float">
            <text:p>4998</text:p>
          </table:table-cell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36064" office:value-type="float">
            <text:p>136064</text:p>
          </table:table-cell>
          <table:table-cell ns41:value-type="float" table:style-name="TL Data" office:value="1168637" office:value-type="float">
            <text:p>116863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22287" office:value-type="float">
            <text:p>22287</text:p>
          </table:table-cell>
          <table:table-cell ns41:value-type="float" table:style-name="TL Data" office:value="18920" office:value-type="float">
            <text:p>18920</text:p>
          </table:table-cell>
          <table:table-cell ns41:value-type="float" table:style-name="TL Data" office:value="70296" office:value-type="float">
            <text:p>70296</text:p>
          </table:table-cell>
          <table:table-cell ns41:value-type="float" table:style-name="TL Data" office:value="44514" office:value-type="float">
            <text:p>44514</text:p>
          </table:table-cell>
          <table:table-cell ns41:value-type="float" table:style-name="TL Data" office:value="28396" office:value-type="float">
            <text:p>28396</text:p>
          </table:table-cell>
          <table:table-cell ns41:value-type="float" table:style-name="TL Data" office:value="16118" office:value-type="float">
            <text:p>16118</text:p>
          </table:table-cell>
          <table:table-cell ns41:value-type="float" table:style-name="TL Data" office:value="34723" office:value-type="float">
            <text:p>34723</text:p>
          </table:table-cell>
          <table:table-cell ns41:value-type="float" table:style-name="TL Data" office:value="165101" office:value-type="float">
            <text:p>165101</text:p>
          </table:table-cell>
          <table:table-cell ns41:value-type="float" table:style-name="TL Data" office:value="40838" office:value-type="float">
            <text:p>40838</text:p>
          </table:table-cell>
          <table:table-cell ns41:value-type="float" table:style-name="TL Data" office:value="18832" office:value-type="float">
            <text:p>18832</text:p>
          </table:table-cell>
          <table:table-cell ns41:value-type="float" table:style-name="TL Data" office:value="18025" office:value-type="float">
            <text:p>18025</text:p>
          </table:table-cell>
          <table:table-cell ns41:value-type="float" table:style-name="TL Data" office:value="3981" office:value-type="float">
            <text:p>3981</text:p>
          </table:table-cell>
          <table:table-cell ns41:value-type="float" table:style-name="TL Data" office:value="26280" office:value-type="float">
            <text:p>26280</text:p>
          </table:table-cell>
          <table:table-cell ns41:value-type="float" table:style-name="TL Data" office:value="171721" office:value-type="float">
            <text:p>171721</text:p>
          </table:table-cell>
          <table:table-cell ns41:value-type="float" table:style-name="TL Data" office:value="40289" office:value-type="float">
            <text:p>40289</text:p>
          </table:table-cell>
          <table:table-cell ns41:value-type="float" table:style-name="TL Data" office:value="8085" office:value-type="float">
            <text:p>8085</text:p>
          </table:table-cell>
          <table:table-cell ns41:value-type="float" table:style-name="TL Data" office:value="25036" office:value-type="float">
            <text:p>25036</text:p>
          </table:table-cell>
          <table:table-cell ns41:value-type="float" table:style-name="TL Data" office:value="6244" office:value-type="float">
            <text:p>6244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6411" office:value-type="float">
            <text:p>16411</text:p>
          </table:table-cell>
          <table:table-cell ns41:value-type="float" table:style-name="TL Data" office:value="176914" office:value-type="float">
            <text:p>176914</text:p>
          </table:table-cell>
          <table:table-cell ns41:value-type="float" table:style-name="TL Data" office:value="42311" office:value-type="float">
            <text:p>42311</text:p>
          </table:table-cell>
          <table:table-cell ns41:value-type="float" table:style-name="TL Data" office:value="3597" office:value-type="float">
            <text:p>3597</text:p>
          </table:table-cell>
          <table:table-cell ns41:value-type="float" table:style-name="TL Data" office:value="20023" office:value-type="float">
            <text:p>20023</text:p>
          </table:table-cell>
          <table:table-cell ns41:value-type="float" table:style-name="TL Data" office:value="17079" office:value-type="float">
            <text:p>17079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9230" office:value-type="float">
            <text:p>9230</text:p>
          </table:table-cell>
          <table:table-cell ns41:value-type="float" table:style-name="TL Data" office:value="192401" office:value-type="float">
            <text:p>192401</text:p>
          </table:table-cell>
          <table:table-cell ns41:value-type="float" table:style-name="TL Data" office:value="33313" office:value-type="float">
            <text:p>33313</text:p>
          </table:table-cell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7477" office:value-type="float">
            <text:p>7477</text:p>
          </table:table-cell>
          <table:table-cell ns41:value-type="float" table:style-name="TL Data" office:value="20008" office:value-type="float">
            <text:p>20008</text:p>
          </table:table-cell>
          <table:table-cell ns41:value-type="float" table:style-name="TL Data" office:value="4089" office:value-type="float">
            <text:p>408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508" office:value-type="float">
            <text:p>4508</text:p>
          </table:table-cell>
          <table:table-cell ns41:value-type="float" table:style-name="TL Data" office:value="156404" office:value-type="float">
            <text:p>156404</text:p>
          </table:table-cell>
          <table:table-cell ns41:value-type="float" table:style-name="TL Data" office:value="18346" office:value-type="float">
            <text:p>18346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252" office:value-type="float">
            <text:p>3252</text:p>
          </table:table-cell>
          <table:table-cell ns41:value-type="float" table:style-name="TL Data" office:value="7381" office:value-type="float">
            <text:p>7381</text:p>
          </table:table-cell>
          <table:table-cell ns41:value-type="float" table:style-name="TL Data" office:value="6352" office:value-type="float">
            <text:p>6352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TL Data" office:value="86156" office:value-type="float">
            <text:p>86156</text:p>
          </table:table-cell>
          <table:table-cell ns41:value-type="float" table:style-name="TL Data" office:value="23354" office:value-type="float">
            <text:p>2335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706" office:value-type="float">
            <text:p>1706</text:p>
          </table:table-cell>
          <table:table-cell ns41:value-type="float" table:style-name="TL Data" office:value="5159" office:value-type="float">
            <text:p>5159</text:p>
          </table:table-cell>
          <table:table-cell ns41:value-type="float" table:style-name="TL Data" office:value="7692" office:value-type="float">
            <text:p>7692</text:p>
          </table:table-cell>
          <table:table-cell ns41:value-type="float" table:style-name="TL Data" office:value="5233" office:value-type="float">
            <text:p>5233</text:p>
          </table:table-cell>
          <table:table-cell ns41:value-type="float" table:style-name="TL Data" office:value="2002" office:value-type="float">
            <text:p>2002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116281" office:value-type="float">
            <text:p>116281</text:p>
          </table:table-cell>
          <table:table-cell ns41:value-type="float" table:style-name="TL Data" office:value="265252" office:value-type="float">
            <text:p>265252</text:p>
          </table:table-cell>
          <table:table-cell ns41:value-type="float" table:style-name="TL Data" office:value="83401" office:value-type="float">
            <text:p>83401</text:p>
          </table:table-cell>
          <table:table-cell ns41:value-type="float" table:style-name="TL Data" office:value="91637" office:value-type="float">
            <text:p>91637</text:p>
          </table:table-cell>
          <table:table-cell ns41:value-type="float" table:style-name="TL Data" office:value="59852" office:value-type="float">
            <text:p>59852</text:p>
          </table:table-cell>
          <table:table-cell ns41:value-type="float" table:style-name="TL Data" office:value="20528" office:value-type="float">
            <text:p>20528</text:p>
          </table:table-cell>
          <table:table-cell ns41:value-type="float" table:style-name="TL Data" office:value="6391" office:value-type="float">
            <text:p>6391</text:p>
          </table:table-cell>
          <table:table-cell ns41:value-type="float" table:style-name="TL Data" office:value="2128" office:value-type="float">
            <text:p>2128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14306" office:value-type="float">
            <text:p>114306</text:p>
          </table:table-cell>
          <table:table-cell ns41:value-type="float" table:style-name="TL Data" office:value="1135274" office:value-type="float">
            <text:p>113527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20001-50000 inwoners</text:p>
          </table:table-cell>
          <table:table-cell/>
          <table:table-cell ns41:value-type="float" table:style-name="TL Data" office:value="9213" office:value-type="float">
            <text:p>9213</text:p>
          </table:table-cell>
          <table:table-cell ns41:value-type="float" table:style-name="TL Data" office:value="5365" office:value-type="float">
            <text:p>5365</text:p>
          </table:table-cell>
          <table:table-cell ns41:value-type="float" table:style-name="TL Data" office:value="25251" office:value-type="float">
            <text:p>25251</text:p>
          </table:table-cell>
          <table:table-cell ns41:value-type="float" table:style-name="TL Data" office:value="23071" office:value-type="float">
            <text:p>23071</text:p>
          </table:table-cell>
          <table:table-cell ns41:value-type="float" table:style-name="TL Data" office:value="17007" office:value-type="float">
            <text:p>17007</text:p>
          </table:table-cell>
          <table:table-cell ns41:value-type="float" table:style-name="TL Data" office:value="6064" office:value-type="float">
            <text:p>6064</text:p>
          </table:table-cell>
          <table:table-cell ns41:value-type="float" table:style-name="TL Data" office:value="13873" office:value-type="float">
            <text:p>13873</text:p>
          </table:table-cell>
          <table:table-cell ns41:value-type="float" table:style-name="TL Data" office:value="74393" office:value-type="float">
            <text:p>74393</text:p>
          </table:table-cell>
          <table:table-cell ns41:value-type="float" table:style-name="TL Data" office:value="28803" office:value-type="float">
            <text:p>28803</text:p>
          </table:table-cell>
          <table:table-cell ns41:value-type="float" table:style-name="TL Data" office:value="15511" office:value-type="float">
            <text:p>15511</text:p>
          </table:table-cell>
          <table:table-cell ns41:value-type="float" table:style-name="TL Data" office:value="11559" office:value-type="float">
            <text:p>11559</text:p>
          </table:table-cell>
          <table:table-cell ns41:value-type="float" table:style-name="TL Data" office:value="1733" office:value-type="float">
            <text:p>1733</text:p>
          </table:table-cell>
          <table:table-cell ns41:value-type="float" table:style-name="TL Data" office:value="15319" office:value-type="float">
            <text:p>15319</text:p>
          </table:table-cell>
          <table:table-cell ns41:value-type="float" table:style-name="TL Data" office:value="109784" office:value-type="float">
            <text:p>109784</text:p>
          </table:table-cell>
          <table:table-cell ns41:value-type="float" table:style-name="TL Data" office:value="34653" office:value-type="float">
            <text:p>34653</text:p>
          </table:table-cell>
          <table:table-cell ns41:value-type="float" table:style-name="TL Data" office:value="8584" office:value-type="float">
            <text:p>8584</text:p>
          </table:table-cell>
          <table:table-cell ns41:value-type="float" table:style-name="TL Data" office:value="21403" office:value-type="float">
            <text:p>21403</text:p>
          </table:table-cell>
          <table:table-cell ns41:value-type="float" table:style-name="TL Data" office:value="4218" office:value-type="float">
            <text:p>4218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2134" office:value-type="float">
            <text:p>12134</text:p>
          </table:table-cell>
          <table:table-cell ns41:value-type="float" table:style-name="TL Data" office:value="140878" office:value-type="float">
            <text:p>140878</text:p>
          </table:table-cell>
          <table:table-cell ns41:value-type="float" table:style-name="TL Data" office:value="41411" office:value-type="float">
            <text:p>41411</text:p>
          </table:table-cell>
          <table:table-cell ns41:value-type="float" table:style-name="TL Data" office:value="3427" office:value-type="float">
            <text:p>3427</text:p>
          </table:table-cell>
          <table:table-cell ns41:value-type="float" table:style-name="TL Data" office:value="21139" office:value-type="float">
            <text:p>21139</text:p>
          </table:table-cell>
          <table:table-cell ns41:value-type="float" table:style-name="TL Data" office:value="15808" office:value-type="float">
            <text:p>15808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045" office:value-type="float">
            <text:p>7045</text:p>
          </table:table-cell>
          <table:table-cell ns41:value-type="float" table:style-name="TL Data" office:value="179302" office:value-type="float">
            <text:p>179302</text:p>
          </table:table-cell>
          <table:table-cell ns41:value-type="float" table:style-name="TL Data" office:value="36853" office:value-type="float">
            <text:p>36853</text:p>
          </table:table-cell>
          <table:table-cell ns41:value-type="float" table:style-name="TL Data" office:value="1663" office:value-type="float">
            <text:p>1663</text:p>
          </table:table-cell>
          <table:table-cell ns41:value-type="float" table:style-name="TL Data" office:value="8280" office:value-type="float">
            <text:p>8280</text:p>
          </table:table-cell>
          <table:table-cell ns41:value-type="float" table:style-name="TL Data" office:value="23304" office:value-type="float">
            <text:p>23304</text:p>
          </table:table-cell>
          <table:table-cell ns41:value-type="float" table:style-name="TL Data" office:value="3399" office:value-type="float">
            <text:p>339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66" office:value-type="float">
            <text:p>3566</text:p>
          </table:table-cell>
          <table:table-cell ns41:value-type="float" table:style-name="TL Data" office:value="167611" office:value-type="float">
            <text:p>167611</text:p>
          </table:table-cell>
          <table:table-cell ns41:value-type="float" table:style-name="TL Data" office:value="17983" office:value-type="float">
            <text:p>1798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268" office:value-type="float">
            <text:p>3268</text:p>
          </table:table-cell>
          <table:table-cell ns41:value-type="float" table:style-name="TL Data" office:value="7704" office:value-type="float">
            <text:p>7704</text:p>
          </table:table-cell>
          <table:table-cell ns41:value-type="float" table:style-name="TL Data" office:value="5886" office:value-type="float">
            <text:p>5886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81798" office:value-type="float">
            <text:p>81798</text:p>
          </table:table-cell>
          <table:table-cell ns41:value-type="float" table:style-name="TL Data" office:value="19796" office:value-type="float">
            <text:p>1979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4757" office:value-type="float">
            <text:p>4757</text:p>
          </table:table-cell>
          <table:table-cell ns41:value-type="float" table:style-name="TL Data" office:value="6488" office:value-type="float">
            <text:p>6488</text:p>
          </table:table-cell>
          <table:table-cell ns41:value-type="float" table:style-name="TL Data" office:value="4375" office:value-type="float">
            <text:p>4375</text:p>
          </table:table-cell>
          <table:table-cell ns41:value-type="float" table:style-name="TL Data" office:value="1686" office:value-type="float">
            <text:p>1686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97915" office:value-type="float">
            <text:p>97915</text:p>
          </table:table-cell>
          <table:table-cell ns41:value-type="float" table:style-name="TL Data" office:value="211783" office:value-type="float">
            <text:p>211783</text:p>
          </table:table-cell>
          <table:table-cell ns41:value-type="float" table:style-name="TL Data" office:value="56079" office:value-type="float">
            <text:p>56079</text:p>
          </table:table-cell>
          <table:table-cell ns41:value-type="float" table:style-name="TL Data" office:value="73047" office:value-type="float">
            <text:p>73047</text:p>
          </table:table-cell>
          <table:table-cell ns41:value-type="float" table:style-name="TL Data" office:value="57524" office:value-type="float">
            <text:p>57524</text:p>
          </table:table-cell>
          <table:table-cell ns41:value-type="float" table:style-name="TL Data" office:value="17185" office:value-type="float">
            <text:p>17185</text:p>
          </table:table-cell>
          <table:table-cell ns41:value-type="float" table:style-name="TL Data" office:value="5236" office:value-type="float">
            <text:p>5236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59873" office:value-type="float">
            <text:p>59873</text:p>
          </table:table-cell>
          <table:table-cell ns41:value-type="float" table:style-name="TL Data" office:value="876932" office:value-type="float">
            <text:p>87693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50001-100000 inwoners</text:p>
          </table:table-cell>
          <table:table-cell/>
          <table:table-cell ns41:value-type="float" table:style-name="TL Data" office:value="5716" office:value-type="float">
            <text:p>5716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9668" office:value-type="float">
            <text:p>9668</text:p>
          </table:table-cell>
          <table:table-cell ns41:value-type="float" table:style-name="TL Data" office:value="17096" office:value-type="float">
            <text:p>17096</text:p>
          </table:table-cell>
          <table:table-cell ns41:value-type="float" table:style-name="TL Data" office:value="13873" office:value-type="float">
            <text:p>13873</text:p>
          </table:table-cell>
          <table:table-cell ns41:value-type="float" table:style-name="TL Data" office:value="3223" office:value-type="float">
            <text:p>3223</text:p>
          </table:table-cell>
          <table:table-cell ns41:value-type="float" table:style-name="TL Data" office:value="6299" office:value-type="float">
            <text:p>6299</text:p>
          </table:table-cell>
          <table:table-cell ns41:value-type="float" table:style-name="TL Data" office:value="45366" office:value-type="float">
            <text:p>45366</text:p>
          </table:table-cell>
          <table:table-cell ns41:value-type="float" table:style-name="TL Data" office:value="23658" office:value-type="float">
            <text:p>23658</text:p>
          </table:table-cell>
          <table:table-cell ns41:value-type="float" table:style-name="TL Data" office:value="13462" office:value-type="float">
            <text:p>13462</text:p>
          </table:table-cell>
          <table:table-cell ns41:value-type="float" table:style-name="TL Data" office:value="9094" office:value-type="float">
            <text:p>9094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0184" office:value-type="float">
            <text:p>10184</text:p>
          </table:table-cell>
          <table:table-cell ns41:value-type="float" table:style-name="TL Data" office:value="85257" office:value-type="float">
            <text:p>85257</text:p>
          </table:table-cell>
          <table:table-cell ns41:value-type="float" table:style-name="TL Data" office:value="31291" office:value-type="float">
            <text:p>31291</text:p>
          </table:table-cell>
          <table:table-cell ns41:value-type="float" table:style-name="TL Data" office:value="9180" office:value-type="float">
            <text:p>9180</text:p>
          </table:table-cell>
          <table:table-cell ns41:value-type="float" table:style-name="TL Data" office:value="18472" office:value-type="float">
            <text:p>18472</text:p>
          </table:table-cell>
          <table:table-cell ns41:value-type="float" table:style-name="TL Data" office:value="3309" office:value-type="float">
            <text:p>330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9531" office:value-type="float">
            <text:p>9531</text:p>
          </table:table-cell>
          <table:table-cell ns41:value-type="float" table:style-name="TL Data" office:value="125663" office:value-type="float">
            <text:p>125663</text:p>
          </table:table-cell>
          <table:table-cell ns41:value-type="float" table:style-name="TL Data" office:value="36322" office:value-type="float">
            <text:p>36322</text:p>
          </table:table-cell>
          <table:table-cell ns41:value-type="float" table:style-name="TL Data" office:value="3517" office:value-type="float">
            <text:p>3517</text:p>
          </table:table-cell>
          <table:table-cell ns41:value-type="float" table:style-name="TL Data" office:value="18263" office:value-type="float">
            <text:p>18263</text:p>
          </table:table-cell>
          <table:table-cell ns41:value-type="float" table:style-name="TL Data" office:value="13611" office:value-type="float">
            <text:p>13611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292" office:value-type="float">
            <text:p>5292</text:p>
          </table:table-cell>
          <table:table-cell ns41:value-type="float" table:style-name="TL Data" office:value="158055" office:value-type="float">
            <text:p>158055</text:p>
          </table:table-cell>
          <table:table-cell ns41:value-type="float" table:style-name="TL Data" office:value="34564" office:value-type="float">
            <text:p>34564</text:p>
          </table:table-cell>
          <table:table-cell ns41:value-type="float" table:style-name="TL Data" office:value="1771" office:value-type="float">
            <text:p>1771</text:p>
          </table:table-cell>
          <table:table-cell ns41:value-type="float" table:style-name="TL Data" office:value="7799" office:value-type="float">
            <text:p>7799</text:p>
          </table:table-cell>
          <table:table-cell ns41:value-type="float" table:style-name="TL Data" office:value="21376" office:value-type="float">
            <text:p>21376</text:p>
          </table:table-cell>
          <table:table-cell ns41:value-type="float" table:style-name="TL Data" office:value="3371" office:value-type="float">
            <text:p>337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263" office:value-type="float">
            <text:p>2263</text:p>
          </table:table-cell>
          <table:table-cell ns41:value-type="float" table:style-name="TL Data" office:value="161236" office:value-type="float">
            <text:p>161236</text:p>
          </table:table-cell>
          <table:table-cell ns41:value-type="float" table:style-name="TL Data" office:value="17066" office:value-type="float">
            <text:p>17066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2948" office:value-type="float">
            <text:p>2948</text:p>
          </table:table-cell>
          <table:table-cell ns41:value-type="float" table:style-name="TL Data" office:value="7033" office:value-type="float">
            <text:p>7033</text:p>
          </table:table-cell>
          <table:table-cell ns41:value-type="float" table:style-name="TL Data" office:value="5708" office:value-type="float">
            <text:p>5708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80606" office:value-type="float">
            <text:p>80606</text:p>
          </table:table-cell>
          <table:table-cell ns41:value-type="float" table:style-name="TL Data" office:value="20616" office:value-type="float">
            <text:p>2061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4608" office:value-type="float">
            <text:p>4608</text:p>
          </table:table-cell>
          <table:table-cell ns41:value-type="float" table:style-name="TL Data" office:value="6277" office:value-type="float">
            <text:p>6277</text:p>
          </table:table-cell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2258" office:value-type="float">
            <text:p>2258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104048" office:value-type="float">
            <text:p>104048</text:p>
          </table:table-cell>
          <table:table-cell ns41:value-type="float" table:style-name="TL Data" office:value="186329" office:value-type="float">
            <text:p>186329</text:p>
          </table:table-cell>
          <table:table-cell ns41:value-type="float" table:style-name="TL Data" office:value="48263" office:value-type="float">
            <text:p>48263</text:p>
          </table:table-cell>
          <table:table-cell ns41:value-type="float" table:style-name="TL Data" office:value="61207" office:value-type="float">
            <text:p>61207</text:p>
          </table:table-cell>
          <table:table-cell ns41:value-type="float" table:style-name="TL Data" office:value="51039" office:value-type="float">
            <text:p>51039</text:p>
          </table:table-cell>
          <table:table-cell ns41:value-type="float" table:style-name="TL Data" office:value="16543" office:value-type="float">
            <text:p>16543</text:p>
          </table:table-cell>
          <table:table-cell ns41:value-type="float" table:style-name="TL Data" office:value="5506" office:value-type="float">
            <text:p>5506</text:p>
          </table:table-cell>
          <table:table-cell ns41:value-type="float" table:style-name="TL Data" office:value="2384" office:value-type="float">
            <text:p>2384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36468" office:value-type="float">
            <text:p>36468</text:p>
          </table:table-cell>
          <table:table-cell ns41:value-type="float" table:style-name="TL Data" office:value="769899" office:value-type="float">
            <text:p>76989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TL RowHeader" office:value-type="string">
            <text:p>Gemeenten met: 100001 en meer inwoners</text:p>
          </table:table-cell>
          <table:table-cell/>
          <table:table-cell ns41:value-type="float" table:style-name="TL Data" office:value="49267" office:value-type="float">
            <text:p>49267</text:p>
          </table:table-cell>
          <table:table-cell ns41:value-type="float" table:style-name="TL Data" office:value="7261" office:value-type="float">
            <text:p>7261</text:p>
          </table:table-cell>
          <table:table-cell ns41:value-type="float" table:style-name="TL Data" office:value="65043" office:value-type="float">
            <text:p>65043</text:p>
          </table:table-cell>
          <table:table-cell ns41:value-type="float" table:style-name="TL Data" office:value="58322" office:value-type="float">
            <text:p>58322</text:p>
          </table:table-cell>
          <table:table-cell ns41:value-type="float" table:style-name="TL Data" office:value="45178" office:value-type="float">
            <text:p>45178</text:p>
          </table:table-cell>
          <table:table-cell ns41:value-type="float" table:style-name="TL Data" office:value="13144" office:value-type="float">
            <text:p>13144</text:p>
          </table:table-cell>
          <table:table-cell ns41:value-type="float" table:style-name="TL Data" office:value="28009" office:value-type="float">
            <text:p>28009</text:p>
          </table:table-cell>
          <table:table-cell ns41:value-type="float" table:style-name="TL Data" office:value="155306" office:value-type="float">
            <text:p>155306</text:p>
          </table:table-cell>
          <table:table-cell ns41:value-type="float" table:style-name="TL Data" office:value="86626" office:value-type="float">
            <text:p>86626</text:p>
          </table:table-cell>
          <table:table-cell ns41:value-type="float" table:style-name="TL Data" office:value="54370" office:value-type="float">
            <text:p>54370</text:p>
          </table:table-cell>
          <table:table-cell ns41:value-type="float" table:style-name="TL Data" office:value="29391" office:value-type="float">
            <text:p>29391</text:p>
          </table:table-cell>
          <table:table-cell ns41:value-type="float" table:style-name="TL Data" office:value="2865" office:value-type="float">
            <text:p>2865</text:p>
          </table:table-cell>
          <table:table-cell ns41:value-type="float" table:style-name="TL Data" office:value="35234" office:value-type="float">
            <text:p>35234</text:p>
          </table:table-cell>
          <table:table-cell ns41:value-type="float" table:style-name="TL Data" office:value="282028" office:value-type="float">
            <text:p>282028</text:p>
          </table:table-cell>
          <table:table-cell ns41:value-type="float" table:style-name="TL Data" office:value="128121" office:value-type="float">
            <text:p>128121</text:p>
          </table:table-cell>
          <table:table-cell ns41:value-type="float" table:style-name="TL Data" office:value="38389" office:value-type="float">
            <text:p>38389</text:p>
          </table:table-cell>
          <table:table-cell ns41:value-type="float" table:style-name="TL Data" office:value="77641" office:value-type="float">
            <text:p>77641</text:p>
          </table:table-cell>
          <table:table-cell ns41:value-type="float" table:style-name="TL Data" office:value="11280" office:value-type="float">
            <text:p>11280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28746" office:value-type="float">
            <text:p>28746</text:p>
          </table:table-cell>
          <table:table-cell ns41:value-type="float" table:style-name="TL Data" office:value="462929" office:value-type="float">
            <text:p>462929</text:p>
          </table:table-cell>
          <table:table-cell ns41:value-type="float" table:style-name="TL Data" office:value="133263" office:value-type="float">
            <text:p>133263</text:p>
          </table:table-cell>
          <table:table-cell ns41:value-type="float" table:style-name="TL Data" office:value="18068" office:value-type="float">
            <text:p>18068</text:p>
          </table:table-cell>
          <table:table-cell ns41:value-type="float" table:style-name="TL Data" office:value="69304" office:value-type="float">
            <text:p>69304</text:p>
          </table:table-cell>
          <table:table-cell ns41:value-type="float" table:style-name="TL Data" office:value="43326" office:value-type="float">
            <text:p>43326</text:p>
          </table:table-cell>
          <table:table-cell ns41:value-type="float" table:style-name="TL Data" office:value="2431" office:value-type="float">
            <text:p>243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9368" office:value-type="float">
            <text:p>19368</text:p>
          </table:table-cell>
          <table:table-cell ns41:value-type="float" table:style-name="TL Data" office:value="537353" office:value-type="float">
            <text:p>537353</text:p>
          </table:table-cell>
          <table:table-cell ns41:value-type="float" table:style-name="TL Data" office:value="66715" office:value-type="float">
            <text:p>66715</text:p>
          </table:table-cell>
          <table:table-cell ns41:value-type="float" table:style-name="TL Data" office:value="4737" office:value-type="float">
            <text:p>4737</text:p>
          </table:table-cell>
          <table:table-cell ns41:value-type="float" table:style-name="TL Data" office:value="22349" office:value-type="float">
            <text:p>22349</text:p>
          </table:table-cell>
          <table:table-cell ns41:value-type="float" table:style-name="TL Data" office:value="32013" office:value-type="float">
            <text:p>32013</text:p>
          </table:table-cell>
          <table:table-cell ns41:value-type="float" table:style-name="TL Data" office:value="7165" office:value-type="float">
            <text:p>7165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697" office:value-type="float">
            <text:p>6697</text:p>
          </table:table-cell>
          <table:table-cell ns41:value-type="float" table:style-name="TL Data" office:value="290032" office:value-type="float">
            <text:p>290032</text:p>
          </table:table-cell>
          <table:table-cell ns41:value-type="float" table:style-name="TL Data" office:value="30280" office:value-type="float">
            <text:p>30280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6751" office:value-type="float">
            <text:p>6751</text:p>
          </table:table-cell>
          <table:table-cell ns41:value-type="float" table:style-name="TL Data" office:value="13445" office:value-type="float">
            <text:p>13445</text:p>
          </table:table-cell>
          <table:table-cell ns41:value-type="float" table:style-name="TL Data" office:value="7669" office:value-type="float">
            <text:p>7669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27" office:value-type="float">
            <text:p>2027</text:p>
          </table:table-cell>
          <table:table-cell ns41:value-type="float" table:style-name="TL Data" office:value="134663" office:value-type="float">
            <text:p>134663</text:p>
          </table:table-cell>
          <table:table-cell ns41:value-type="float" table:style-name="TL Data" office:value="37831" office:value-type="float">
            <text:p>37831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3391" office:value-type="float">
            <text:p>3391</text:p>
          </table:table-cell>
          <table:table-cell ns41:value-type="float" table:style-name="TL Data" office:value="10006" office:value-type="float">
            <text:p>10006</text:p>
          </table:table-cell>
          <table:table-cell ns41:value-type="float" table:style-name="TL Data" office:value="12210" office:value-type="float">
            <text:p>12210</text:p>
          </table:table-cell>
          <table:table-cell ns41:value-type="float" table:style-name="TL Data" office:value="7079" office:value-type="float">
            <text:p>7079</text:p>
          </table:table-cell>
          <table:table-cell ns41:value-type="float" table:style-name="TL Data" office:value="2920" office:value-type="float">
            <text:p>2920</text:p>
          </table:table-cell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503" office:value-type="float">
            <text:p>1503</text:p>
          </table:table-cell>
          <table:table-cell ns41:value-type="float" table:style-name="TL Data" office:value="177044" office:value-type="float">
            <text:p>177044</text:p>
          </table:table-cell>
          <table:table-cell ns41:value-type="float" table:style-name="TL Data" office:value="590425" office:value-type="float">
            <text:p>590425</text:p>
          </table:table-cell>
          <table:table-cell ns41:value-type="float" table:style-name="TL Data" office:value="211818" office:value-type="float">
            <text:p>211818</text:p>
          </table:table-cell>
          <table:table-cell ns41:value-type="float" table:style-name="TL Data" office:value="221971" office:value-type="float">
            <text:p>221971</text:p>
          </table:table-cell>
          <table:table-cell ns41:value-type="float" table:style-name="TL Data" office:value="112935" office:value-type="float">
            <text:p>112935</text:p>
          </table:table-cell>
          <table:table-cell ns41:value-type="float" table:style-name="TL Data" office:value="30286" office:value-type="float">
            <text:p>30286</text:p>
          </table:table-cell>
          <table:table-cell ns41:value-type="float" table:style-name="TL Data" office:value="8666" office:value-type="float">
            <text:p>8666</text:p>
          </table:table-cell>
          <table:table-cell ns41:value-type="float" table:style-name="TL Data" office:value="3069" office:value-type="float">
            <text:p>3069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28845" office:value-type="float">
            <text:p>128845</text:p>
          </table:table-cell>
          <table:table-cell ns41:value-type="float" table:style-name="TL Data" office:value="2104398" office:value-type="float">
            <text:p>210439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1">
          <table:table-cell ns41:value-type="string" table:style-name="TL RowHeader" office:value-type="string">
            <text:p>Totaal Het Rijk</text:p>
          </table:table-cell>
          <table:table-cell/>
          <table:table-cell ns41:value-type="float" table:style-name="TL Data" office:value="139387" office:value-type="float">
            <text:p>139387</text:p>
          </table:table-cell>
          <table:table-cell ns41:value-type="float" table:style-name="TL Data" office:value="80214" office:value-type="float">
            <text:p>80214</text:p>
          </table:table-cell>
          <table:table-cell ns41:value-type="float" table:style-name="TL Data" office:value="338442" office:value-type="float">
            <text:p>338442</text:p>
          </table:table-cell>
          <table:table-cell ns41:value-type="float" table:style-name="TL Data" office:value="273235" office:value-type="float">
            <text:p>273235</text:p>
          </table:table-cell>
          <table:table-cell ns41:value-type="float" table:style-name="TL Data" office:value="190664" office:value-type="float">
            <text:p>190664</text:p>
          </table:table-cell>
          <table:table-cell ns41:value-type="float" table:style-name="TL Data" office:value="82571" office:value-type="float">
            <text:p>82571</text:p>
          </table:table-cell>
          <table:table-cell ns41:value-type="float" table:style-name="TL Data" office:value="192842" office:value-type="float">
            <text:p>192842</text:p>
          </table:table-cell>
          <table:table-cell ns41:value-type="float" table:style-name="TL Data" office:value="939908" office:value-type="float">
            <text:p>939908</text:p>
          </table:table-cell>
          <table:table-cell ns41:value-type="float" table:style-name="TL Data" office:value="308166" office:value-type="float">
            <text:p>308166</text:p>
          </table:table-cell>
          <table:table-cell ns41:value-type="float" table:style-name="TL Data" office:value="157247" office:value-type="float">
            <text:p>157247</text:p>
          </table:table-cell>
          <table:table-cell ns41:value-type="float" table:style-name="TL Data" office:value="129670" office:value-type="float">
            <text:p>129670</text:p>
          </table:table-cell>
          <table:table-cell ns41:value-type="float" table:style-name="TL Data" office:value="21249" office:value-type="float">
            <text:p>21249</text:p>
          </table:table-cell>
          <table:table-cell ns41:value-type="float" table:style-name="TL Data" office:value="176571" office:value-type="float">
            <text:p>176571</text:p>
          </table:table-cell>
          <table:table-cell ns41:value-type="float" table:style-name="TL Data" office:value="1207283" office:value-type="float">
            <text:p>1207283</text:p>
          </table:table-cell>
          <table:table-cell ns41:value-type="float" table:style-name="TL Data" office:value="345639" office:value-type="float">
            <text:p>345639</text:p>
          </table:table-cell>
          <table:table-cell ns41:value-type="float" table:style-name="TL Data" office:value="85149" office:value-type="float">
            <text:p>85149</text:p>
          </table:table-cell>
          <table:table-cell ns41:value-type="float" table:style-name="TL Data" office:value="210432" office:value-type="float">
            <text:p>210432</text:p>
          </table:table-cell>
          <table:table-cell ns41:value-type="float" table:style-name="TL Data" office:value="45204" office:value-type="float">
            <text:p>45204</text:p>
          </table:table-cell>
          <table:table-cell ns41:value-type="float" table:style-name="TL Data" office:value="4854" office:value-type="float">
            <text:p>4854</text:p>
          </table:table-cell>
          <table:table-cell ns41:value-type="float" table:style-name="TL Data" office:value="121173" office:value-type="float">
            <text:p>121173</text:p>
          </table:table-cell>
          <table:table-cell ns41:value-type="float" table:style-name="TL Data" office:value="1426729" office:value-type="float">
            <text:p>1426729</text:p>
          </table:table-cell>
          <table:table-cell ns41:value-type="float" table:style-name="TL Data" office:value="342165" office:value-type="float">
            <text:p>342165</text:p>
          </table:table-cell>
          <table:table-cell ns41:value-type="float" table:style-name="TL Data" office:value="34617" office:value-type="float">
            <text:p>34617</text:p>
          </table:table-cell>
          <table:table-cell ns41:value-type="float" table:style-name="TL Data" office:value="167896" office:value-type="float">
            <text:p>167896</text:p>
          </table:table-cell>
          <table:table-cell ns41:value-type="float" table:style-name="TL Data" office:value="128734" office:value-type="float">
            <text:p>128734</text:p>
          </table:table-cell>
          <table:table-cell ns41:value-type="float" table:style-name="TL Data" office:value="10126" office:value-type="float">
            <text:p>10126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68677" office:value-type="float">
            <text:p>68677</text:p>
          </table:table-cell>
          <table:table-cell ns41:value-type="float" table:style-name="TL Data" office:value="1501886" office:value-type="float">
            <text:p>1501886</text:p>
          </table:table-cell>
          <table:table-cell ns41:value-type="float" table:style-name="TL Data" office:value="230439" office:value-type="float">
            <text:p>230439</text:p>
          </table:table-cell>
          <table:table-cell ns41:value-type="float" table:style-name="TL Data" office:value="11842" office:value-type="float">
            <text:p>11842</text:p>
          </table:table-cell>
          <table:table-cell ns41:value-type="float" table:style-name="TL Data" office:value="57835" office:value-type="float">
            <text:p>57835</text:p>
          </table:table-cell>
          <table:table-cell ns41:value-type="float" table:style-name="TL Data" office:value="130918" office:value-type="float">
            <text:p>130918</text:p>
          </table:table-cell>
          <table:table-cell ns41:value-type="float" table:style-name="TL Data" office:value="27801" office:value-type="float">
            <text:p>27801</text:p>
          </table:table-cell>
          <table:table-cell ns41:value-type="float" table:style-name="TL Data" office:value="1776" office:value-type="float">
            <text:p>177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0171" office:value-type="float">
            <text:p>30171</text:p>
          </table:table-cell>
          <table:table-cell ns41:value-type="float" table:style-name="TL Data" office:value="1072582" office:value-type="float">
            <text:p>1072582</text:p>
          </table:table-cell>
          <table:table-cell ns41:value-type="float" table:style-name="TL Data" office:value="113039" office:value-type="float">
            <text:p>113039</text:p>
          </table:table-cell>
          <table:table-cell ns41:value-type="float" table:style-name="TL Data" office:value="3387" office:value-type="float">
            <text:p>3387</text:p>
          </table:table-cell>
          <table:table-cell ns41:value-type="float" table:style-name="TL Data" office:value="19926" office:value-type="float">
            <text:p>19926</text:p>
          </table:table-cell>
          <table:table-cell ns41:value-type="float" table:style-name="TL Data" office:value="46550" office:value-type="float">
            <text:p>46550</text:p>
          </table:table-cell>
          <table:table-cell ns41:value-type="float" table:style-name="TL Data" office:value="37581" office:value-type="float">
            <text:p>37581</text:p>
          </table:table-cell>
          <table:table-cell ns41:value-type="float" table:style-name="TL Data" office:value="5056" office:value-type="float">
            <text:p>5056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266" office:value-type="float">
            <text:p>12266</text:p>
          </table:table-cell>
          <table:table-cell ns41:value-type="float" table:style-name="TL Data" office:value="536210" office:value-type="float">
            <text:p>536210</text:p>
          </table:table-cell>
          <table:table-cell ns41:value-type="float" table:style-name="TL Data" office:value="133497" office:value-type="float">
            <text:p>133497</text:p>
          </table:table-cell>
          <table:table-cell ns41:value-type="float" table:style-name="TL Data" office:value="1557" office:value-type="float">
            <text:p>1557</text:p>
          </table:table-cell>
          <table:table-cell ns41:value-type="float" table:style-name="TL Data" office:value="9562" office:value-type="float">
            <text:p>9562</text:p>
          </table:table-cell>
          <table:table-cell ns41:value-type="float" table:style-name="TL Data" office:value="30242" office:value-type="float">
            <text:p>30242</text:p>
          </table:table-cell>
          <table:table-cell ns41:value-type="float" table:style-name="TL Data" office:value="43743" office:value-type="float">
            <text:p>43743</text:p>
          </table:table-cell>
          <table:table-cell ns41:value-type="float" table:style-name="TL Data" office:value="29219" office:value-type="float">
            <text:p>29219</text:p>
          </table:table-cell>
          <table:table-cell ns41:value-type="float" table:style-name="TL Data" office:value="11985" office:value-type="float">
            <text:p>11985</text:p>
          </table:table-cell>
          <table:table-cell ns41:value-type="float" table:style-name="TL Data" office:value="4130" office:value-type="float">
            <text:p>4130</text:p>
          </table:table-cell>
          <table:table-cell ns41:value-type="float" table:style-name="TL Data" office:value="3059" office:value-type="float">
            <text:p>3059</text:p>
          </table:table-cell>
          <table:table-cell ns41:value-type="float" table:style-name="TL Data" office:value="10862" office:value-type="float">
            <text:p>10862</text:p>
          </table:table-cell>
          <table:table-cell ns41:value-type="float" table:style-name="TL Data" office:value="665863" office:value-type="float">
            <text:p>665863</text:p>
          </table:table-cell>
          <table:table-cell ns41:value-type="float" table:style-name="TL Data" office:value="1885567" office:value-type="float">
            <text:p>1885567</text:p>
          </table:table-cell>
          <table:table-cell ns41:value-type="float" table:style-name="TL Data" office:value="623850" office:value-type="float">
            <text:p>623850</text:p>
          </table:table-cell>
          <table:table-cell ns41:value-type="float" table:style-name="TL Data" office:value="677892" office:value-type="float">
            <text:p>677892</text:p>
          </table:table-cell>
          <table:table-cell ns41:value-type="float" table:style-name="TL Data" office:value="402897" office:value-type="float">
            <text:p>402897</text:p>
          </table:table-cell>
          <table:table-cell ns41:value-type="float" table:style-name="TL Data" office:value="124105" office:value-type="float">
            <text:p>124105</text:p>
          </table:table-cell>
          <table:table-cell ns41:value-type="float" table:style-name="TL Data" office:value="36843" office:value-type="float">
            <text:p>36843</text:p>
          </table:table-cell>
          <table:table-cell ns41:value-type="float" table:style-name="TL Data" office:value="12747" office:value-type="float">
            <text:p>12747</text:p>
          </table:table-cell>
          <table:table-cell ns41:value-type="float" table:style-name="TL Data" office:value="4174" office:value-type="float">
            <text:p>4174</text:p>
          </table:table-cell>
          <table:table-cell ns41:value-type="float" table:style-name="TL Data" office:value="3059" office:value-type="float">
            <text:p>3059</text:p>
          </table:table-cell>
          <table:table-cell ns41:value-type="float" table:style-name="TL Data" office:value="692776" office:value-type="float">
            <text:p>692776</text:p>
          </table:table-cell>
          <table:table-cell ns41:value-type="float" table:style-name="TL Data" office:value="7688903" office:value-type="float">
            <text:p>7688903</text:p>
          </table:table-cell>
          <table:table-cell ns41:value-type="string" table:style-name="ce40" office:value-type="string">
            <text:p>WT_1930</text:p>
          </table:table-cell>
          <table:table-cell ns41:value-type="string" table:style-name="ce46" office:value-type="string">
            <text:p>04_0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56" office:value-type="string">
            <text:p>18_0007</text:p>
          </table:table-cell>
          <table:table-cell table:number-columns-repeated="947"/>
        </table:table-row>
        <table:table-row table:style-name="ro6" table:number-rows-repeated="104842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5T10:18:16</meta:creation-date>
    <dc:creator>Yamit</dc:creator>
    <dc:date>2004-10-20T10:50:24</dc:date>
    <meta:document-statistic meta:object-count="0" meta:cell-count="10358" meta:table-count="1"/>
    <meta:generator>ODFPY/1.3.0dev</meta:generator>
  </office:meta>
</office:document-meta>
</file>